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81cm"/>
    </style:style>
    <style:style style:name="co3" style:family="table-column">
      <style:table-column-properties fo:break-before="auto" style:column-width="10.021cm"/>
    </style:style>
    <style:style style:name="co4" style:family="table-column">
      <style:table-column-properties fo:break-before="auto" style:column-width="22.69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font-name="Liberation Serif" style:font-name-asian="Segoe UI" style:font-name-complex="Tahom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2"/>
        <table:table-row table:style-name="ro1">
          <table:table-cell office:value-type="string" calcext:value-type="string">
            <text:p>ID_RACA,</text:p>
          </table:table-cell>
          <table:table-cell office:value-type="string" calcext:value-type="string">
            <text:p>ID_ESPECIE,</text:p>
          </table:table-cell>
          <table:table-cell table:style-name="Default" office:value-type="string" calcext:value-type="string">
            <text:p>NOME_RACA</text:p>
          </table:table-cell>
          <table:table-cell table:style-name="Default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ão de Aponte Inglês</text:p>
          </table:table-cell>
          <table:table-cell table:formula="of:=CONCATENATE(&quot;INSERT INTO DB_ESPERANCA_VIVA.RACA VALUES (&quot;;[.A2];&quot;,&quot;;[.B2];&quot;,&quot; ;&quot;'&quot;; ;[.C2]; ;&quot;'&quot;;&quot;);&quot;)" office:value-type="string" office:string-value="INSERT INTO DB_ESPERANCA_VIVA.RACA VALUES (1,1,'Cão de Aponte Inglês');" calcext:value-type="string">
            <text:p>INSERT INTO DB_ESPERANCA_VIVA.RACA VALUES (1,1,'Cão de Aponte Inglês');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er Inglês</text:p>
          </table:table-cell>
          <table:table-cell table:formula="of:=CONCATENATE(&quot;INSERT INTO DB_ESPERANCA_VIVA.RACA VALUES (&quot;;[.A3];&quot;,&quot;;[.B3];&quot;,&quot; ;&quot;'&quot;; ;[.C3]; ;&quot;'&quot;;&quot;);&quot;)" office:value-type="string" office:string-value="INSERT INTO DB_ESPERANCA_VIVA.RACA VALUES (2,1,'Setter Inglês');" calcext:value-type="string">
            <text:p>INSERT INTO DB_ESPERANCA_VIVA.RACA VALUES (2,1,'Setter Inglês');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ry Blue Terrier</text:p>
          </table:table-cell>
          <table:table-cell table:formula="of:=CONCATENATE(&quot;INSERT INTO DB_ESPERANCA_VIVA.RACA VALUES (&quot;;[.A4];&quot;,&quot;;[.B4];&quot;,&quot; ;&quot;'&quot;; ;[.C4]; ;&quot;'&quot;;&quot;);&quot;)" office:value-type="string" office:string-value="INSERT INTO DB_ESPERANCA_VIVA.RACA VALUES (3,1,'Kerry Blue Terrier');" calcext:value-type="string">
            <text:p>INSERT INTO DB_ESPERANCA_VIVA.RACA VALUES (3,1,'Kerry Blue Terrier');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 Terrier</text:p>
          </table:table-cell>
          <table:table-cell table:formula="of:=CONCATENATE(&quot;INSERT INTO DB_ESPERANCA_VIVA.RACA VALUES (&quot;;[.A5];&quot;,&quot;;[.B5];&quot;,&quot; ;&quot;'&quot;; ;[.C5]; ;&quot;'&quot;;&quot;);&quot;)" office:value-type="string" office:string-value="INSERT INTO DB_ESPERANCA_VIVA.RACA VALUES (4,1,'Cairn Terrier');" calcext:value-type="string">
            <text:p>INSERT INTO DB_ESPERANCA_VIVA.RACA VALUES (4,1,'Cairn Terrier');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cker Spaniel Inglês</text:p>
          </table:table-cell>
          <table:table-cell table:formula="of:=CONCATENATE(&quot;INSERT INTO DB_ESPERANCA_VIVA.RACA VALUES (&quot;;[.A6];&quot;,&quot;;[.B6];&quot;,&quot; ;&quot;'&quot;; ;[.C6]; ;&quot;'&quot;;&quot;);&quot;)" office:value-type="string" office:string-value="INSERT INTO DB_ESPERANCA_VIVA.RACA VALUES (5,1,'Cocker Spaniel Inglês');" calcext:value-type="string">
            <text:p>INSERT INTO DB_ESPERANCA_VIVA.RACA VALUES (5,1,'Cocker Spaniel Inglês');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er Gordon</text:p>
          </table:table-cell>
          <table:table-cell table:formula="of:=CONCATENATE(&quot;INSERT INTO DB_ESPERANCA_VIVA.RACA VALUES (&quot;;[.A7];&quot;,&quot;;[.B7];&quot;,&quot; ;&quot;'&quot;; ;[.C7]; ;&quot;'&quot;;&quot;);&quot;)" office:value-type="string" office:string-value="INSERT INTO DB_ESPERANCA_VIVA.RACA VALUES (6,1,'Setter Gordon');" calcext:value-type="string">
            <text:p>INSERT INTO DB_ESPERANCA_VIVA.RACA VALUES (6,1,'Setter Gordon');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edale Terrier</text:p>
          </table:table-cell>
          <table:table-cell table:formula="of:=CONCATENATE(&quot;INSERT INTO DB_ESPERANCA_VIVA.RACA VALUES (&quot;;[.A8];&quot;,&quot;;[.B8];&quot;,&quot; ;&quot;'&quot;; ;[.C8]; ;&quot;'&quot;;&quot;);&quot;)" office:value-type="string" office:string-value="INSERT INTO DB_ESPERANCA_VIVA.RACA VALUES (7,1,'Airedale Terrier');" calcext:value-type="string">
            <text:p>INSERT INTO DB_ESPERANCA_VIVA.RACA VALUES (7,1,'Airedale Terrier');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Australiano</text:p>
          </table:table-cell>
          <table:table-cell table:formula="of:=CONCATENATE(&quot;INSERT INTO DB_ESPERANCA_VIVA.RACA VALUES (&quot;;[.A9];&quot;,&quot;;[.B9];&quot;,&quot; ;&quot;'&quot;; ;[.C9]; ;&quot;'&quot;;&quot;);&quot;)" office:value-type="string" office:string-value="INSERT INTO DB_ESPERANCA_VIVA.RACA VALUES (8,1,'Terrier Australiano');" calcext:value-type="string">
            <text:p>INSERT INTO DB_ESPERANCA_VIVA.RACA VALUES (8,1,'Terrier Australiano');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lington Terrier</text:p>
          </table:table-cell>
          <table:table-cell table:formula="of:=CONCATENATE(&quot;INSERT INTO DB_ESPERANCA_VIVA.RACA VALUES (&quot;;[.A10];&quot;,&quot;;[.B10];&quot;,&quot; ;&quot;'&quot;; ;[.C10]; ;&quot;'&quot;;&quot;);&quot;)" office:value-type="string" office:string-value="INSERT INTO DB_ESPERANCA_VIVA.RACA VALUES (9,1,'Bedlington Terrier');" calcext:value-type="string">
            <text:p>INSERT INTO DB_ESPERANCA_VIVA.RACA VALUES (9,1,'Bedlington Terrier');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der Terrier</text:p>
          </table:table-cell>
          <table:table-cell table:formula="of:=CONCATENATE(&quot;INSERT INTO DB_ESPERANCA_VIVA.RACA VALUES (&quot;;[.A11];&quot;,&quot;;[.B11];&quot;,&quot; ;&quot;'&quot;; ;[.C11]; ;&quot;'&quot;;&quot;);&quot;)" office:value-type="string" office:string-value="INSERT INTO DB_ESPERANCA_VIVA.RACA VALUES (10,1,'Border Terrier');" calcext:value-type="string">
            <text:p>INSERT INTO DB_ESPERANCA_VIVA.RACA VALUES (10,1,'Border Terrier');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l Terrier</text:p>
          </table:table-cell>
          <table:table-cell table:formula="of:=CONCATENATE(&quot;INSERT INTO DB_ESPERANCA_VIVA.RACA VALUES (&quot;;[.A12];&quot;,&quot;;[.B12];&quot;,&quot; ;&quot;'&quot;; ;[.C12]; ;&quot;'&quot;;&quot;);&quot;)" office:value-type="string" office:string-value="INSERT INTO DB_ESPERANCA_VIVA.RACA VALUES (11,1,'Bull Terrier');" calcext:value-type="string">
            <text:p>INSERT INTO DB_ESPERANCA_VIVA.RACA VALUES (11,1,'Bull Terrier');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x Terrier (Pelo Liso)</text:p>
          </table:table-cell>
          <table:table-cell table:formula="of:=CONCATENATE(&quot;INSERT INTO DB_ESPERANCA_VIVA.RACA VALUES (&quot;;[.A13];&quot;,&quot;;[.B13];&quot;,&quot; ;&quot;'&quot;; ;[.C13]; ;&quot;'&quot;;&quot;);&quot;)" office:value-type="string" office:string-value="INSERT INTO DB_ESPERANCA_VIVA.RACA VALUES (12,1,'Fox Terrier (Pelo Liso)');" calcext:value-type="string">
            <text:p>INSERT INTO DB_ESPERANCA_VIVA.RACA VALUES (12,1,'Fox Terrier (Pelo Liso)');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de Brinquedo Inglês (Preto e Castanho)</text:p>
          </table:table-cell>
          <table:table-cell table:formula="of:=CONCATENATE(&quot;INSERT INTO DB_ESPERANCA_VIVA.RACA VALUES (&quot;;[.A14];&quot;,&quot;;[.B14];&quot;,&quot; ;&quot;'&quot;; ;[.C14]; ;&quot;'&quot;;&quot;);&quot;)" office:value-type="string" office:string-value="INSERT INTO DB_ESPERANCA_VIVA.RACA VALUES (13,1,'Terrier de Brinquedo Inglês (Preto e Castanho)');" calcext:value-type="string">
            <text:p>INSERT INTO DB_ESPERANCA_VIVA.RACA VALUES (13,1,'Terrier de Brinquedo Inglês (Preto e Castanho)');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hund Sueco</text:p>
          </table:table-cell>
          <table:table-cell table:formula="of:=CONCATENATE(&quot;INSERT INTO DB_ESPERANCA_VIVA.RACA VALUES (&quot;;[.A15];&quot;,&quot;;[.B15];&quot;,&quot; ;&quot;'&quot;; ;[.C15]; ;&quot;'&quot;;&quot;);&quot;)" office:value-type="string" office:string-value="INSERT INTO DB_ESPERANCA_VIVA.RACA VALUES (14,1,'Vallhund Sueco');" calcext:value-type="string">
            <text:p>INSERT INTO DB_ESPERANCA_VIVA.RACA VALUES (14,1,'Vallhund Sueco');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Belga</text:p>
          </table:table-cell>
          <table:table-cell table:formula="of:=CONCATENATE(&quot;INSERT INTO DB_ESPERANCA_VIVA.RACA VALUES (&quot;;[.A16];&quot;,&quot;;[.B16];&quot;,&quot; ;&quot;'&quot;; ;[.C16]; ;&quot;'&quot;;&quot;);&quot;)" office:value-type="string" office:string-value="INSERT INTO DB_ESPERANCA_VIVA.RACA VALUES (15,1,'Pastor Belga');" calcext:value-type="string">
            <text:p>INSERT INTO DB_ESPERANCA_VIVA.RACA VALUES (15,1,'Pastor Belga');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tail (Old English Sheepdog)</text:p>
          </table:table-cell>
          <table:table-cell table:formula="of:=CONCATENATE(&quot;INSERT INTO DB_ESPERANCA_VIVA.RACA VALUES (&quot;;[.A17];&quot;,&quot;;[.B17];&quot;,&quot; ;&quot;'&quot;; ;[.C17]; ;&quot;'&quot;;&quot;);&quot;)" office:value-type="string" office:string-value="INSERT INTO DB_ESPERANCA_VIVA.RACA VALUES (16,1,'Bobtail (Old English Sheepdog)');" calcext:value-type="string">
            <text:p>INSERT INTO DB_ESPERANCA_VIVA.RACA VALUES (16,1,'Bobtail (Old English Sheepdog)');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Nivernais</text:p>
          </table:table-cell>
          <table:table-cell table:formula="of:=CONCATENATE(&quot;INSERT INTO DB_ESPERANCA_VIVA.RACA VALUES (&quot;;[.A18];&quot;,&quot;;[.B18];&quot;,&quot; ;&quot;'&quot;; ;[.C18]; ;&quot;'&quot;;&quot;);&quot;)" office:value-type="string" office:string-value="INSERT INTO DB_ESPERANCA_VIVA.RACA VALUES (17,1,'Griffon Nivernais');" calcext:value-type="string">
            <text:p>INSERT INTO DB_ESPERANCA_VIVA.RACA VALUES (17,1,'Griffon Nivernais');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quet Griffon Vendéen</text:p>
          </table:table-cell>
          <table:table-cell table:formula="of:=CONCATENATE(&quot;INSERT INTO DB_ESPERANCA_VIVA.RACA VALUES (&quot;;[.A19];&quot;,&quot;;[.B19];&quot;,&quot; ;&quot;'&quot;; ;[.C19]; ;&quot;'&quot;;&quot;);&quot;)" office:value-type="string" office:string-value="INSERT INTO DB_ESPERANCA_VIVA.RACA VALUES (18,1,'Briquet Griffon Vendéen');" calcext:value-type="string">
            <text:p>INSERT INTO DB_ESPERANCA_VIVA.RACA VALUES (18,1,'Briquet Griffon Vendéen');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egeois</text:p>
          </table:table-cell>
          <table:table-cell table:formula="of:=CONCATENATE(&quot;INSERT INTO DB_ESPERANCA_VIVA.RACA VALUES (&quot;;[.A20];&quot;,&quot;;[.B20];&quot;,&quot; ;&quot;'&quot;; ;[.C20]; ;&quot;'&quot;;&quot;);&quot;)" office:value-type="string" office:string-value="INSERT INTO DB_ESPERANCA_VIVA.RACA VALUES (19,1,'Ariegeois');" calcext:value-type="string">
            <text:p>INSERT INTO DB_ESPERANCA_VIVA.RACA VALUES (19,1,'Ariegeois');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con Saintongeois</text:p>
          </table:table-cell>
          <table:table-cell table:formula="of:=CONCATENATE(&quot;INSERT INTO DB_ESPERANCA_VIVA.RACA VALUES (&quot;;[.A21];&quot;,&quot;;[.B21];&quot;,&quot; ;&quot;'&quot;; ;[.C21]; ;&quot;'&quot;;&quot;);&quot;)" office:value-type="string" office:string-value="INSERT INTO DB_ESPERANCA_VIVA.RACA VALUES (20,1,'Gascon Saintongeois');" calcext:value-type="string">
            <text:p>INSERT INTO DB_ESPERANCA_VIVA.RACA VALUES (20,1,'Gascon Saintongeois');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Azul da Gasconha</text:p>
          </table:table-cell>
          <table:table-cell table:formula="of:=CONCATENATE(&quot;INSERT INTO DB_ESPERANCA_VIVA.RACA VALUES (&quot;;[.A22];&quot;,&quot;;[.B22];&quot;,&quot; ;&quot;'&quot;; ;[.C22]; ;&quot;'&quot;;&quot;);&quot;)" office:value-type="string" office:string-value="INSERT INTO DB_ESPERANCA_VIVA.RACA VALUES (21,1,'Grande Azul da Gasconha');" calcext:value-type="string">
            <text:p>INSERT INTO DB_ESPERANCA_VIVA.RACA VALUES (21,1,'Grande Azul da Gasconha');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tevin</text:p>
          </table:table-cell>
          <table:table-cell table:formula="of:=CONCATENATE(&quot;INSERT INTO DB_ESPERANCA_VIVA.RACA VALUES (&quot;;[.A23];&quot;,&quot;;[.B23];&quot;,&quot; ;&quot;'&quot;; ;[.C23]; ;&quot;'&quot;;&quot;);&quot;)" office:value-type="string" office:string-value="INSERT INTO DB_ESPERANCA_VIVA.RACA VALUES (22,1,'Poitevin');" calcext:value-type="string">
            <text:p>INSERT INTO DB_ESPERANCA_VIVA.RACA VALUES (22,1,'Poitevin');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y</text:p>
          </table:table-cell>
          <table:table-cell table:formula="of:=CONCATENATE(&quot;INSERT INTO DB_ESPERANCA_VIVA.RACA VALUES (&quot;;[.A24];&quot;,&quot;;[.B24];&quot;,&quot; ;&quot;'&quot;; ;[.C24]; ;&quot;'&quot;;&quot;);&quot;)" office:value-type="string" office:string-value="INSERT INTO DB_ESPERANCA_VIVA.RACA VALUES (23,1,'Billy');" calcext:value-type="string">
            <text:p>INSERT INTO DB_ESPERANCA_VIVA.RACA VALUES (23,1,'Billy');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rtois</text:p>
          </table:table-cell>
          <table:table-cell table:formula="of:=CONCATENATE(&quot;INSERT INTO DB_ESPERANCA_VIVA.RACA VALUES (&quot;;[.A25];&quot;,&quot;;[.B25];&quot;,&quot; ;&quot;'&quot;; ;[.C25]; ;&quot;'&quot;;&quot;);&quot;)" office:value-type="string" office:string-value="INSERT INTO DB_ESPERANCA_VIVA.RACA VALUES (24,1,'Cão de Artois');" calcext:value-type="string">
            <text:p>INSERT INTO DB_ESPERANCA_VIVA.RACA VALUES (24,1,'Cão de Artois');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elaine</text:p>
          </table:table-cell>
          <table:table-cell table:formula="of:=CONCATENATE(&quot;INSERT INTO DB_ESPERANCA_VIVA.RACA VALUES (&quot;;[.A26];&quot;,&quot;;[.B26];&quot;,&quot; ;&quot;'&quot;; ;[.C26]; ;&quot;'&quot;;&quot;);&quot;)" office:value-type="string" office:string-value="INSERT INTO DB_ESPERANCA_VIVA.RACA VALUES (25,1,'Porcelaine');" calcext:value-type="string">
            <text:p>INSERT INTO DB_ESPERANCA_VIVA.RACA VALUES (25,1,'Porcelaine');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queno Azul da Gasconha</text:p>
          </table:table-cell>
          <table:table-cell table:formula="of:=CONCATENATE(&quot;INSERT INTO DB_ESPERANCA_VIVA.RACA VALUES (&quot;;[.A27];&quot;,&quot;;[.B27];&quot;,&quot; ;&quot;'&quot;; ;[.C27]; ;&quot;'&quot;;&quot;);&quot;)" office:value-type="string" office:string-value="INSERT INTO DB_ESPERANCA_VIVA.RACA VALUES (26,1,'Pequeno Azul da Gasconha');" calcext:value-type="string">
            <text:p>INSERT INTO DB_ESPERANCA_VIVA.RACA VALUES (26,1,'Pequeno Azul da Gasconha');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Azul da Gasconha</text:p>
          </table:table-cell>
          <table:table-cell table:formula="of:=CONCATENATE(&quot;INSERT INTO DB_ESPERANCA_VIVA.RACA VALUES (&quot;;[.A28];&quot;,&quot;;[.B28];&quot;,&quot; ;&quot;'&quot;; ;[.C28]; ;&quot;'&quot;;&quot;);&quot;)" office:value-type="string" office:string-value="INSERT INTO DB_ESPERANCA_VIVA.RACA VALUES (27,1,'Griffon Azul da Gasconha');" calcext:value-type="string">
            <text:p>INSERT INTO DB_ESPERANCA_VIVA.RACA VALUES (27,1,'Griffon Azul da Gasconha');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Basset Griffon Vendéen</text:p>
          </table:table-cell>
          <table:table-cell table:formula="of:=CONCATENATE(&quot;INSERT INTO DB_ESPERANCA_VIVA.RACA VALUES (&quot;;[.A29];&quot;,&quot;;[.B29];&quot;,&quot; ;&quot;'&quot;; ;[.C29]; ;&quot;'&quot;;&quot;);&quot;)" office:value-type="string" office:string-value="INSERT INTO DB_ESPERANCA_VIVA.RACA VALUES (28,1,'Grande Basset Griffon Vendéen');" calcext:value-type="string">
            <text:p>INSERT INTO DB_ESPERANCA_VIVA.RACA VALUES (28,1,'Grande Basset Griffon Vendéen');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t Artesiano da Normandia</text:p>
          </table:table-cell>
          <table:table-cell table:formula="of:=CONCATENATE(&quot;INSERT INTO DB_ESPERANCA_VIVA.RACA VALUES (&quot;;[.A30];&quot;,&quot;;[.B30];&quot;,&quot; ;&quot;'&quot;; ;[.C30]; ;&quot;'&quot;;&quot;);&quot;)" office:value-type="string" office:string-value="INSERT INTO DB_ESPERANCA_VIVA.RACA VALUES (29,1,'Basset Artesiano da Normandia');" calcext:value-type="string">
            <text:p>INSERT INTO DB_ESPERANCA_VIVA.RACA VALUES (29,1,'Basset Artesiano da Normandia');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t Azul da Gasconha</text:p>
          </table:table-cell>
          <table:table-cell table:formula="of:=CONCATENATE(&quot;INSERT INTO DB_ESPERANCA_VIVA.RACA VALUES (&quot;;[.A31];&quot;,&quot;;[.B31];&quot;,&quot; ;&quot;'&quot;; ;[.C31]; ;&quot;'&quot;;&quot;);&quot;)" office:value-type="string" office:string-value="INSERT INTO DB_ESPERANCA_VIVA.RACA VALUES (30,1,'Basset Azul da Gasconha');" calcext:value-type="string">
            <text:p>INSERT INTO DB_ESPERANCA_VIVA.RACA VALUES (30,1,'Basset Azul da Gasconha');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t Fauve da Bretanha</text:p>
          </table:table-cell>
          <table:table-cell table:formula="of:=CONCATENATE(&quot;INSERT INTO DB_ESPERANCA_VIVA.RACA VALUES (&quot;;[.A32];&quot;,&quot;;[.B32];&quot;,&quot; ;&quot;'&quot;; ;[.C32]; ;&quot;'&quot;;&quot;);&quot;)" office:value-type="string" office:string-value="INSERT INTO DB_ESPERANCA_VIVA.RACA VALUES (31,1,'Basset Fauve da Bretanha');" calcext:value-type="string">
            <text:p>INSERT INTO DB_ESPERANCA_VIVA.RACA VALUES (31,1,'Basset Fauve da Bretanha');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Água Português</text:p>
          </table:table-cell>
          <table:table-cell table:formula="of:=CONCATENATE(&quot;INSERT INTO DB_ESPERANCA_VIVA.RACA VALUES (&quot;;[.A33];&quot;,&quot;;[.B33];&quot;,&quot; ;&quot;'&quot;; ;[.C33]; ;&quot;'&quot;;&quot;);&quot;)" office:value-type="string" office:string-value="INSERT INTO DB_ESPERANCA_VIVA.RACA VALUES (32,1,'Cão de Água Português');" calcext:value-type="string">
            <text:p>INSERT INTO DB_ESPERANCA_VIVA.RACA VALUES (32,1,'Cão de Água Português');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sh Corgi (Cardigan)</text:p>
          </table:table-cell>
          <table:table-cell table:formula="of:=CONCATENATE(&quot;INSERT INTO DB_ESPERANCA_VIVA.RACA VALUES (&quot;;[.A34];&quot;,&quot;;[.B34];&quot;,&quot; ;&quot;'&quot;; ;[.C34]; ;&quot;'&quot;;&quot;);&quot;)" office:value-type="string" office:string-value="INSERT INTO DB_ESPERANCA_VIVA.RACA VALUES (33,1,'Welsh Corgi (Cardigan)');" calcext:value-type="string">
            <text:p>INSERT INTO DB_ESPERANCA_VIVA.RACA VALUES (33,1,'Welsh Corgi (Cardigan)');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sh Corgi (Pembroke)</text:p>
          </table:table-cell>
          <table:table-cell table:formula="of:=CONCATENATE(&quot;INSERT INTO DB_ESPERANCA_VIVA.RACA VALUES (&quot;;[.A35];&quot;,&quot;;[.B35];&quot;,&quot; ;&quot;'&quot;; ;[.C35]; ;&quot;'&quot;;&quot;);&quot;)" office:value-type="string" office:string-value="INSERT INTO DB_ESPERANCA_VIVA.RACA VALUES (34,1,'Welsh Corgi (Pembroke)');" calcext:value-type="string">
            <text:p>INSERT INTO DB_ESPERANCA_VIVA.RACA VALUES (34,1,'Welsh Corgi (Pembroke)');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de Trigo Macio de Revestimento Irlandês</text:p>
          </table:table-cell>
          <table:table-cell table:formula="of:=CONCATENATE(&quot;INSERT INTO DB_ESPERANCA_VIVA.RACA VALUES (&quot;;[.A36];&quot;,&quot;;[.B36];&quot;,&quot; ;&quot;'&quot;; ;[.C36]; ;&quot;'&quot;;&quot;);&quot;)" office:value-type="string" office:string-value="INSERT INTO DB_ESPERANCA_VIVA.RACA VALUES (35,1,'Terrier de Trigo Macio de Revestimento Irlandês');" calcext:value-type="string">
            <text:p>INSERT INTO DB_ESPERANCA_VIVA.RACA VALUES (35,1,'Terrier de Trigo Macio de Revestimento Irlandês');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Pastor Iugoslavo - Sharplanina</text:p>
          </table:table-cell>
          <table:table-cell table:formula="of:=CONCATENATE(&quot;INSERT INTO DB_ESPERANCA_VIVA.RACA VALUES (&quot;;[.A37];&quot;,&quot;;[.B37];&quot;,&quot; ;&quot;'&quot;; ;[.C37]; ;&quot;'&quot;;&quot;);&quot;)" office:value-type="string" office:string-value="INSERT INTO DB_ESPERANCA_VIVA.RACA VALUES (36,1,'Cão Pastor Iugoslavo - Sharplanina');" calcext:value-type="string">
            <text:p>INSERT INTO DB_ESPERANCA_VIVA.RACA VALUES (36,1,'Cão Pastor Iugoslavo - Sharplanina');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ämthund</text:p>
          </table:table-cell>
          <table:table-cell table:formula="of:=CONCATENATE(&quot;INSERT INTO DB_ESPERANCA_VIVA.RACA VALUES (&quot;;[.A38];&quot;,&quot;;[.B38];&quot;,&quot; ;&quot;'&quot;; ;[.C38]; ;&quot;'&quot;;&quot;);&quot;)" office:value-type="string" office:string-value="INSERT INTO DB_ESPERANCA_VIVA.RACA VALUES (37,1,'Jämthund');" calcext:value-type="string">
            <text:p>INSERT INTO DB_ESPERANCA_VIVA.RACA VALUES (37,1,'Jämthund');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nji</text:p>
          </table:table-cell>
          <table:table-cell table:formula="of:=CONCATENATE(&quot;INSERT INTO DB_ESPERANCA_VIVA.RACA VALUES (&quot;;[.A39];&quot;,&quot;;[.B39];&quot;,&quot; ;&quot;'&quot;; ;[.C39]; ;&quot;'&quot;;&quot;);&quot;)" office:value-type="string" office:string-value="INSERT INTO DB_ESPERANCA_VIVA.RACA VALUES (38,1,'Basenji');" calcext:value-type="string">
            <text:p>INSERT INTO DB_ESPERANCA_VIVA.RACA VALUES (38,1,'Basenji');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de Beauce</text:p>
          </table:table-cell>
          <table:table-cell table:formula="of:=CONCATENATE(&quot;INSERT INTO DB_ESPERANCA_VIVA.RACA VALUES (&quot;;[.A40];&quot;,&quot;;[.B40];&quot;,&quot; ;&quot;'&quot;; ;[.C40]; ;&quot;'&quot;;&quot;);&quot;)" office:value-type="string" office:string-value="INSERT INTO DB_ESPERANCA_VIVA.RACA VALUES (39,1,'Pastor de Beauce');" calcext:value-type="string">
            <text:p>INSERT INTO DB_ESPERANCA_VIVA.RACA VALUES (39,1,'Pastor de Beauce');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adeiro de Berna</text:p>
          </table:table-cell>
          <table:table-cell table:formula="of:=CONCATENATE(&quot;INSERT INTO DB_ESPERANCA_VIVA.RACA VALUES (&quot;;[.A41];&quot;,&quot;;[.B41];&quot;,&quot; ;&quot;'&quot;; ;[.C41]; ;&quot;'&quot;;&quot;);&quot;)" office:value-type="string" office:string-value="INSERT INTO DB_ESPERANCA_VIVA.RACA VALUES (40,1,'Boiadeiro de Berna');" calcext:value-type="string">
            <text:p>INSERT INTO DB_ESPERANCA_VIVA.RACA VALUES (40,1,'Boiadeiro de Berna');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Gado Appenzell</text:p>
          </table:table-cell>
          <table:table-cell table:formula="of:=CONCATENATE(&quot;INSERT INTO DB_ESPERANCA_VIVA.RACA VALUES (&quot;;[.A42];&quot;,&quot;;[.B42];&quot;,&quot; ;&quot;'&quot;; ;[.C42]; ;&quot;'&quot;;&quot;);&quot;)" office:value-type="string" office:string-value="INSERT INTO DB_ESPERANCA_VIVA.RACA VALUES (41,1,'Cão de Gado Appenzell');" calcext:value-type="string">
            <text:p>INSERT INTO DB_ESPERANCA_VIVA.RACA VALUES (41,1,'Cão de Gado Appenzell');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Gado Entlebuch</text:p>
          </table:table-cell>
          <table:table-cell table:formula="of:=CONCATENATE(&quot;INSERT INTO DB_ESPERANCA_VIVA.RACA VALUES (&quot;;[.A43];&quot;,&quot;;[.B43];&quot;,&quot; ;&quot;'&quot;; ;[.C43]; ;&quot;'&quot;;&quot;);&quot;)" office:value-type="string" office:string-value="INSERT INTO DB_ESPERANCA_VIVA.RACA VALUES (42,1,'Cão de Gado Entlebuch');" calcext:value-type="string">
            <text:p>INSERT INTO DB_ESPERANCA_VIVA.RACA VALUES (42,1,'Cão de Gado Entlebuch');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Urso da Carélia</text:p>
          </table:table-cell>
          <table:table-cell table:formula="of:=CONCATENATE(&quot;INSERT INTO DB_ESPERANCA_VIVA.RACA VALUES (&quot;;[.A44];&quot;,&quot;;[.B44];&quot;,&quot; ;&quot;'&quot;; ;[.C44]; ;&quot;'&quot;;&quot;);&quot;)" office:value-type="string" office:string-value="INSERT INTO DB_ESPERANCA_VIVA.RACA VALUES (43,1,'Cão de Urso da Carélia');" calcext:value-type="string">
            <text:p>INSERT INTO DB_ESPERANCA_VIVA.RACA VALUES (43,1,'Cão de Urso da Carélia');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tz Finlandês</text:p>
          </table:table-cell>
          <table:table-cell table:formula="of:=CONCATENATE(&quot;INSERT INTO DB_ESPERANCA_VIVA.RACA VALUES (&quot;;[.A45];&quot;,&quot;;[.B45];&quot;,&quot; ;&quot;'&quot;; ;[.C45]; ;&quot;'&quot;;&quot;);&quot;)" office:value-type="string" office:string-value="INSERT INTO DB_ESPERANCA_VIVA.RACA VALUES (44,1,'Spitz Finlandês');" calcext:value-type="string">
            <text:p>INSERT INTO DB_ESPERANCA_VIVA.RACA VALUES (44,1,'Spitz Finlandês');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 Nova</text:p>
          </table:table-cell>
          <table:table-cell table:formula="of:=CONCATENATE(&quot;INSERT INTO DB_ESPERANCA_VIVA.RACA VALUES (&quot;;[.A46];&quot;,&quot;;[.B46];&quot;,&quot; ;&quot;'&quot;; ;[.C46]; ;&quot;'&quot;;&quot;);&quot;)" office:value-type="string" office:string-value="INSERT INTO DB_ESPERANCA_VIVA.RACA VALUES (45,1,'Terra Nova');" calcext:value-type="string">
            <text:p>INSERT INTO DB_ESPERANCA_VIVA.RACA VALUES (45,1,'Terra Nova');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Finlandês</text:p>
          </table:table-cell>
          <table:table-cell table:formula="of:=CONCATENATE(&quot;INSERT INTO DB_ESPERANCA_VIVA.RACA VALUES (&quot;;[.A47];&quot;,&quot;;[.B47];&quot;,&quot; ;&quot;'&quot;; ;[.C47]; ;&quot;'&quot;;&quot;);&quot;)" office:value-type="string" office:string-value="INSERT INTO DB_ESPERANCA_VIVA.RACA VALUES (46,1,'Cão de Caça Finlandês');" calcext:value-type="string">
            <text:p>INSERT INTO DB_ESPERANCA_VIVA.RACA VALUES (46,1,'Cão de Caça Finlandês');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Polonês</text:p>
          </table:table-cell>
          <table:table-cell table:formula="of:=CONCATENATE(&quot;INSERT INTO DB_ESPERANCA_VIVA.RACA VALUES (&quot;;[.A48];&quot;,&quot;;[.B48];&quot;,&quot; ;&quot;'&quot;; ;[.C48]; ;&quot;'&quot;;&quot;);&quot;)" office:value-type="string" office:string-value="INSERT INTO DB_ESPERANCA_VIVA.RACA VALUES (47,1,'Cão de Caça Polonês');" calcext:value-type="string">
            <text:p>INSERT INTO DB_ESPERANCA_VIVA.RACA VALUES (47,1,'Cão de Caça Polonês');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ondor</text:p>
          </table:table-cell>
          <table:table-cell table:formula="of:=CONCATENATE(&quot;INSERT INTO DB_ESPERANCA_VIVA.RACA VALUES (&quot;;[.A49];&quot;,&quot;;[.B49];&quot;,&quot; ;&quot;'&quot;; ;[.C49]; ;&quot;'&quot;;&quot;);&quot;)" office:value-type="string" office:string-value="INSERT INTO DB_ESPERANCA_VIVA.RACA VALUES (48,1,'Komondor');" calcext:value-type="string">
            <text:p>INSERT INTO DB_ESPERANCA_VIVA.RACA VALUES (48,1,'Komondor');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vasz</text:p>
          </table:table-cell>
          <table:table-cell table:formula="of:=CONCATENATE(&quot;INSERT INTO DB_ESPERANCA_VIVA.RACA VALUES (&quot;;[.A50];&quot;,&quot;;[.B50];&quot;,&quot; ;&quot;'&quot;; ;[.C50]; ;&quot;'&quot;;&quot;);&quot;)" office:value-type="string" office:string-value="INSERT INTO DB_ESPERANCA_VIVA.RACA VALUES (49,1,'Kuvasz');" calcext:value-type="string">
            <text:p>INSERT INTO DB_ESPERANCA_VIVA.RACA VALUES (49,1,'Kuvasz');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li</text:p>
          </table:table-cell>
          <table:table-cell table:formula="of:=CONCATENATE(&quot;INSERT INTO DB_ESPERANCA_VIVA.RACA VALUES (&quot;;[.A51];&quot;,&quot;;[.B51];&quot;,&quot; ;&quot;'&quot;; ;[.C51]; ;&quot;'&quot;;&quot;);&quot;)" office:value-type="string" office:string-value="INSERT INTO DB_ESPERANCA_VIVA.RACA VALUES (50,1,'Puli');" calcext:value-type="string">
            <text:p>INSERT INTO DB_ESPERANCA_VIVA.RACA VALUES (50,1,'Puli');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i</text:p>
          </table:table-cell>
          <table:table-cell table:formula="of:=CONCATENATE(&quot;INSERT INTO DB_ESPERANCA_VIVA.RACA VALUES (&quot;;[.A52];&quot;,&quot;;[.B52];&quot;,&quot; ;&quot;'&quot;; ;[.C52]; ;&quot;'&quot;;&quot;);&quot;)" office:value-type="string" office:string-value="INSERT INTO DB_ESPERANCA_VIVA.RACA VALUES (51,1,'Pumi');" calcext:value-type="string">
            <text:p>INSERT INTO DB_ESPERANCA_VIVA.RACA VALUES (51,1,'Pumi');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o Húngaro de Pêlo Curto (Vizsla)</text:p>
          </table:table-cell>
          <table:table-cell table:formula="of:=CONCATENATE(&quot;INSERT INTO DB_ESPERANCA_VIVA.RACA VALUES (&quot;;[.A53];&quot;,&quot;;[.B53];&quot;,&quot; ;&quot;'&quot;; ;[.C53]; ;&quot;'&quot;;&quot;);&quot;)" office:value-type="string" office:string-value="INSERT INTO DB_ESPERANCA_VIVA.RACA VALUES (52,1,'Braco Húngaro de Pêlo Curto (Vizsla)');" calcext:value-type="string">
            <text:p>INSERT INTO DB_ESPERANCA_VIVA.RACA VALUES (52,1,'Braco Húngaro de Pêlo Curto (Vizsla)');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Cão de Montanha Suíço</text:p>
          </table:table-cell>
          <table:table-cell table:formula="of:=CONCATENATE(&quot;INSERT INTO DB_ESPERANCA_VIVA.RACA VALUES (&quot;;[.A54];&quot;,&quot;;[.B54];&quot;,&quot; ;&quot;'&quot;; ;[.C54]; ;&quot;'&quot;;&quot;);&quot;)" office:value-type="string" office:string-value="INSERT INTO DB_ESPERANCA_VIVA.RACA VALUES (53,1,'Grande Cão de Montanha Suíço');" calcext:value-type="string">
            <text:p>INSERT INTO DB_ESPERANCA_VIVA.RACA VALUES (53,1,'Grande Cão de Montanha Suíço');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Suíço</text:p>
          </table:table-cell>
          <table:table-cell table:formula="of:=CONCATENATE(&quot;INSERT INTO DB_ESPERANCA_VIVA.RACA VALUES (&quot;;[.A55];&quot;,&quot;;[.B55];&quot;,&quot; ;&quot;'&quot;; ;[.C55]; ;&quot;'&quot;;&quot;);&quot;)" office:value-type="string" office:string-value="INSERT INTO DB_ESPERANCA_VIVA.RACA VALUES (54,1,'Cão de Caça Suíço');" calcext:value-type="string">
            <text:p>INSERT INTO DB_ESPERANCA_VIVA.RACA VALUES (54,1,'Cão de Caça Suíço');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queno Cão de Caça Suíço</text:p>
          </table:table-cell>
          <table:table-cell table:formula="of:=CONCATENATE(&quot;INSERT INTO DB_ESPERANCA_VIVA.RACA VALUES (&quot;;[.A56];&quot;,&quot;;[.B56];&quot;,&quot; ;&quot;'&quot;; ;[.C56]; ;&quot;'&quot;;&quot;);&quot;)" office:value-type="string" office:string-value="INSERT INTO DB_ESPERANCA_VIVA.RACA VALUES (55,1,'Pequeno Cão de Caça Suíço');" calcext:value-type="string">
            <text:p>INSERT INTO DB_ESPERANCA_VIVA.RACA VALUES (55,1,'Pequeno Cão de Caça Suíço');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Bernardo</text:p>
          </table:table-cell>
          <table:table-cell table:formula="of:=CONCATENATE(&quot;INSERT INTO DB_ESPERANCA_VIVA.RACA VALUES (&quot;;[.A57];&quot;,&quot;;[.B57];&quot;,&quot; ;&quot;'&quot;; ;[.C57]; ;&quot;'&quot;;&quot;);&quot;)" office:value-type="string" office:string-value="INSERT INTO DB_ESPERANCA_VIVA.RACA VALUES (56,1,'São Bernardo');" calcext:value-type="string">
            <text:p>INSERT INTO DB_ESPERANCA_VIVA.RACA VALUES (56,1,'São Bernardo');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de Pêlo Duro da Estíria</text:p>
          </table:table-cell>
          <table:table-cell table:formula="of:=CONCATENATE(&quot;INSERT INTO DB_ESPERANCA_VIVA.RACA VALUES (&quot;;[.A58];&quot;,&quot;;[.B58];&quot;,&quot; ;&quot;'&quot;; ;[.C58]; ;&quot;'&quot;;&quot;);&quot;)" office:value-type="string" office:string-value="INSERT INTO DB_ESPERANCA_VIVA.RACA VALUES (57,1,'Cão de Caça de Pêlo Duro da Estíria');" calcext:value-type="string">
            <text:p>INSERT INTO DB_ESPERANCA_VIVA.RACA VALUES (57,1,'Cão de Caça de Pêlo Duro da Estíria');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Preto e Castanho da Áustria</text:p>
          </table:table-cell>
          <table:table-cell table:formula="of:=CONCATENATE(&quot;INSERT INTO DB_ESPERANCA_VIVA.RACA VALUES (&quot;;[.A59];&quot;,&quot;;[.B59];&quot;,&quot; ;&quot;'&quot;; ;[.C59]; ;&quot;'&quot;;&quot;);&quot;)" office:value-type="string" office:string-value="INSERT INTO DB_ESPERANCA_VIVA.RACA VALUES (58,1,'Cão de Caça Preto e Castanho da Áustria');" calcext:value-type="string">
            <text:p>INSERT INTO DB_ESPERANCA_VIVA.RACA VALUES (58,1,'Cão de Caça Preto e Castanho da Áustria');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cher Austríaco</text:p>
          </table:table-cell>
          <table:table-cell table:formula="of:=CONCATENATE(&quot;INSERT INTO DB_ESPERANCA_VIVA.RACA VALUES (&quot;;[.A60];&quot;,&quot;;[.B60];&quot;,&quot; ;&quot;'&quot;; ;[.C60]; ;&quot;'&quot;;&quot;);&quot;)" office:value-type="string" office:string-value="INSERT INTO DB_ESPERANCA_VIVA.RACA VALUES (59,1,'Pinscher Austríaco');" calcext:value-type="string">
            <text:p>INSERT INTO DB_ESPERANCA_VIVA.RACA VALUES (59,1,'Pinscher Austríaco');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ês</text:p>
          </table:table-cell>
          <table:table-cell table:formula="of:=CONCATENATE(&quot;INSERT INTO DB_ESPERANCA_VIVA.RACA VALUES (&quot;;[.A61];&quot;,&quot;;[.B61];&quot;,&quot; ;&quot;'&quot;; ;[.C61]; ;&quot;'&quot;;&quot;);&quot;)" office:value-type="string" office:string-value="INSERT INTO DB_ESPERANCA_VIVA.RACA VALUES (60,1,'Maltês');" calcext:value-type="string">
            <text:p>INSERT INTO DB_ESPERANCA_VIVA.RACA VALUES (60,1,'Maltês');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Fauve da Bretanha</text:p>
          </table:table-cell>
          <table:table-cell table:formula="of:=CONCATENATE(&quot;INSERT INTO DB_ESPERANCA_VIVA.RACA VALUES (&quot;;[.A62];&quot;,&quot;;[.B62];&quot;,&quot; ;&quot;'&quot;; ;[.C62]; ;&quot;'&quot;;&quot;);&quot;)" office:value-type="string" office:string-value="INSERT INTO DB_ESPERANCA_VIVA.RACA VALUES (61,1,'Griffon Fauve da Bretanha');" calcext:value-type="string">
            <text:p>INSERT INTO DB_ESPERANCA_VIVA.RACA VALUES (61,1,'Griffon Fauve da Bretanha');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 Basset Griffon Vendéen</text:p>
          </table:table-cell>
          <table:table-cell table:formula="of:=CONCATENATE(&quot;INSERT INTO DB_ESPERANCA_VIVA.RACA VALUES (&quot;;[.A63];&quot;,&quot;;[.B63];&quot;,&quot; ;&quot;'&quot;; ;[.C63]; ;&quot;'&quot;;&quot;);&quot;)" office:value-type="string" office:string-value="INSERT INTO DB_ESPERANCA_VIVA.RACA VALUES (62,1,'Petit Basset Griffon Vendéen');" calcext:value-type="string">
            <text:p>INSERT INTO DB_ESPERANCA_VIVA.RACA VALUES (62,1,'Petit Basset Griffon Vendéen');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do Tirol</text:p>
          </table:table-cell>
          <table:table-cell table:formula="of:=CONCATENATE(&quot;INSERT INTO DB_ESPERANCA_VIVA.RACA VALUES (&quot;;[.A64];&quot;,&quot;;[.B64];&quot;,&quot; ;&quot;'&quot;; ;[.C64]; ;&quot;'&quot;;&quot;);&quot;)" office:value-type="string" office:string-value="INSERT INTO DB_ESPERANCA_VIVA.RACA VALUES (63,1,'Cão de Caça do Tirol');" calcext:value-type="string">
            <text:p>INSERT INTO DB_ESPERANCA_VIVA.RACA VALUES (63,1,'Cão de Caça do Tirol');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keland Terrier</text:p>
          </table:table-cell>
          <table:table-cell table:formula="of:=CONCATENATE(&quot;INSERT INTO DB_ESPERANCA_VIVA.RACA VALUES (&quot;;[.A65];&quot;,&quot;;[.B65];&quot;,&quot; ;&quot;'&quot;; ;[.C65]; ;&quot;'&quot;;&quot;);&quot;)" office:value-type="string" office:string-value="INSERT INTO DB_ESPERANCA_VIVA.RACA VALUES (64,1,'Lakeland Terrier');" calcext:value-type="string">
            <text:p>INSERT INTO DB_ESPERANCA_VIVA.RACA VALUES (64,1,'Lakeland Terrier');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chester Terrier</text:p>
          </table:table-cell>
          <table:table-cell table:formula="of:=CONCATENATE(&quot;INSERT INTO DB_ESPERANCA_VIVA.RACA VALUES (&quot;;[.A66];&quot;,&quot;;[.B66];&quot;,&quot; ;&quot;'&quot;; ;[.C66]; ;&quot;'&quot;;&quot;);&quot;)" office:value-type="string" office:string-value="INSERT INTO DB_ESPERANCA_VIVA.RACA VALUES (65,1,'Manchester Terrier');" calcext:value-type="string">
            <text:p>INSERT INTO DB_ESPERANCA_VIVA.RACA VALUES (65,1,'Manchester Terrier');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wich Terrier</text:p>
          </table:table-cell>
          <table:table-cell table:formula="of:=CONCATENATE(&quot;INSERT INTO DB_ESPERANCA_VIVA.RACA VALUES (&quot;;[.A67];&quot;,&quot;;[.B67];&quot;,&quot; ;&quot;'&quot;; ;[.C67]; ;&quot;'&quot;;&quot;);&quot;)" office:value-type="string" office:string-value="INSERT INTO DB_ESPERANCA_VIVA.RACA VALUES (66,1,'Norwich Terrier');" calcext:value-type="string">
            <text:p>INSERT INTO DB_ESPERANCA_VIVA.RACA VALUES (66,1,'Norwich Terrier');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tish Terrier</text:p>
          </table:table-cell>
          <table:table-cell table:formula="of:=CONCATENATE(&quot;INSERT INTO DB_ESPERANCA_VIVA.RACA VALUES (&quot;;[.A68];&quot;,&quot;;[.B68];&quot;,&quot; ;&quot;'&quot;; ;[.C68]; ;&quot;'&quot;;&quot;);&quot;)" office:value-type="string" office:string-value="INSERT INTO DB_ESPERANCA_VIVA.RACA VALUES (67,1,'Scottish Terrier');" calcext:value-type="string">
            <text:p>INSERT INTO DB_ESPERANCA_VIVA.RACA VALUES (67,1,'Scottish Terrier');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lyham Terrier</text:p>
          </table:table-cell>
          <table:table-cell table:formula="of:=CONCATENATE(&quot;INSERT INTO DB_ESPERANCA_VIVA.RACA VALUES (&quot;;[.A69];&quot;,&quot;;[.B69];&quot;,&quot; ;&quot;'&quot;; ;[.C69]; ;&quot;'&quot;;&quot;);&quot;)" office:value-type="string" office:string-value="INSERT INTO DB_ESPERANCA_VIVA.RACA VALUES (68,1,'Sealyham Terrier');" calcext:value-type="string">
            <text:p>INSERT INTO DB_ESPERANCA_VIVA.RACA VALUES (68,1,'Sealyham Terrier');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e Terrier</text:p>
          </table:table-cell>
          <table:table-cell table:formula="of:=CONCATENATE(&quot;INSERT INTO DB_ESPERANCA_VIVA.RACA VALUES (&quot;;[.A70];&quot;,&quot;;[.B70];&quot;,&quot; ;&quot;'&quot;; ;[.C70]; ;&quot;'&quot;;&quot;);&quot;)" office:value-type="string" office:string-value="INSERT INTO DB_ESPERANCA_VIVA.RACA VALUES (69,1,'Skye Terrier');" calcext:value-type="string">
            <text:p>INSERT INTO DB_ESPERANCA_VIVA.RACA VALUES (69,1,'Skye Terrier');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ordshire Bull Terrier</text:p>
          </table:table-cell>
          <table:table-cell table:formula="of:=CONCATENATE(&quot;INSERT INTO DB_ESPERANCA_VIVA.RACA VALUES (&quot;;[.A71];&quot;,&quot;;[.B71];&quot;,&quot; ;&quot;'&quot;; ;[.C71]; ;&quot;'&quot;;&quot;);&quot;)" office:value-type="string" office:string-value="INSERT INTO DB_ESPERANCA_VIVA.RACA VALUES (70,1,'Staffordshire Bull Terrier');" calcext:value-type="string">
            <text:p>INSERT INTO DB_ESPERANCA_VIVA.RACA VALUES (70,1,'Staffordshire Bull Terrier');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de Brinquedo Continental</text:p>
          </table:table-cell>
          <table:table-cell table:formula="of:=CONCATENATE(&quot;INSERT INTO DB_ESPERANCA_VIVA.RACA VALUES (&quot;;[.A72];&quot;,&quot;;[.B72];&quot;,&quot; ;&quot;'&quot;; ;[.C72]; ;&quot;'&quot;;&quot;);&quot;)" office:value-type="string" office:string-value="INSERT INTO DB_ESPERANCA_VIVA.RACA VALUES (71,1,'Spaniel de Brinquedo Continental');" calcext:value-type="string">
            <text:p>INSERT INTO DB_ESPERANCA_VIVA.RACA VALUES (71,1,'Spaniel de Brinquedo Continental');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sh Terrier</text:p>
          </table:table-cell>
          <table:table-cell table:formula="of:=CONCATENATE(&quot;INSERT INTO DB_ESPERANCA_VIVA.RACA VALUES (&quot;;[.A73];&quot;,&quot;;[.B73];&quot;,&quot; ;&quot;'&quot;; ;[.C73]; ;&quot;'&quot;;&quot;);&quot;)" office:value-type="string" office:string-value="INSERT INTO DB_ESPERANCA_VIVA.RACA VALUES (72,1,'Welsh Terrier');" calcext:value-type="string">
            <text:p>INSERT INTO DB_ESPERANCA_VIVA.RACA VALUES (72,1,'Welsh Terrier');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Bruxelense</text:p>
          </table:table-cell>
          <table:table-cell table:formula="of:=CONCATENATE(&quot;INSERT INTO DB_ESPERANCA_VIVA.RACA VALUES (&quot;;[.A74];&quot;,&quot;;[.B74];&quot;,&quot; ;&quot;'&quot;; ;[.C74]; ;&quot;'&quot;;&quot;);&quot;)" office:value-type="string" office:string-value="INSERT INTO DB_ESPERANCA_VIVA.RACA VALUES (73,1,'Griffon Bruxelense');" calcext:value-type="string">
            <text:p>INSERT INTO DB_ESPERANCA_VIVA.RACA VALUES (73,1,'Griffon Bruxelense');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Belga</text:p>
          </table:table-cell>
          <table:table-cell table:formula="of:=CONCATENATE(&quot;INSERT INTO DB_ESPERANCA_VIVA.RACA VALUES (&quot;;[.A75];&quot;,&quot;;[.B75];&quot;,&quot; ;&quot;'&quot;; ;[.C75]; ;&quot;'&quot;;&quot;);&quot;)" office:value-type="string" office:string-value="INSERT INTO DB_ESPERANCA_VIVA.RACA VALUES (74,1,'Griffon Belga');" calcext:value-type="string">
            <text:p>INSERT INTO DB_ESPERANCA_VIVA.RACA VALUES (74,1,'Griffon Belga');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 Brabançon</text:p>
          </table:table-cell>
          <table:table-cell table:formula="of:=CONCATENATE(&quot;INSERT INTO DB_ESPERANCA_VIVA.RACA VALUES (&quot;;[.A76];&quot;,&quot;;[.B76];&quot;,&quot; ;&quot;'&quot;; ;[.C76]; ;&quot;'&quot;;&quot;);&quot;)" office:value-type="string" office:string-value="INSERT INTO DB_ESPERANCA_VIVA.RACA VALUES (75,1,'Petit Brabançon');" calcext:value-type="string">
            <text:p>INSERT INTO DB_ESPERANCA_VIVA.RACA VALUES (75,1,'Petit Brabançon');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ipperke</text:p>
          </table:table-cell>
          <table:table-cell table:formula="of:=CONCATENATE(&quot;INSERT INTO DB_ESPERANCA_VIVA.RACA VALUES (&quot;;[.A77];&quot;,&quot;;[.B77];&quot;,&quot; ;&quot;'&quot;; ;[.C77]; ;&quot;'&quot;;&quot;);&quot;)" office:value-type="string" office:string-value="INSERT INTO DB_ESPERANCA_VIVA.RACA VALUES (76,1,'Schipperke');" calcext:value-type="string">
            <text:p>INSERT INTO DB_ESPERANCA_VIVA.RACA VALUES (76,1,'Schipperke');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Santo Humberto</text:p>
          </table:table-cell>
          <table:table-cell table:formula="of:=CONCATENATE(&quot;INSERT INTO DB_ESPERANCA_VIVA.RACA VALUES (&quot;;[.A78];&quot;,&quot;;[.B78];&quot;,&quot; ;&quot;'&quot;; ;[.C78]; ;&quot;'&quot;;&quot;);&quot;)" office:value-type="string" office:string-value="INSERT INTO DB_ESPERANCA_VIVA.RACA VALUES (77,1,'Cão de Santo Humberto');" calcext:value-type="string">
            <text:p>INSERT INTO DB_ESPERANCA_VIVA.RACA VALUES (77,1,'Cão de Santo Humberto'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 Highland White Terrier</text:p>
          </table:table-cell>
          <table:table-cell table:formula="of:=CONCATENATE(&quot;INSERT INTO DB_ESPERANCA_VIVA.RACA VALUES (&quot;;[.A79];&quot;,&quot;;[.B79];&quot;,&quot; ;&quot;'&quot;; ;[.C79]; ;&quot;'&quot;;&quot;);&quot;)" office:value-type="string" office:string-value="INSERT INTO DB_ESPERANCA_VIVA.RACA VALUES (78,1,'West Highland White Terrier');" calcext:value-type="string">
            <text:p>INSERT INTO DB_ESPERANCA_VIVA.RACA VALUES (78,1,'West Highland White Terrier');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rkshire Terrier</text:p>
          </table:table-cell>
          <table:table-cell table:formula="of:=CONCATENATE(&quot;INSERT INTO DB_ESPERANCA_VIVA.RACA VALUES (&quot;;[.A80];&quot;,&quot;;[.B80];&quot;,&quot; ;&quot;'&quot;; ;[.C80]; ;&quot;'&quot;;&quot;);&quot;)" office:value-type="string" office:string-value="INSERT INTO DB_ESPERANCA_VIVA.RACA VALUES (79,1,'Yorkshire Terrier');" calcext:value-type="string">
            <text:p>INSERT INTO DB_ESPERANCA_VIVA.RACA VALUES (79,1,'Yorkshire Terrier');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Catalão</text:p>
          </table:table-cell>
          <table:table-cell table:formula="of:=CONCATENATE(&quot;INSERT INTO DB_ESPERANCA_VIVA.RACA VALUES (&quot;;[.A81];&quot;,&quot;;[.B81];&quot;,&quot; ;&quot;'&quot;; ;[.C81]; ;&quot;'&quot;;&quot;);&quot;)" office:value-type="string" office:string-value="INSERT INTO DB_ESPERANCA_VIVA.RACA VALUES (80,1,'Pastor Catalão');" calcext:value-type="string">
            <text:p>INSERT INTO DB_ESPERANCA_VIVA.RACA VALUES (80,1,'Pastor Catalão');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de Shetland</text:p>
          </table:table-cell>
          <table:table-cell table:formula="of:=CONCATENATE(&quot;INSERT INTO DB_ESPERANCA_VIVA.RACA VALUES (&quot;;[.A82];&quot;,&quot;;[.B82];&quot;,&quot; ;&quot;'&quot;; ;[.C82]; ;&quot;'&quot;;&quot;);&quot;)" office:value-type="string" office:string-value="INSERT INTO DB_ESPERANCA_VIVA.RACA VALUES (81,1,'Pastor de Shetland');" calcext:value-type="string">
            <text:p>INSERT INTO DB_ESPERANCA_VIVA.RACA VALUES (81,1,'Pastor de Shetland');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engo Ibicenco</text:p>
          </table:table-cell>
          <table:table-cell table:formula="of:=CONCATENATE(&quot;INSERT INTO DB_ESPERANCA_VIVA.RACA VALUES (&quot;;[.A83];&quot;,&quot;;[.B83];&quot;,&quot; ;&quot;'&quot;; ;[.C83]; ;&quot;'&quot;;&quot;);&quot;)" office:value-type="string" office:string-value="INSERT INTO DB_ESPERANCA_VIVA.RACA VALUES (82,1,'Podengo Ibicenco');" calcext:value-type="string">
            <text:p>INSERT INTO DB_ESPERANCA_VIVA.RACA VALUES (82,1,'Podengo Ibicenco');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e Burgos</text:p>
          </table:table-cell>
          <table:table-cell table:formula="of:=CONCATENATE(&quot;INSERT INTO DB_ESPERANCA_VIVA.RACA VALUES (&quot;;[.A84];&quot;,&quot;;[.B84];&quot;,&quot; ;&quot;'&quot;; ;[.C84]; ;&quot;'&quot;;&quot;);&quot;)" office:value-type="string" office:string-value="INSERT INTO DB_ESPERANCA_VIVA.RACA VALUES (83,1,'Cão de Aponte de Burgos');" calcext:value-type="string">
            <text:p>INSERT INTO DB_ESPERANCA_VIVA.RACA VALUES (83,1,'Cão de Aponte de Burgos');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im Espanhol</text:p>
          </table:table-cell>
          <table:table-cell table:formula="of:=CONCATENATE(&quot;INSERT INTO DB_ESPERANCA_VIVA.RACA VALUES (&quot;;[.A85];&quot;,&quot;;[.B85];&quot;,&quot; ;&quot;'&quot;; ;[.C85]; ;&quot;'&quot;;&quot;);&quot;)" office:value-type="string" office:string-value="INSERT INTO DB_ESPERANCA_VIVA.RACA VALUES (84,1,'Mastim Espanhol');" calcext:value-type="string">
            <text:p>INSERT INTO DB_ESPERANCA_VIVA.RACA VALUES (84,1,'Mastim Espanhol');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im dos Pirenéus</text:p>
          </table:table-cell>
          <table:table-cell table:formula="of:=CONCATENATE(&quot;INSERT INTO DB_ESPERANCA_VIVA.RACA VALUES (&quot;;[.A86];&quot;,&quot;;[.B86];&quot;,&quot; ;&quot;'&quot;; ;[.C86]; ;&quot;'&quot;;&quot;);&quot;)" office:value-type="string" office:string-value="INSERT INTO DB_ESPERANCA_VIVA.RACA VALUES (85,1,'Mastim dos Pirenéus');" calcext:value-type="string">
            <text:p>INSERT INTO DB_ESPERANCA_VIVA.RACA VALUES (85,1,'Mastim dos Pirenéus');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Pastor Português</text:p>
          </table:table-cell>
          <table:table-cell table:formula="of:=CONCATENATE(&quot;INSERT INTO DB_ESPERANCA_VIVA.RACA VALUES (&quot;;[.A87];&quot;,&quot;;[.B87];&quot;,&quot; ;&quot;'&quot;; ;[.C87]; ;&quot;'&quot;;&quot;);&quot;)" office:value-type="string" office:string-value="INSERT INTO DB_ESPERANCA_VIVA.RACA VALUES (86,1,'Cão Pastor Português');" calcext:value-type="string">
            <text:p>INSERT INTO DB_ESPERANCA_VIVA.RACA VALUES (86,1,'Cão Pastor Português');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engo Português</text:p>
          </table:table-cell>
          <table:table-cell table:formula="of:=CONCATENATE(&quot;INSERT INTO DB_ESPERANCA_VIVA.RACA VALUES (&quot;;[.A88];&quot;,&quot;;[.B88];&quot;,&quot; ;&quot;'&quot;; ;[.C88]; ;&quot;'&quot;;&quot;);&quot;)" office:value-type="string" office:string-value="INSERT INTO DB_ESPERANCA_VIVA.RACA VALUES (87,1,'Podengo Português');" calcext:value-type="string">
            <text:p>INSERT INTO DB_ESPERANCA_VIVA.RACA VALUES (87,1,'Podengo Português');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agneul Bretão</text:p>
          </table:table-cell>
          <table:table-cell table:formula="of:=CONCATENATE(&quot;INSERT INTO DB_ESPERANCA_VIVA.RACA VALUES (&quot;;[.A89];&quot;,&quot;;[.B89];&quot;,&quot; ;&quot;'&quot;; ;[.C89]; ;&quot;'&quot;;&quot;);&quot;)" office:value-type="string" office:string-value="INSERT INTO DB_ESPERANCA_VIVA.RACA VALUES (88,1,'Epagneul Bretão');" calcext:value-type="string">
            <text:p>INSERT INTO DB_ESPERANCA_VIVA.RACA VALUES (88,1,'Epagneul Bretão');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feiro do Alentejo</text:p>
          </table:table-cell>
          <table:table-cell table:formula="of:=CONCATENATE(&quot;INSERT INTO DB_ESPERANCA_VIVA.RACA VALUES (&quot;;[.A90];&quot;,&quot;;[.B90];&quot;,&quot; ;&quot;'&quot;; ;[.C90]; ;&quot;'&quot;;&quot;);&quot;)" office:value-type="string" office:string-value="INSERT INTO DB_ESPERANCA_VIVA.RACA VALUES (89,1,'Rafeiro do Alentejo');" calcext:value-type="string">
            <text:p>INSERT INTO DB_ESPERANCA_VIVA.RACA VALUES (89,1,'Rafeiro do Alentejo');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tz Alemão</text:p>
          </table:table-cell>
          <table:table-cell table:formula="of:=CONCATENATE(&quot;INSERT INTO DB_ESPERANCA_VIVA.RACA VALUES (&quot;;[.A91];&quot;,&quot;;[.B91];&quot;,&quot; ;&quot;'&quot;; ;[.C91]; ;&quot;'&quot;;&quot;);&quot;)" office:value-type="string" office:string-value="INSERT INTO DB_ESPERANCA_VIVA.RACA VALUES (90,1,'Spitz Alemão');" calcext:value-type="string">
            <text:p>INSERT INTO DB_ESPERANCA_VIVA.RACA VALUES (90,1,'Spitz Alemão');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e Pêlo Duro Alemão</text:p>
          </table:table-cell>
          <table:table-cell table:formula="of:=CONCATENATE(&quot;INSERT INTO DB_ESPERANCA_VIVA.RACA VALUES (&quot;;[.A92];&quot;,&quot;;[.B92];&quot;,&quot; ;&quot;'&quot;; ;[.C92]; ;&quot;'&quot;;&quot;);&quot;)" office:value-type="string" office:string-value="INSERT INTO DB_ESPERANCA_VIVA.RACA VALUES (91,1,'Cão de Aponte de Pêlo Duro Alemão');" calcext:value-type="string">
            <text:p>INSERT INTO DB_ESPERANCA_VIVA.RACA VALUES (91,1,'Cão de Aponte de Pêlo Duro Alemão');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maraner</text:p>
          </table:table-cell>
          <table:table-cell table:formula="of:=CONCATENATE(&quot;INSERT INTO DB_ESPERANCA_VIVA.RACA VALUES (&quot;;[.A93];&quot;,&quot;;[.B93];&quot;,&quot; ;&quot;'&quot;; ;[.C93]; ;&quot;'&quot;;&quot;);&quot;)" office:value-type="string" office:string-value="INSERT INTO DB_ESPERANCA_VIVA.RACA VALUES (92,1,'Weimaraner');" calcext:value-type="string">
            <text:p>INSERT INTO DB_ESPERANCA_VIVA.RACA VALUES (92,1,'Weimaraner');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phalian Dachsbracke</text:p>
          </table:table-cell>
          <table:table-cell table:formula="of:=CONCATENATE(&quot;INSERT INTO DB_ESPERANCA_VIVA.RACA VALUES (&quot;;[.A94];&quot;,&quot;;[.B94];&quot;,&quot; ;&quot;'&quot;; ;[.C94]; ;&quot;'&quot;;&quot;);&quot;)" office:value-type="string" office:string-value="INSERT INTO DB_ESPERANCA_VIVA.RACA VALUES (93,1,'Westphalian Dachsbracke');" calcext:value-type="string">
            <text:p>INSERT INTO DB_ESPERANCA_VIVA.RACA VALUES (93,1,'Westphalian Dachsbracke');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ldog Francês</text:p>
          </table:table-cell>
          <table:table-cell table:formula="of:=CONCATENATE(&quot;INSERT INTO DB_ESPERANCA_VIVA.RACA VALUES (&quot;;[.A95];&quot;,&quot;;[.B95];&quot;,&quot; ;&quot;'&quot;; ;[.C95]; ;&quot;'&quot;;&quot;);&quot;)" office:value-type="string" office:string-value="INSERT INTO DB_ESPERANCA_VIVA.RACA VALUES (94,1,'Bulldog Francês');" calcext:value-type="string">
            <text:p>INSERT INTO DB_ESPERANCA_VIVA.RACA VALUES (94,1,'Bulldog Francês');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queno Münsterländer</text:p>
          </table:table-cell>
          <table:table-cell table:formula="of:=CONCATENATE(&quot;INSERT INTO DB_ESPERANCA_VIVA.RACA VALUES (&quot;;[.A96];&quot;,&quot;;[.B96];&quot;,&quot; ;&quot;'&quot;; ;[.C96]; ;&quot;'&quot;;&quot;);&quot;)" office:value-type="string" office:string-value="INSERT INTO DB_ESPERANCA_VIVA.RACA VALUES (95,1,'Pequeno Münsterländer');" calcext:value-type="string">
            <text:p>INSERT INTO DB_ESPERANCA_VIVA.RACA VALUES (95,1,'Pequeno Münsterländer');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de Caça Alemão</text:p>
          </table:table-cell>
          <table:table-cell table:formula="of:=CONCATENATE(&quot;INSERT INTO DB_ESPERANCA_VIVA.RACA VALUES (&quot;;[.A97];&quot;,&quot;;[.B97];&quot;,&quot; ;&quot;'&quot;; ;[.C97]; ;&quot;'&quot;;&quot;);&quot;)" office:value-type="string" office:string-value="INSERT INTO DB_ESPERANCA_VIVA.RACA VALUES (96,1,'Terrier de Caça Alemão');" calcext:value-type="string">
            <text:p>INSERT INTO DB_ESPERANCA_VIVA.RACA VALUES (96,1,'Terrier de Caça Alemão');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Alemão</text:p>
          </table:table-cell>
          <table:table-cell table:formula="of:=CONCATENATE(&quot;INSERT INTO DB_ESPERANCA_VIVA.RACA VALUES (&quot;;[.A98];&quot;,&quot;;[.B98];&quot;,&quot; ;&quot;'&quot;; ;[.C98]; ;&quot;'&quot;;&quot;);&quot;)" office:value-type="string" office:string-value="INSERT INTO DB_ESPERANCA_VIVA.RACA VALUES (97,1,'Spaniel Alemão');" calcext:value-type="string">
            <text:p>INSERT INTO DB_ESPERANCA_VIVA.RACA VALUES (97,1,'Spaniel Alemão');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Água Francês</text:p>
          </table:table-cell>
          <table:table-cell table:formula="of:=CONCATENATE(&quot;INSERT INTO DB_ESPERANCA_VIVA.RACA VALUES (&quot;;[.A99];&quot;,&quot;;[.B99];&quot;,&quot; ;&quot;'&quot;; ;[.C99]; ;&quot;'&quot;;&quot;);&quot;)" office:value-type="string" office:string-value="INSERT INTO DB_ESPERANCA_VIVA.RACA VALUES (98,1,'Cão de Água Francês');" calcext:value-type="string">
            <text:p>INSERT INTO DB_ESPERANCA_VIVA.RACA VALUES (98,1,'Cão de Água Francês');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Azul da Picardia</text:p>
          </table:table-cell>
          <table:table-cell table:formula="of:=CONCATENATE(&quot;INSERT INTO DB_ESPERANCA_VIVA.RACA VALUES (&quot;;[.A100];&quot;,&quot;;[.B100];&quot;,&quot; ;&quot;'&quot;; ;[.C100]; ;&quot;'&quot;;&quot;);&quot;)" office:value-type="string" office:string-value="INSERT INTO DB_ESPERANCA_VIVA.RACA VALUES (99,1,'Spaniel Azul da Picardia');" calcext:value-type="string">
            <text:p>INSERT INTO DB_ESPERANCA_VIVA.RACA VALUES (99,1,'Spaniel Azul da Picardia');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de Caça de Pêlo Duro Korthals</text:p>
          </table:table-cell>
          <table:table-cell table:formula="of:=CONCATENATE(&quot;INSERT INTO DB_ESPERANCA_VIVA.RACA VALUES (&quot;;[.A101];&quot;,&quot;;[.B101];&quot;,&quot; ;&quot;'&quot;; ;[.C101]; ;&quot;'&quot;;&quot;);&quot;)" office:value-type="string" office:string-value="INSERT INTO DB_ESPERANCA_VIVA.RACA VALUES (100,1,'Griffon de Caça de Pêlo Duro Korthals');" calcext:value-type="string">
            <text:p>INSERT INTO DB_ESPERANCA_VIVA.RACA VALUES (100,1,'Griffon de Caça de Pêlo Duro Korthals');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da Picardia</text:p>
          </table:table-cell>
          <table:table-cell table:formula="of:=CONCATENATE(&quot;INSERT INTO DB_ESPERANCA_VIVA.RACA VALUES (&quot;;[.A102];&quot;,&quot;;[.B102];&quot;,&quot; ;&quot;'&quot;; ;[.C102]; ;&quot;'&quot;;&quot;);&quot;)" office:value-type="string" office:string-value="INSERT INTO DB_ESPERANCA_VIVA.RACA VALUES (101,1,'Spaniel da Picardia');" calcext:value-type="string">
            <text:p>INSERT INTO DB_ESPERANCA_VIVA.RACA VALUES (101,1,'Spaniel da Picardia');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mber Spaniel</text:p>
          </table:table-cell>
          <table:table-cell table:formula="of:=CONCATENATE(&quot;INSERT INTO DB_ESPERANCA_VIVA.RACA VALUES (&quot;;[.A103];&quot;,&quot;;[.B103];&quot;,&quot; ;&quot;'&quot;; ;[.C103]; ;&quot;'&quot;;&quot;);&quot;)" office:value-type="string" office:string-value="INSERT INTO DB_ESPERANCA_VIVA.RACA VALUES (102,1,'Clumber Spaniel');" calcext:value-type="string">
            <text:p>INSERT INTO DB_ESPERANCA_VIVA.RACA VALUES (102,1,'Clumber Spaniel');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iever de Pêlo Encaracolado</text:p>
          </table:table-cell>
          <table:table-cell table:formula="of:=CONCATENATE(&quot;INSERT INTO DB_ESPERANCA_VIVA.RACA VALUES (&quot;;[.A104];&quot;,&quot;;[.B104];&quot;,&quot; ;&quot;'&quot;; ;[.C104]; ;&quot;'&quot;;&quot;);&quot;)" office:value-type="string" office:string-value="INSERT INTO DB_ESPERANCA_VIVA.RACA VALUES (103,1,'Retriever de Pêlo Encaracolado');" calcext:value-type="string">
            <text:p>INSERT INTO DB_ESPERANCA_VIVA.RACA VALUES (103,1,'Retriever de Pêlo Encaracolado');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Retriever</text:p>
          </table:table-cell>
          <table:table-cell table:formula="of:=CONCATENATE(&quot;INSERT INTO DB_ESPERANCA_VIVA.RACA VALUES (&quot;;[.A105];&quot;,&quot;;[.B105];&quot;,&quot; ;&quot;'&quot;; ;[.C105]; ;&quot;'&quot;;&quot;);&quot;)" office:value-type="string" office:string-value="INSERT INTO DB_ESPERANCA_VIVA.RACA VALUES (104,1,'Golden Retriever');" calcext:value-type="string">
            <text:p>INSERT INTO DB_ESPERANCA_VIVA.RACA VALUES (104,1,'Golden Retriever');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ard</text:p>
          </table:table-cell>
          <table:table-cell table:formula="of:=CONCATENATE(&quot;INSERT INTO DB_ESPERANCA_VIVA.RACA VALUES (&quot;;[.A106];&quot;,&quot;;[.B106];&quot;,&quot; ;&quot;'&quot;; ;[.C106]; ;&quot;'&quot;;&quot;);&quot;)" office:value-type="string" office:string-value="INSERT INTO DB_ESPERANCA_VIVA.RACA VALUES (105,1,'Briard');" calcext:value-type="string">
            <text:p>INSERT INTO DB_ESPERANCA_VIVA.RACA VALUES (105,1,'Briard');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de Pont-Audemer</text:p>
          </table:table-cell>
          <table:table-cell table:formula="of:=CONCATENATE(&quot;INSERT INTO DB_ESPERANCA_VIVA.RACA VALUES (&quot;;[.A107];&quot;,&quot;;[.B107];&quot;,&quot; ;&quot;'&quot;; ;[.C107]; ;&quot;'&quot;;&quot;);&quot;)" office:value-type="string" office:string-value="INSERT INTO DB_ESPERANCA_VIVA.RACA VALUES (106,1,'Spaniel de Pont-Audemer');" calcext:value-type="string">
            <text:p>INSERT INTO DB_ESPERANCA_VIVA.RACA VALUES (106,1,'Spaniel de Pont-Audemer');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e Saint Germain</text:p>
          </table:table-cell>
          <table:table-cell table:formula="of:=CONCATENATE(&quot;INSERT INTO DB_ESPERANCA_VIVA.RACA VALUES (&quot;;[.A108];&quot;,&quot;;[.B108];&quot;,&quot; ;&quot;'&quot;; ;[.C108]; ;&quot;'&quot;;&quot;);&quot;)" office:value-type="string" office:string-value="INSERT INTO DB_ESPERANCA_VIVA.RACA VALUES (107,1,'Cão de Aponte de Saint Germain');" calcext:value-type="string">
            <text:p>INSERT INTO DB_ESPERANCA_VIVA.RACA VALUES (107,1,'Cão de Aponte de Saint Germain');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ue de Bordéus</text:p>
          </table:table-cell>
          <table:table-cell table:formula="of:=CONCATENATE(&quot;INSERT INTO DB_ESPERANCA_VIVA.RACA VALUES (&quot;;[.A109];&quot;,&quot;;[.B109];&quot;,&quot; ;&quot;'&quot;; ;[.C109]; ;&quot;'&quot;;&quot;);&quot;)" office:value-type="string" office:string-value="INSERT INTO DB_ESPERANCA_VIVA.RACA VALUES (108,1,'Dogue de Bordéus');" calcext:value-type="string">
            <text:p>INSERT INTO DB_ESPERANCA_VIVA.RACA VALUES (108,1,'Dogue de Bordéus');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sch Langhaar</text:p>
          </table:table-cell>
          <table:table-cell table:formula="of:=CONCATENATE(&quot;INSERT INTO DB_ESPERANCA_VIVA.RACA VALUES (&quot;;[.A110];&quot;,&quot;;[.B110];&quot;,&quot; ;&quot;'&quot;; ;[.C110]; ;&quot;'&quot;;&quot;);&quot;)" office:value-type="string" office:string-value="INSERT INTO DB_ESPERANCA_VIVA.RACA VALUES (109,1,'Deutsch Langhaar');" calcext:value-type="string">
            <text:p>INSERT INTO DB_ESPERANCA_VIVA.RACA VALUES (109,1,'Deutsch Langhaar');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Münsterländer</text:p>
          </table:table-cell>
          <table:table-cell table:formula="of:=CONCATENATE(&quot;INSERT INTO DB_ESPERANCA_VIVA.RACA VALUES (&quot;;[.A111];&quot;,&quot;;[.B111];&quot;,&quot; ;&quot;'&quot;; ;[.C111]; ;&quot;'&quot;;&quot;);&quot;)" office:value-type="string" office:string-value="INSERT INTO DB_ESPERANCA_VIVA.RACA VALUES (110,1,'Grande Münsterländer');" calcext:value-type="string">
            <text:p>INSERT INTO DB_ESPERANCA_VIVA.RACA VALUES (110,1,'Grande Münsterländer');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o Alemão de Pêlo Curto</text:p>
          </table:table-cell>
          <table:table-cell table:formula="of:=CONCATENATE(&quot;INSERT INTO DB_ESPERANCA_VIVA.RACA VALUES (&quot;;[.A112];&quot;,&quot;;[.B112];&quot;,&quot; ;&quot;'&quot;; ;[.C112]; ;&quot;'&quot;;&quot;);&quot;)" office:value-type="string" office:string-value="INSERT INTO DB_ESPERANCA_VIVA.RACA VALUES (111,1,'Braco Alemão de Pêlo Curto');" calcext:value-type="string">
            <text:p>INSERT INTO DB_ESPERANCA_VIVA.RACA VALUES (111,1,'Braco Alemão de Pêlo Curto');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er Irlandês Vermelho</text:p>
          </table:table-cell>
          <table:table-cell table:formula="of:=CONCATENATE(&quot;INSERT INTO DB_ESPERANCA_VIVA.RACA VALUES (&quot;;[.A113];&quot;,&quot;;[.B113];&quot;,&quot; ;&quot;'&quot;; ;[.C113]; ;&quot;'&quot;;&quot;);&quot;)" office:value-type="string" office:string-value="INSERT INTO DB_ESPERANCA_VIVA.RACA VALUES (112,1,'Setter Irlandês Vermelho');" calcext:value-type="string">
            <text:p>INSERT INTO DB_ESPERANCA_VIVA.RACA VALUES (112,1,'Setter Irlandês Vermelho');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iever de Pêlo Liso</text:p>
          </table:table-cell>
          <table:table-cell table:formula="of:=CONCATENATE(&quot;INSERT INTO DB_ESPERANCA_VIVA.RACA VALUES (&quot;;[.A114];&quot;,&quot;;[.B114];&quot;,&quot; ;&quot;'&quot;; ;[.C114]; ;&quot;'&quot;;&quot;);&quot;)" office:value-type="string" office:string-value="INSERT INTO DB_ESPERANCA_VIVA.RACA VALUES (113,1,'Retriever de Pêlo Liso');" calcext:value-type="string">
            <text:p>INSERT INTO DB_ESPERANCA_VIVA.RACA VALUES (113,1,'Retriever de Pêlo Liso');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rador Retriever</text:p>
          </table:table-cell>
          <table:table-cell table:formula="of:=CONCATENATE(&quot;INSERT INTO DB_ESPERANCA_VIVA.RACA VALUES (&quot;;[.A115];&quot;,&quot;;[.B115];&quot;,&quot; ;&quot;'&quot;; ;[.C115]; ;&quot;'&quot;;&quot;);&quot;)" office:value-type="string" office:string-value="INSERT INTO DB_ESPERANCA_VIVA.RACA VALUES (114,1,'Labrador Retriever');" calcext:value-type="string">
            <text:p>INSERT INTO DB_ESPERANCA_VIVA.RACA VALUES (114,1,'Labrador Retriever');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ld Spaniel</text:p>
          </table:table-cell>
          <table:table-cell table:formula="of:=CONCATENATE(&quot;INSERT INTO DB_ESPERANCA_VIVA.RACA VALUES (&quot;;[.A116];&quot;,&quot;;[.B116];&quot;,&quot; ;&quot;'&quot;; ;[.C116]; ;&quot;'&quot;;&quot;);&quot;)" office:value-type="string" office:string-value="INSERT INTO DB_ESPERANCA_VIVA.RACA VALUES (115,1,'Field Spaniel');" calcext:value-type="string">
            <text:p>INSERT INTO DB_ESPERANCA_VIVA.RACA VALUES (115,1,'Field Spaniel');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h Water Spaniel</text:p>
          </table:table-cell>
          <table:table-cell table:formula="of:=CONCATENATE(&quot;INSERT INTO DB_ESPERANCA_VIVA.RACA VALUES (&quot;;[.A117];&quot;,&quot;;[.B117];&quot;,&quot; ;&quot;'&quot;; ;[.C117]; ;&quot;'&quot;;&quot;);&quot;)" office:value-type="string" office:string-value="INSERT INTO DB_ESPERANCA_VIVA.RACA VALUES (116,1,'Irish Water Spaniel');" calcext:value-type="string">
            <text:p>INSERT INTO DB_ESPERANCA_VIVA.RACA VALUES (116,1,'Irish Water Spaniel');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er Spaniel Inglês</text:p>
          </table:table-cell>
          <table:table-cell table:formula="of:=CONCATENATE(&quot;INSERT INTO DB_ESPERANCA_VIVA.RACA VALUES (&quot;;[.A118];&quot;,&quot;;[.B118];&quot;,&quot; ;&quot;'&quot;; ;[.C118]; ;&quot;'&quot;;&quot;);&quot;)" office:value-type="string" office:string-value="INSERT INTO DB_ESPERANCA_VIVA.RACA VALUES (117,1,'Springer Spaniel Inglês');" calcext:value-type="string">
            <text:p>INSERT INTO DB_ESPERANCA_VIVA.RACA VALUES (117,1,'Springer Spaniel Inglês');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er Spaniel Galês</text:p>
          </table:table-cell>
          <table:table-cell table:formula="of:=CONCATENATE(&quot;INSERT INTO DB_ESPERANCA_VIVA.RACA VALUES (&quot;;[.A119];&quot;,&quot;;[.B119];&quot;,&quot; ;&quot;'&quot;; ;[.C119]; ;&quot;'&quot;;&quot;);&quot;)" office:value-type="string" office:string-value="INSERT INTO DB_ESPERANCA_VIVA.RACA VALUES (118,1,'Springer Spaniel Galês');" calcext:value-type="string">
            <text:p>INSERT INTO DB_ESPERANCA_VIVA.RACA VALUES (118,1,'Springer Spaniel Galês');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sex Spaniel</text:p>
          </table:table-cell>
          <table:table-cell table:formula="of:=CONCATENATE(&quot;INSERT INTO DB_ESPERANCA_VIVA.RACA VALUES (&quot;;[.A120];&quot;,&quot;;[.B120];&quot;,&quot; ;&quot;'&quot;; ;[.C120]; ;&quot;'&quot;;&quot;);&quot;)" office:value-type="string" office:string-value="INSERT INTO DB_ESPERANCA_VIVA.RACA VALUES (119,1,'Sussex Spaniel');" calcext:value-type="string">
            <text:p>INSERT INTO DB_ESPERANCA_VIVA.RACA VALUES (119,1,'Sussex Spaniel');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Charles Spaniel</text:p>
          </table:table-cell>
          <table:table-cell table:formula="of:=CONCATENATE(&quot;INSERT INTO DB_ESPERANCA_VIVA.RACA VALUES (&quot;;[.A121];&quot;,&quot;;[.B121];&quot;,&quot; ;&quot;'&quot;; ;[.C121]; ;&quot;'&quot;;&quot;);&quot;)" office:value-type="string" office:string-value="INSERT INTO DB_ESPERANCA_VIVA.RACA VALUES (120,1,'King Charles Spaniel');" calcext:value-type="string">
            <text:p>INSERT INTO DB_ESPERANCA_VIVA.RACA VALUES (120,1,'King Charles Spaniel');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ålandsstövare</text:p>
          </table:table-cell>
          <table:table-cell table:formula="of:=CONCATENATE(&quot;INSERT INTO DB_ESPERANCA_VIVA.RACA VALUES (&quot;;[.A122];&quot;,&quot;;[.B122];&quot;,&quot; ;&quot;'&quot;; ;[.C122]; ;&quot;'&quot;;&quot;);&quot;)" office:value-type="string" office:string-value="INSERT INTO DB_ESPERANCA_VIVA.RACA VALUES (121,1,'Smålandsstövare');" calcext:value-type="string">
            <text:p>INSERT INTO DB_ESPERANCA_VIVA.RACA VALUES (121,1,'Smålandsstövare');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ever</text:p>
          </table:table-cell>
          <table:table-cell table:formula="of:=CONCATENATE(&quot;INSERT INTO DB_ESPERANCA_VIVA.RACA VALUES (&quot;;[.A123];&quot;,&quot;;[.B123];&quot;,&quot; ;&quot;'&quot;; ;[.C123]; ;&quot;'&quot;;&quot;);&quot;)" office:value-type="string" office:string-value="INSERT INTO DB_ESPERANCA_VIVA.RACA VALUES (122,1,'Drever');" calcext:value-type="string">
            <text:p>INSERT INTO DB_ESPERANCA_VIVA.RACA VALUES (122,1,'Drever');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illerstövare</text:p>
          </table:table-cell>
          <table:table-cell table:formula="of:=CONCATENATE(&quot;INSERT INTO DB_ESPERANCA_VIVA.RACA VALUES (&quot;;[.A124];&quot;,&quot;;[.B124];&quot;,&quot; ;&quot;'&quot;; ;[.C124]; ;&quot;'&quot;;&quot;);&quot;)" office:value-type="string" office:string-value="INSERT INTO DB_ESPERANCA_VIVA.RACA VALUES (123,1,'Schillerstövare');" calcext:value-type="string">
            <text:p>INSERT INTO DB_ESPERANCA_VIVA.RACA VALUES (123,1,'Schillerstövare');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miltonstövare</text:p>
          </table:table-cell>
          <table:table-cell table:formula="of:=CONCATENATE(&quot;INSERT INTO DB_ESPERANCA_VIVA.RACA VALUES (&quot;;[.A125];&quot;,&quot;;[.B125];&quot;,&quot; ;&quot;'&quot;; ;[.C125]; ;&quot;'&quot;;&quot;);&quot;)" office:value-type="string" office:string-value="INSERT INTO DB_ESPERANCA_VIVA.RACA VALUES (124,1,'Hamiltonstövare');" calcext:value-type="string">
            <text:p>INSERT INTO DB_ESPERANCA_VIVA.RACA VALUES (124,1,'Hamiltonstövare');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Francês - Tipo Gasconha</text:p>
          </table:table-cell>
          <table:table-cell table:formula="of:=CONCATENATE(&quot;INSERT INTO DB_ESPERANCA_VIVA.RACA VALUES (&quot;;[.A126];&quot;,&quot;;[.B126];&quot;,&quot; ;&quot;'&quot;; ;[.C126]; ;&quot;'&quot;;&quot;);&quot;)" office:value-type="string" office:string-value="INSERT INTO DB_ESPERANCA_VIVA.RACA VALUES (125,1,'Cão de Aponte Francês - Tipo Gasconha');" calcext:value-type="string">
            <text:p>INSERT INTO DB_ESPERANCA_VIVA.RACA VALUES (125,1,'Cão de Aponte Francês - Tipo Gasconha');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Francês - Tipo Pirineus</text:p>
          </table:table-cell>
          <table:table-cell table:formula="of:=CONCATENATE(&quot;INSERT INTO DB_ESPERANCA_VIVA.RACA VALUES (&quot;;[.A127];&quot;,&quot;;[.B127];&quot;,&quot; ;&quot;'&quot;; ;[.C127]; ;&quot;'&quot;;&quot;);&quot;)" office:value-type="string" office:string-value="INSERT INTO DB_ESPERANCA_VIVA.RACA VALUES (126,1,'Cão de Aponte Francês - Tipo Pirineus');" calcext:value-type="string">
            <text:p>INSERT INTO DB_ESPERANCA_VIVA.RACA VALUES (126,1,'Cão de Aponte Francês - Tipo Pirineus');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pphund Sueco</text:p>
          </table:table-cell>
          <table:table-cell table:formula="of:=CONCATENATE(&quot;INSERT INTO DB_ESPERANCA_VIVA.RACA VALUES (&quot;;[.A128];&quot;,&quot;;[.B128];&quot;,&quot; ;&quot;'&quot;; ;[.C128]; ;&quot;'&quot;;&quot;);&quot;)" office:value-type="string" office:string-value="INSERT INTO DB_ESPERANCA_VIVA.RACA VALUES (127,1,'Lapphund Sueco');" calcext:value-type="string">
            <text:p>INSERT INTO DB_ESPERANCA_VIVA.RACA VALUES (127,1,'Lapphund Sueco');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valier King Charles Spaniel</text:p>
          </table:table-cell>
          <table:table-cell table:formula="of:=CONCATENATE(&quot;INSERT INTO DB_ESPERANCA_VIVA.RACA VALUES (&quot;;[.A129];&quot;,&quot;;[.B129];&quot;,&quot; ;&quot;'&quot;; ;[.C129]; ;&quot;'&quot;;&quot;);&quot;)" office:value-type="string" office:string-value="INSERT INTO DB_ESPERANCA_VIVA.RACA VALUES (128,1,'Cavalier King Charles Spaniel');" calcext:value-type="string">
            <text:p>INSERT INTO DB_ESPERANCA_VIVA.RACA VALUES (128,1,'Cavalier King Charles Spaniel');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Montanha dos Pirenéus</text:p>
          </table:table-cell>
          <table:table-cell table:formula="of:=CONCATENATE(&quot;INSERT INTO DB_ESPERANCA_VIVA.RACA VALUES (&quot;;[.A130];&quot;,&quot;;[.B130];&quot;,&quot; ;&quot;'&quot;; ;[.C130]; ;&quot;'&quot;;&quot;);&quot;)" office:value-type="string" office:string-value="INSERT INTO DB_ESPERANCA_VIVA.RACA VALUES (129,1,'Cão de Montanha dos Pirenéus');" calcext:value-type="string">
            <text:p>INSERT INTO DB_ESPERANCA_VIVA.RACA VALUES (129,1,'Cão de Montanha dos Pirenéus');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Pastor dos Pirenéus - Focinho Liso</text:p>
          </table:table-cell>
          <table:table-cell table:formula="of:=CONCATENATE(&quot;INSERT INTO DB_ESPERANCA_VIVA.RACA VALUES (&quot;;[.A131];&quot;,&quot;;[.B131];&quot;,&quot; ;&quot;'&quot;; ;[.C131]; ;&quot;'&quot;;&quot;);&quot;)" office:value-type="string" office:string-value="INSERT INTO DB_ESPERANCA_VIVA.RACA VALUES (130,1,'Cão Pastor dos Pirenéus - Focinho Liso');" calcext:value-type="string">
            <text:p>INSERT INTO DB_ESPERANCA_VIVA.RACA VALUES (130,1,'Cão Pastor dos Pirenéus - Focinho Liso');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Irlandês</text:p>
          </table:table-cell>
          <table:table-cell table:formula="of:=CONCATENATE(&quot;INSERT INTO DB_ESPERANCA_VIVA.RACA VALUES (&quot;;[.A132];&quot;,&quot;;[.B132];&quot;,&quot; ;&quot;'&quot;; ;[.C132]; ;&quot;'&quot;;&quot;);&quot;)" office:value-type="string" office:string-value="INSERT INTO DB_ESPERANCA_VIVA.RACA VALUES (131,1,'Terrier Irlandês');" calcext:value-type="string">
            <text:p>INSERT INTO DB_ESPERANCA_VIVA.RACA VALUES (131,1,'Terrier Irlandês');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ston Terrier</text:p>
          </table:table-cell>
          <table:table-cell table:formula="of:=CONCATENATE(&quot;INSERT INTO DB_ESPERANCA_VIVA.RACA VALUES (&quot;;[.A133];&quot;,&quot;;[.B133];&quot;,&quot; ;&quot;'&quot;; ;[.C133]; ;&quot;'&quot;;&quot;);&quot;)" office:value-type="string" office:string-value="INSERT INTO DB_ESPERANCA_VIVA.RACA VALUES (132,1,'Boston Terrier');" calcext:value-type="string">
            <text:p>INSERT INTO DB_ESPERANCA_VIVA.RACA VALUES (132,1,'Boston Terrier');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Pastor dos Pirenéus de Pêlo Longo</text:p>
          </table:table-cell>
          <table:table-cell table:formula="of:=CONCATENATE(&quot;INSERT INTO DB_ESPERANCA_VIVA.RACA VALUES (&quot;;[.A134];&quot;,&quot;;[.B134];&quot;,&quot; ;&quot;'&quot;; ;[.C134]; ;&quot;'&quot;;&quot;);&quot;)" office:value-type="string" office:string-value="INSERT INTO DB_ESPERANCA_VIVA.RACA VALUES (133,1,'Cão Pastor dos Pirenéus de Pêlo Longo');" calcext:value-type="string">
            <text:p>INSERT INTO DB_ESPERANCA_VIVA.RACA VALUES (133,1,'Cão Pastor dos Pirenéus de Pêlo Longo');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Pastor Eslovaco</text:p>
          </table:table-cell>
          <table:table-cell table:formula="of:=CONCATENATE(&quot;INSERT INTO DB_ESPERANCA_VIVA.RACA VALUES (&quot;;[.A135];&quot;,&quot;;[.B135];&quot;,&quot; ;&quot;'&quot;; ;[.C135]; ;&quot;'&quot;;&quot;);&quot;)" office:value-type="string" office:string-value="INSERT INTO DB_ESPERANCA_VIVA.RACA VALUES (134,1,'Cão Pastor Eslovaco');" calcext:value-type="string">
            <text:p>INSERT INTO DB_ESPERANCA_VIVA.RACA VALUES (134,1,'Cão Pastor Eslovaco');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bermann</text:p>
          </table:table-cell>
          <table:table-cell table:formula="of:=CONCATENATE(&quot;INSERT INTO DB_ESPERANCA_VIVA.RACA VALUES (&quot;;[.A136];&quot;,&quot;;[.B136];&quot;,&quot; ;&quot;'&quot;; ;[.C136]; ;&quot;'&quot;;&quot;);&quot;)" office:value-type="string" office:string-value="INSERT INTO DB_ESPERANCA_VIVA.RACA VALUES (135,1,'Dobermann');" calcext:value-type="string">
            <text:p>INSERT INTO DB_ESPERANCA_VIVA.RACA VALUES (135,1,'Dobermann');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xer</text:p>
          </table:table-cell>
          <table:table-cell table:formula="of:=CONCATENATE(&quot;INSERT INTO DB_ESPERANCA_VIVA.RACA VALUES (&quot;;[.A137];&quot;,&quot;;[.B137];&quot;,&quot; ;&quot;'&quot;; ;[.C137]; ;&quot;'&quot;;&quot;);&quot;)" office:value-type="string" office:string-value="INSERT INTO DB_ESPERANCA_VIVA.RACA VALUES (136,1,'Boxer');" calcext:value-type="string">
            <text:p>INSERT INTO DB_ESPERANCA_VIVA.RACA VALUES (136,1,'Boxer');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onberger</text:p>
          </table:table-cell>
          <table:table-cell table:formula="of:=CONCATENATE(&quot;INSERT INTO DB_ESPERANCA_VIVA.RACA VALUES (&quot;;[.A138];&quot;,&quot;;[.B138];&quot;,&quot; ;&quot;'&quot;; ;[.C138]; ;&quot;'&quot;;&quot;);&quot;)" office:value-type="string" office:string-value="INSERT INTO DB_ESPERANCA_VIVA.RACA VALUES (137,1,'Leonberger');" calcext:value-type="string">
            <text:p>INSERT INTO DB_ESPERANCA_VIVA.RACA VALUES (137,1,'Leonberger');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hodesian Ridgeback</text:p>
          </table:table-cell>
          <table:table-cell table:formula="of:=CONCATENATE(&quot;INSERT INTO DB_ESPERANCA_VIVA.RACA VALUES (&quot;;[.A139];&quot;,&quot;;[.B139];&quot;,&quot; ;&quot;'&quot;; ;[.C139]; ;&quot;'&quot;;&quot;);&quot;)" office:value-type="string" office:string-value="INSERT INTO DB_ESPERANCA_VIVA.RACA VALUES (138,1,'Rhodesian Ridgeback');" calcext:value-type="string">
            <text:p>INSERT INTO DB_ESPERANCA_VIVA.RACA VALUES (138,1,'Rhodesian Ridgeback');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ttweiler</text:p>
          </table:table-cell>
          <table:table-cell table:formula="of:=CONCATENATE(&quot;INSERT INTO DB_ESPERANCA_VIVA.RACA VALUES (&quot;;[.A140];&quot;,&quot;;[.B140];&quot;,&quot; ;&quot;'&quot;; ;[.C140]; ;&quot;'&quot;;&quot;);&quot;)" office:value-type="string" office:string-value="INSERT INTO DB_ESPERANCA_VIVA.RACA VALUES (139,1,'Rottweiler');" calcext:value-type="string">
            <text:p>INSERT INTO DB_ESPERANCA_VIVA.RACA VALUES (139,1,'Rottweiler');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hshund</text:p>
          </table:table-cell>
          <table:table-cell table:formula="of:=CONCATENATE(&quot;INSERT INTO DB_ESPERANCA_VIVA.RACA VALUES (&quot;;[.A141];&quot;,&quot;;[.B141];&quot;,&quot; ;&quot;'&quot;; ;[.C141]; ;&quot;'&quot;;&quot;);&quot;)" office:value-type="string" office:string-value="INSERT INTO DB_ESPERANCA_VIVA.RACA VALUES (140,1,'Dachshund');" calcext:value-type="string">
            <text:p>INSERT INTO DB_ESPERANCA_VIVA.RACA VALUES (140,1,'Dachshund');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ldog</text:p>
          </table:table-cell>
          <table:table-cell table:formula="of:=CONCATENATE(&quot;INSERT INTO DB_ESPERANCA_VIVA.RACA VALUES (&quot;;[.A142];&quot;,&quot;;[.B142];&quot;,&quot; ;&quot;'&quot;; ;[.C142]; ;&quot;'&quot;;&quot;);&quot;)" office:value-type="string" office:string-value="INSERT INTO DB_ESPERANCA_VIVA.RACA VALUES (141,1,'Bulldog');" calcext:value-type="string">
            <text:p>INSERT INTO DB_ESPERANCA_VIVA.RACA VALUES (141,1,'Bulldog');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Sérvio</text:p>
          </table:table-cell>
          <table:table-cell table:formula="of:=CONCATENATE(&quot;INSERT INTO DB_ESPERANCA_VIVA.RACA VALUES (&quot;;[.A143];&quot;,&quot;;[.B143];&quot;,&quot; ;&quot;'&quot;; ;[.C143]; ;&quot;'&quot;;&quot;);&quot;)" office:value-type="string" office:string-value="INSERT INTO DB_ESPERANCA_VIVA.RACA VALUES (142,1,'Cão de Caça Sérvio');" calcext:value-type="string">
            <text:p>INSERT INTO DB_ESPERANCA_VIVA.RACA VALUES (142,1,'Cão de Caça Sérvio');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de Pêlo Curto da Ístria</text:p>
          </table:table-cell>
          <table:table-cell table:formula="of:=CONCATENATE(&quot;INSERT INTO DB_ESPERANCA_VIVA.RACA VALUES (&quot;;[.A144];&quot;,&quot;;[.B144];&quot;,&quot; ;&quot;'&quot;; ;[.C144]; ;&quot;'&quot;;&quot;);&quot;)" office:value-type="string" office:string-value="INSERT INTO DB_ESPERANCA_VIVA.RACA VALUES (143,1,'Cão de Caça de Pêlo Curto da Ístria');" calcext:value-type="string">
            <text:p>INSERT INTO DB_ESPERANCA_VIVA.RACA VALUES (143,1,'Cão de Caça de Pêlo Curto da Ístria');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de Pêlo Duro da Ístria</text:p>
          </table:table-cell>
          <table:table-cell table:formula="of:=CONCATENATE(&quot;INSERT INTO DB_ESPERANCA_VIVA.RACA VALUES (&quot;;[.A145];&quot;,&quot;;[.B145];&quot;,&quot; ;&quot;'&quot;; ;[.C145]; ;&quot;'&quot;;&quot;);&quot;)" office:value-type="string" office:string-value="INSERT INTO DB_ESPERANCA_VIVA.RACA VALUES (144,1,'Cão de Caça de Pêlo Duro da Ístria');" calcext:value-type="string">
            <text:p>INSERT INTO DB_ESPERANCA_VIVA.RACA VALUES (144,1,'Cão de Caça de Pêlo Duro da Ístria');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lmata</text:p>
          </table:table-cell>
          <table:table-cell table:formula="of:=CONCATENATE(&quot;INSERT INTO DB_ESPERANCA_VIVA.RACA VALUES (&quot;;[.A146];&quot;,&quot;;[.B146];&quot;,&quot; ;&quot;'&quot;; ;[.C146]; ;&quot;'&quot;;&quot;);&quot;)" office:value-type="string" office:string-value="INSERT INTO DB_ESPERANCA_VIVA.RACA VALUES (145,1,'Dálmata');" calcext:value-type="string">
            <text:p>INSERT INTO DB_ESPERANCA_VIVA.RACA VALUES (145,1,'Dálmata');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Posavatz</text:p>
          </table:table-cell>
          <table:table-cell table:formula="of:=CONCATENATE(&quot;INSERT INTO DB_ESPERANCA_VIVA.RACA VALUES (&quot;;[.A147];&quot;,&quot;;[.B147];&quot;,&quot; ;&quot;'&quot;; ;[.C147]; ;&quot;'&quot;;&quot;);&quot;)" office:value-type="string" office:string-value="INSERT INTO DB_ESPERANCA_VIVA.RACA VALUES (146,1,'Cão de Caça Posavatz');" calcext:value-type="string">
            <text:p>INSERT INTO DB_ESPERANCA_VIVA.RACA VALUES (146,1,'Cão de Caça Posavatz');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de Pêlo Duro da Bósnia - Chamado Barak</text:p>
          </table:table-cell>
          <table:table-cell table:formula="of:=CONCATENATE(&quot;INSERT INTO DB_ESPERANCA_VIVA.RACA VALUES (&quot;;[.A148];&quot;,&quot;;[.B148];&quot;,&quot; ;&quot;'&quot;; ;[.C148]; ;&quot;'&quot;;&quot;);&quot;)" office:value-type="string" office:string-value="INSERT INTO DB_ESPERANCA_VIVA.RACA VALUES (147,1,'Cão de Caça de Pêlo Duro da Bósnia - Chamado Barak');" calcext:value-type="string">
            <text:p>INSERT INTO DB_ESPERANCA_VIVA.RACA VALUES (147,1,'Cão de Caça de Pêlo Duro da Bósnia - Chamado Barak');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e de Pêlo Longo</text:p>
          </table:table-cell>
          <table:table-cell table:formula="of:=CONCATENATE(&quot;INSERT INTO DB_ESPERANCA_VIVA.RACA VALUES (&quot;;[.A149];&quot;,&quot;;[.B149];&quot;,&quot; ;&quot;'&quot;; ;[.C149]; ;&quot;'&quot;;&quot;);&quot;)" office:value-type="string" office:string-value="INSERT INTO DB_ESPERANCA_VIVA.RACA VALUES (148,1,'Collie de Pêlo Longo');" calcext:value-type="string">
            <text:p>INSERT INTO DB_ESPERANCA_VIVA.RACA VALUES (148,1,'Collie de Pêlo Longo');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lmastiff</text:p>
          </table:table-cell>
          <table:table-cell table:formula="of:=CONCATENATE(&quot;INSERT INTO DB_ESPERANCA_VIVA.RACA VALUES (&quot;;[.A150];&quot;,&quot;;[.B150];&quot;,&quot; ;&quot;'&quot;; ;[.C150]; ;&quot;'&quot;;&quot;);&quot;)" office:value-type="string" office:string-value="INSERT INTO DB_ESPERANCA_VIVA.RACA VALUES (149,1,'Bullmastiff');" calcext:value-type="string">
            <text:p>INSERT INTO DB_ESPERANCA_VIVA.RACA VALUES (149,1,'Bullmastiff');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go Inglês</text:p>
          </table:table-cell>
          <table:table-cell table:formula="of:=CONCATENATE(&quot;INSERT INTO DB_ESPERANCA_VIVA.RACA VALUES (&quot;;[.A151];&quot;,&quot;;[.B151];&quot;,&quot; ;&quot;'&quot;; ;[.C151]; ;&quot;'&quot;;&quot;);&quot;)" office:value-type="string" office:string-value="INSERT INTO DB_ESPERANCA_VIVA.RACA VALUES (150,1,'Galgo Inglês');" calcext:value-type="string">
            <text:p>INSERT INTO DB_ESPERANCA_VIVA.RACA VALUES (150,1,'Galgo Inglês');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xhound Inglês</text:p>
          </table:table-cell>
          <table:table-cell table:formula="of:=CONCATENATE(&quot;INSERT INTO DB_ESPERANCA_VIVA.RACA VALUES (&quot;;[.A152];&quot;,&quot;;[.B152];&quot;,&quot; ;&quot;'&quot;; ;[.C152]; ;&quot;'&quot;;&quot;);&quot;)" office:value-type="string" office:string-value="INSERT INTO DB_ESPERANCA_VIVA.RACA VALUES (151,1,'Foxhound Inglês');" calcext:value-type="string">
            <text:p>INSERT INTO DB_ESPERANCA_VIVA.RACA VALUES (151,1,'Foxhound Inglês');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Lobo Irlandês</text:p>
          </table:table-cell>
          <table:table-cell table:formula="of:=CONCATENATE(&quot;INSERT INTO DB_ESPERANCA_VIVA.RACA VALUES (&quot;;[.A153];&quot;,&quot;;[.B153];&quot;,&quot; ;&quot;'&quot;; ;[.C153]; ;&quot;'&quot;;&quot;);&quot;)" office:value-type="string" office:string-value="INSERT INTO DB_ESPERANCA_VIVA.RACA VALUES (152,1,'Cão Lobo Irlandês');" calcext:value-type="string">
            <text:p>INSERT INTO DB_ESPERANCA_VIVA.RACA VALUES (152,1,'Cão Lobo Irlandês');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agle</text:p>
          </table:table-cell>
          <table:table-cell table:formula="of:=CONCATENATE(&quot;INSERT INTO DB_ESPERANCA_VIVA.RACA VALUES (&quot;;[.A154];&quot;,&quot;;[.B154];&quot;,&quot; ;&quot;'&quot;; ;[.C154]; ;&quot;'&quot;;&quot;);&quot;)" office:value-type="string" office:string-value="INSERT INTO DB_ESPERANCA_VIVA.RACA VALUES (153,1,'Beagle');" calcext:value-type="string">
            <text:p>INSERT INTO DB_ESPERANCA_VIVA.RACA VALUES (153,1,'Beagle');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ippet</text:p>
          </table:table-cell>
          <table:table-cell table:formula="of:=CONCATENATE(&quot;INSERT INTO DB_ESPERANCA_VIVA.RACA VALUES (&quot;;[.A155];&quot;,&quot;;[.B155];&quot;,&quot; ;&quot;'&quot;; ;[.C155]; ;&quot;'&quot;;&quot;);&quot;)" office:value-type="string" office:string-value="INSERT INTO DB_ESPERANCA_VIVA.RACA VALUES (154,1,'Whippet');" calcext:value-type="string">
            <text:p>INSERT INTO DB_ESPERANCA_VIVA.RACA VALUES (154,1,'Whippet');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t Hound</text:p>
          </table:table-cell>
          <table:table-cell table:formula="of:=CONCATENATE(&quot;INSERT INTO DB_ESPERANCA_VIVA.RACA VALUES (&quot;;[.A156];&quot;,&quot;;[.B156];&quot;,&quot; ;&quot;'&quot;; ;[.C156]; ;&quot;'&quot;;&quot;);&quot;)" office:value-type="string" office:string-value="INSERT INTO DB_ESPERANCA_VIVA.RACA VALUES (155,1,'Basset Hound');" calcext:value-type="string">
            <text:p>INSERT INTO DB_ESPERANCA_VIVA.RACA VALUES (155,1,'Basset Hound');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erhound</text:p>
          </table:table-cell>
          <table:table-cell table:formula="of:=CONCATENATE(&quot;INSERT INTO DB_ESPERANCA_VIVA.RACA VALUES (&quot;;[.A157];&quot;,&quot;;[.B157];&quot;,&quot; ;&quot;'&quot;; ;[.C157]; ;&quot;'&quot;;&quot;);&quot;)" office:value-type="string" office:string-value="INSERT INTO DB_ESPERANCA_VIVA.RACA VALUES (156,1,'Deerhound');" calcext:value-type="string">
            <text:p>INSERT INTO DB_ESPERANCA_VIVA.RACA VALUES (156,1,'Deerhound');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one Italiano</text:p>
          </table:table-cell>
          <table:table-cell table:formula="of:=CONCATENATE(&quot;INSERT INTO DB_ESPERANCA_VIVA.RACA VALUES (&quot;;[.A158];&quot;,&quot;;[.B158];&quot;,&quot; ;&quot;'&quot;; ;[.C158]; ;&quot;'&quot;;&quot;);&quot;)" office:value-type="string" office:string-value="INSERT INTO DB_ESPERANCA_VIVA.RACA VALUES (157,1,'Spinone Italiano');" calcext:value-type="string">
            <text:p>INSERT INTO DB_ESPERANCA_VIVA.RACA VALUES (157,1,'Spinone Italiano');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Alemão</text:p>
          </table:table-cell>
          <table:table-cell table:formula="of:=CONCATENATE(&quot;INSERT INTO DB_ESPERANCA_VIVA.RACA VALUES (&quot;;[.A159];&quot;,&quot;;[.B159];&quot;,&quot; ;&quot;'&quot;; ;[.C159]; ;&quot;'&quot;;&quot;);&quot;)" office:value-type="string" office:string-value="INSERT INTO DB_ESPERANCA_VIVA.RACA VALUES (158,1,'Pastor Alemão');" calcext:value-type="string">
            <text:p>INSERT INTO DB_ESPERANCA_VIVA.RACA VALUES (158,1,'Pastor Alemão');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cker Spaniel Americano</text:p>
          </table:table-cell>
          <table:table-cell table:formula="of:=CONCATENATE(&quot;INSERT INTO DB_ESPERANCA_VIVA.RACA VALUES (&quot;;[.A160];&quot;,&quot;;[.B160];&quot;,&quot; ;&quot;'&quot;; ;[.C160]; ;&quot;'&quot;;&quot;);&quot;)" office:value-type="string" office:string-value="INSERT INTO DB_ESPERANCA_VIVA.RACA VALUES (159,1,'Cocker Spaniel Americano');" calcext:value-type="string">
            <text:p>INSERT INTO DB_ESPERANCA_VIVA.RACA VALUES (159,1,'Cocker Spaniel Americano');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ndie Dinmont Terrier</text:p>
          </table:table-cell>
          <table:table-cell table:formula="of:=CONCATENATE(&quot;INSERT INTO DB_ESPERANCA_VIVA.RACA VALUES (&quot;;[.A161];&quot;,&quot;;[.B161];&quot;,&quot; ;&quot;'&quot;; ;[.C161]; ;&quot;'&quot;;&quot;);&quot;)" office:value-type="string" office:string-value="INSERT INTO DB_ESPERANCA_VIVA.RACA VALUES (160,1,'Dandie Dinmont Terrier');" calcext:value-type="string">
            <text:p>INSERT INTO DB_ESPERANCA_VIVA.RACA VALUES (160,1,'Dandie Dinmont Terrier');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x Terrier (Pêlo Duro)</text:p>
          </table:table-cell>
          <table:table-cell table:formula="of:=CONCATENATE(&quot;INSERT INTO DB_ESPERANCA_VIVA.RACA VALUES (&quot;;[.A162];&quot;,&quot;;[.B162];&quot;,&quot; ;&quot;'&quot;; ;[.C162]; ;&quot;'&quot;;&quot;);&quot;)" office:value-type="string" office:string-value="INSERT INTO DB_ESPERANCA_VIVA.RACA VALUES (161,1,'Fox Terrier (Pêlo Duro)');" calcext:value-type="string">
            <text:p>INSERT INTO DB_ESPERANCA_VIVA.RACA VALUES (161,1,'Fox Terrier (Pêlo Duro)');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stro Laboreiro</text:p>
          </table:table-cell>
          <table:table-cell table:formula="of:=CONCATENATE(&quot;INSERT INTO DB_ESPERANCA_VIVA.RACA VALUES (&quot;;[.A163];&quot;,&quot;;[.B163];&quot;,&quot; ;&quot;'&quot;; ;[.C163]; ;&quot;'&quot;;&quot;);&quot;)" office:value-type="string" office:string-value="INSERT INTO DB_ESPERANCA_VIVA.RACA VALUES (162,1,'Cão de Castro Laboreiro');" calcext:value-type="string">
            <text:p>INSERT INTO DB_ESPERANCA_VIVA.RACA VALUES (162,1,'Cão de Castro Laboreiro');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vier das Ardenas</text:p>
          </table:table-cell>
          <table:table-cell table:formula="of:=CONCATENATE(&quot;INSERT INTO DB_ESPERANCA_VIVA.RACA VALUES (&quot;;[.A164];&quot;,&quot;;[.B164];&quot;,&quot; ;&quot;'&quot;; ;[.C164]; ;&quot;'&quot;;&quot;);&quot;)" office:value-type="string" office:string-value="INSERT INTO DB_ESPERANCA_VIVA.RACA VALUES (163,1,'Bouvier das Ardenas');" calcext:value-type="string">
            <text:p>INSERT INTO DB_ESPERANCA_VIVA.RACA VALUES (163,1,'Bouvier das Ardenas');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odle</text:p>
          </table:table-cell>
          <table:table-cell table:formula="of:=CONCATENATE(&quot;INSERT INTO DB_ESPERANCA_VIVA.RACA VALUES (&quot;;[.A165];&quot;,&quot;;[.B165];&quot;,&quot; ;&quot;'&quot;; ;[.C165]; ;&quot;'&quot;;&quot;);&quot;)" office:value-type="string" office:string-value="INSERT INTO DB_ESPERANCA_VIVA.RACA VALUES (164,1,'Poodle');" calcext:value-type="string">
            <text:p>INSERT INTO DB_ESPERANCA_VIVA.RACA VALUES (164,1,'Poodle');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Montanha da Estrela</text:p>
          </table:table-cell>
          <table:table-cell table:formula="of:=CONCATENATE(&quot;INSERT INTO DB_ESPERANCA_VIVA.RACA VALUES (&quot;;[.A166];&quot;,&quot;;[.B166];&quot;,&quot; ;&quot;'&quot;; ;[.C166]; ;&quot;'&quot;;&quot;);&quot;)" office:value-type="string" office:string-value="INSERT INTO DB_ESPERANCA_VIVA.RACA VALUES (165,1,'Cão de Montanha da Estrela');" calcext:value-type="string">
            <text:p>INSERT INTO DB_ESPERANCA_VIVA.RACA VALUES (165,1,'Cão de Montanha da Estrela');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Francês</text:p>
          </table:table-cell>
          <table:table-cell table:formula="of:=CONCATENATE(&quot;INSERT INTO DB_ESPERANCA_VIVA.RACA VALUES (&quot;;[.A167];&quot;,&quot;;[.B167];&quot;,&quot; ;&quot;'&quot;; ;[.C167]; ;&quot;'&quot;;&quot;);&quot;)" office:value-type="string" office:string-value="INSERT INTO DB_ESPERANCA_VIVA.RACA VALUES (166,1,'Spaniel Francês');" calcext:value-type="string">
            <text:p>INSERT INTO DB_ESPERANCA_VIVA.RACA VALUES (166,1,'Spaniel Francês');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da Picardia</text:p>
          </table:table-cell>
          <table:table-cell table:formula="of:=CONCATENATE(&quot;INSERT INTO DB_ESPERANCA_VIVA.RACA VALUES (&quot;;[.A168];&quot;,&quot;;[.B168];&quot;,&quot; ;&quot;'&quot;; ;[.C168]; ;&quot;'&quot;;&quot;);&quot;)" office:value-type="string" office:string-value="INSERT INTO DB_ESPERANCA_VIVA.RACA VALUES (167,1,'Pastor da Picardia');" calcext:value-type="string">
            <text:p>INSERT INTO DB_ESPERANCA_VIVA.RACA VALUES (167,1,'Pastor da Picardia');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e Ariege</text:p>
          </table:table-cell>
          <table:table-cell table:formula="of:=CONCATENATE(&quot;INSERT INTO DB_ESPERANCA_VIVA.RACA VALUES (&quot;;[.A169];&quot;,&quot;;[.B169];&quot;,&quot; ;&quot;'&quot;; ;[.C169]; ;&quot;'&quot;;&quot;);&quot;)" office:value-type="string" office:string-value="INSERT INTO DB_ESPERANCA_VIVA.RACA VALUES (168,1,'Cão de Aponte de Ariege');" calcext:value-type="string">
            <text:p>INSERT INTO DB_ESPERANCA_VIVA.RACA VALUES (168,1,'Cão de Aponte de Ariege');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e Bourbonnais</text:p>
          </table:table-cell>
          <table:table-cell table:formula="of:=CONCATENATE(&quot;INSERT INTO DB_ESPERANCA_VIVA.RACA VALUES (&quot;;[.A170];&quot;,&quot;;[.B170];&quot;,&quot; ;&quot;'&quot;; ;[.C170]; ;&quot;'&quot;;&quot;);&quot;)" office:value-type="string" office:string-value="INSERT INTO DB_ESPERANCA_VIVA.RACA VALUES (169,1,'Cão de Aponte de Bourbonnais');" calcext:value-type="string">
            <text:p>INSERT INTO DB_ESPERANCA_VIVA.RACA VALUES (169,1,'Cão de Aponte de Bourbonnais');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nter de Auvergne</text:p>
          </table:table-cell>
          <table:table-cell table:formula="of:=CONCATENATE(&quot;INSERT INTO DB_ESPERANCA_VIVA.RACA VALUES (&quot;;[.A171];&quot;,&quot;;[.B171];&quot;,&quot; ;&quot;'&quot;; ;[.C171]; ;&quot;'&quot;;&quot;);&quot;)" office:value-type="string" office:string-value="INSERT INTO DB_ESPERANCA_VIVA.RACA VALUES (170,1,'Pointer de Auvergne');" calcext:value-type="string">
            <text:p>INSERT INTO DB_ESPERANCA_VIVA.RACA VALUES (170,1,'Pointer de Auvergne');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nauzer Gigante</text:p>
          </table:table-cell>
          <table:table-cell table:formula="of:=CONCATENATE(&quot;INSERT INTO DB_ESPERANCA_VIVA.RACA VALUES (&quot;;[.A172];&quot;,&quot;;[.B172];&quot;,&quot; ;&quot;'&quot;; ;[.C172]; ;&quot;'&quot;;&quot;);&quot;)" office:value-type="string" office:string-value="INSERT INTO DB_ESPERANCA_VIVA.RACA VALUES (171,1,'Schnauzer Gigante');" calcext:value-type="string">
            <text:p>INSERT INTO DB_ESPERANCA_VIVA.RACA VALUES (171,1,'Schnauzer Gigante');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nauzer</text:p>
          </table:table-cell>
          <table:table-cell table:formula="of:=CONCATENATE(&quot;INSERT INTO DB_ESPERANCA_VIVA.RACA VALUES (&quot;;[.A173];&quot;,&quot;;[.B173];&quot;,&quot; ;&quot;'&quot;; ;[.C173]; ;&quot;'&quot;;&quot;);&quot;)" office:value-type="string" office:string-value="INSERT INTO DB_ESPERANCA_VIVA.RACA VALUES (172,1,'Schnauzer');" calcext:value-type="string">
            <text:p>INSERT INTO DB_ESPERANCA_VIVA.RACA VALUES (172,1,'Schnauzer');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nauzer Miniatura</text:p>
          </table:table-cell>
          <table:table-cell table:formula="of:=CONCATENATE(&quot;INSERT INTO DB_ESPERANCA_VIVA.RACA VALUES (&quot;;[.A174];&quot;,&quot;;[.B174];&quot;,&quot; ;&quot;'&quot;; ;[.C174]; ;&quot;'&quot;;&quot;);&quot;)" office:value-type="string" office:string-value="INSERT INTO DB_ESPERANCA_VIVA.RACA VALUES (173,1,'Schnauzer Miniatura');" calcext:value-type="string">
            <text:p>INSERT INTO DB_ESPERANCA_VIVA.RACA VALUES (173,1,'Schnauzer Miniatura');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cher Alemão</text:p>
          </table:table-cell>
          <table:table-cell table:formula="of:=CONCATENATE(&quot;INSERT INTO DB_ESPERANCA_VIVA.RACA VALUES (&quot;;[.A175];&quot;,&quot;;[.B175];&quot;,&quot; ;&quot;'&quot;; ;[.C175]; ;&quot;'&quot;;&quot;);&quot;)" office:value-type="string" office:string-value="INSERT INTO DB_ESPERANCA_VIVA.RACA VALUES (174,1,'Pinscher Alemão');" calcext:value-type="string">
            <text:p>INSERT INTO DB_ESPERANCA_VIVA.RACA VALUES (174,1,'Pinscher Alemão');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cher Miniatura</text:p>
          </table:table-cell>
          <table:table-cell table:formula="of:=CONCATENATE(&quot;INSERT INTO DB_ESPERANCA_VIVA.RACA VALUES (&quot;;[.A176];&quot;,&quot;;[.B176];&quot;,&quot; ;&quot;'&quot;; ;[.C176]; ;&quot;'&quot;;&quot;);&quot;)" office:value-type="string" office:string-value="INSERT INTO DB_ESPERANCA_VIVA.RACA VALUES (175,1,'Pinscher Miniatura');" calcext:value-type="string">
            <text:p>INSERT INTO DB_ESPERANCA_VIVA.RACA VALUES (175,1,'Pinscher Miniatura');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ffenpinscher</text:p>
          </table:table-cell>
          <table:table-cell table:formula="of:=CONCATENATE(&quot;INSERT INTO DB_ESPERANCA_VIVA.RACA VALUES (&quot;;[.A177];&quot;,&quot;;[.B177];&quot;,&quot; ;&quot;'&quot;; ;[.C177]; ;&quot;'&quot;;&quot;);&quot;)" office:value-type="string" office:string-value="INSERT INTO DB_ESPERANCA_VIVA.RACA VALUES (176,1,'Affenpinscher');" calcext:value-type="string">
            <text:p>INSERT INTO DB_ESPERANCA_VIVA.RACA VALUES (176,1,'Affenpinscher');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Português</text:p>
          </table:table-cell>
          <table:table-cell table:formula="of:=CONCATENATE(&quot;INSERT INTO DB_ESPERANCA_VIVA.RACA VALUES (&quot;;[.A178];&quot;,&quot;;[.B178];&quot;,&quot; ;&quot;'&quot;; ;[.C178]; ;&quot;'&quot;;&quot;);&quot;)" office:value-type="string" office:string-value="INSERT INTO DB_ESPERANCA_VIVA.RACA VALUES (177,1,'Cão de Aponte Português');" calcext:value-type="string">
            <text:p>INSERT INTO DB_ESPERANCA_VIVA.RACA VALUES (177,1,'Cão de Aponte Português');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loughi</text:p>
          </table:table-cell>
          <table:table-cell table:formula="of:=CONCATENATE(&quot;INSERT INTO DB_ESPERANCA_VIVA.RACA VALUES (&quot;;[.A179];&quot;,&quot;;[.B179];&quot;,&quot; ;&quot;'&quot;; ;[.C179]; ;&quot;'&quot;;&quot;);&quot;)" office:value-type="string" office:string-value="INSERT INTO DB_ESPERANCA_VIVA.RACA VALUES (178,1,'Sloughi');" calcext:value-type="string">
            <text:p>INSERT INTO DB_ESPERANCA_VIVA.RACA VALUES (178,1,'Sloughi');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Lapão Finlandês</text:p>
          </table:table-cell>
          <table:table-cell table:formula="of:=CONCATENATE(&quot;INSERT INTO DB_ESPERANCA_VIVA.RACA VALUES (&quot;;[.A180];&quot;,&quot;;[.B180];&quot;,&quot; ;&quot;'&quot;; ;[.C180]; ;&quot;'&quot;;&quot;);&quot;)" office:value-type="string" office:string-value="INSERT INTO DB_ESPERANCA_VIVA.RACA VALUES (179,1,'Cão Lapão Finlandês');" calcext:value-type="string">
            <text:p>INSERT INTO DB_ESPERANCA_VIVA.RACA VALUES (179,1,'Cão Lapão Finlandês');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vawart</text:p>
          </table:table-cell>
          <table:table-cell table:formula="of:=CONCATENATE(&quot;INSERT INTO DB_ESPERANCA_VIVA.RACA VALUES (&quot;;[.A181];&quot;,&quot;;[.B181];&quot;,&quot; ;&quot;'&quot;; ;[.C181]; ;&quot;'&quot;;&quot;);&quot;)" office:value-type="string" office:string-value="INSERT INTO DB_ESPERANCA_VIVA.RACA VALUES (180,1,'Hovawart');" calcext:value-type="string">
            <text:p>INSERT INTO DB_ESPERANCA_VIVA.RACA VALUES (180,1,'Hovawart');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uvier de Flandres</text:p>
          </table:table-cell>
          <table:table-cell table:formula="of:=CONCATENATE(&quot;INSERT INTO DB_ESPERANCA_VIVA.RACA VALUES (&quot;;[.A182];&quot;,&quot;;[.B182];&quot;,&quot; ;&quot;'&quot;; ;[.C182]; ;&quot;'&quot;;&quot;);&quot;)" office:value-type="string" office:string-value="INSERT INTO DB_ESPERANCA_VIVA.RACA VALUES (181,1,'Bouvier de Flandres');" calcext:value-type="string">
            <text:p>INSERT INTO DB_ESPERANCA_VIVA.RACA VALUES (181,1,'Bouvier de Flandres');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omfohrländer</text:p>
          </table:table-cell>
          <table:table-cell table:formula="of:=CONCATENATE(&quot;INSERT INTO DB_ESPERANCA_VIVA.RACA VALUES (&quot;;[.A183];&quot;,&quot;;[.B183];&quot;,&quot; ;&quot;'&quot;; ;[.C183]; ;&quot;'&quot;;&quot;);&quot;)" office:value-type="string" office:string-value="INSERT INTO DB_ESPERANCA_VIVA.RACA VALUES (182,1,'Kromfohrländer');" calcext:value-type="string">
            <text:p>INSERT INTO DB_ESPERANCA_VIVA.RACA VALUES (182,1,'Kromfohrländer');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zoi - Galgo Russo de Caça</text:p>
          </table:table-cell>
          <table:table-cell table:formula="of:=CONCATENATE(&quot;INSERT INTO DB_ESPERANCA_VIVA.RACA VALUES (&quot;;[.A184];&quot;,&quot;;[.B184];&quot;,&quot; ;&quot;'&quot;; ;[.C184]; ;&quot;'&quot;;&quot;);&quot;)" office:value-type="string" office:string-value="INSERT INTO DB_ESPERANCA_VIVA.RACA VALUES (183,1,'Borzoi - Galgo Russo de Caça');" calcext:value-type="string">
            <text:p>INSERT INTO DB_ESPERANCA_VIVA.RACA VALUES (183,1,'Borzoi - Galgo Russo de Caça');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Bergamasco</text:p>
          </table:table-cell>
          <table:table-cell table:formula="of:=CONCATENATE(&quot;INSERT INTO DB_ESPERANCA_VIVA.RACA VALUES (&quot;;[.A185];&quot;,&quot;;[.B185];&quot;,&quot; ;&quot;'&quot;; ;[.C185]; ;&quot;'&quot;;&quot;);&quot;)" office:value-type="string" office:string-value="INSERT INTO DB_ESPERANCA_VIVA.RACA VALUES (184,1,'Pastor Bergamasco');" calcext:value-type="string">
            <text:p>INSERT INTO DB_ESPERANCA_VIVA.RACA VALUES (184,1,'Pastor Bergamasco');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pino Italiano</text:p>
          </table:table-cell>
          <table:table-cell table:formula="of:=CONCATENATE(&quot;INSERT INTO DB_ESPERANCA_VIVA.RACA VALUES (&quot;;[.A186];&quot;,&quot;;[.B186];&quot;,&quot; ;&quot;'&quot;; ;[.C186]; ;&quot;'&quot;;&quot;);&quot;)" office:value-type="string" office:string-value="INSERT INTO DB_ESPERANCA_VIVA.RACA VALUES (185,1,'Volpino Italiano');" calcext:value-type="string">
            <text:p>INSERT INTO DB_ESPERANCA_VIVA.RACA VALUES (185,1,'Volpino Italiano');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lognês</text:p>
          </table:table-cell>
          <table:table-cell table:formula="of:=CONCATENATE(&quot;INSERT INTO DB_ESPERANCA_VIVA.RACA VALUES (&quot;;[.A187];&quot;,&quot;;[.B187];&quot;,&quot; ;&quot;'&quot;; ;[.C187]; ;&quot;'&quot;;&quot;);&quot;)" office:value-type="string" office:string-value="INSERT INTO DB_ESPERANCA_VIVA.RACA VALUES (186,1,'Bolognês');" calcext:value-type="string">
            <text:p>INSERT INTO DB_ESPERANCA_VIVA.RACA VALUES (186,1,'Bolognês');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im Napolitano</text:p>
          </table:table-cell>
          <table:table-cell table:formula="of:=CONCATENATE(&quot;INSERT INTO DB_ESPERANCA_VIVA.RACA VALUES (&quot;;[.A188];&quot;,&quot;;[.B188];&quot;,&quot; ;&quot;'&quot;; ;[.C188]; ;&quot;'&quot;;&quot;);&quot;)" office:value-type="string" office:string-value="INSERT INTO DB_ESPERANCA_VIVA.RACA VALUES (187,1,'Mastim Napolitano');" calcext:value-type="string">
            <text:p>INSERT INTO DB_ESPERANCA_VIVA.RACA VALUES (187,1,'Mastim Napolitano');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gugio Italiano de Pêlo Duro</text:p>
          </table:table-cell>
          <table:table-cell table:formula="of:=CONCATENATE(&quot;INSERT INTO DB_ESPERANCA_VIVA.RACA VALUES (&quot;;[.A189];&quot;,&quot;;[.B189];&quot;,&quot; ;&quot;'&quot;; ;[.C189]; ;&quot;'&quot;;&quot;);&quot;)" office:value-type="string" office:string-value="INSERT INTO DB_ESPERANCA_VIVA.RACA VALUES (188,1,'Segugio Italiano de Pêlo Duro');" calcext:value-type="string">
            <text:p>INSERT INTO DB_ESPERANCA_VIVA.RACA VALUES (188,1,'Segugio Italiano de Pêlo Duro');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irneco do Etna</text:p>
          </table:table-cell>
          <table:table-cell table:formula="of:=CONCATENATE(&quot;INSERT INTO DB_ESPERANCA_VIVA.RACA VALUES (&quot;;[.A190];&quot;,&quot;;[.B190];&quot;,&quot; ;&quot;'&quot;; ;[.C190]; ;&quot;'&quot;;&quot;);&quot;)" office:value-type="string" office:string-value="INSERT INTO DB_ESPERANCA_VIVA.RACA VALUES (189,1,'Cirneco do Etna');" calcext:value-type="string">
            <text:p>INSERT INTO DB_ESPERANCA_VIVA.RACA VALUES (189,1,'Cirneco do Etna');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go Italiano</text:p>
          </table:table-cell>
          <table:table-cell table:formula="of:=CONCATENATE(&quot;INSERT INTO DB_ESPERANCA_VIVA.RACA VALUES (&quot;;[.A191];&quot;,&quot;;[.B191];&quot;,&quot; ;&quot;'&quot;; ;[.C191]; ;&quot;'&quot;;&quot;);&quot;)" office:value-type="string" office:string-value="INSERT INTO DB_ESPERANCA_VIVA.RACA VALUES (190,1,'Galgo Italiano');" calcext:value-type="string">
            <text:p>INSERT INTO DB_ESPERANCA_VIVA.RACA VALUES (190,1,'Galgo Italiano');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Maremmano e Abruzzese</text:p>
          </table:table-cell>
          <table:table-cell table:formula="of:=CONCATENATE(&quot;INSERT INTO DB_ESPERANCA_VIVA.RACA VALUES (&quot;;[.A192];&quot;,&quot;;[.B192];&quot;,&quot; ;&quot;'&quot;; ;[.C192]; ;&quot;'&quot;;&quot;);&quot;)" office:value-type="string" office:string-value="INSERT INTO DB_ESPERANCA_VIVA.RACA VALUES (191,1,'Pastor Maremmano e Abruzzese');" calcext:value-type="string">
            <text:p>INSERT INTO DB_ESPERANCA_VIVA.RACA VALUES (191,1,'Pastor Maremmano e Abruzzese');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Italiano</text:p>
          </table:table-cell>
          <table:table-cell table:formula="of:=CONCATENATE(&quot;INSERT INTO DB_ESPERANCA_VIVA.RACA VALUES (&quot;;[.A193];&quot;,&quot;;[.B193];&quot;,&quot; ;&quot;'&quot;; ;[.C193]; ;&quot;'&quot;;&quot;);&quot;)" office:value-type="string" office:string-value="INSERT INTO DB_ESPERANCA_VIVA.RACA VALUES (192,1,'Cão de Aponte Italiano');" calcext:value-type="string">
            <text:p>INSERT INTO DB_ESPERANCA_VIVA.RACA VALUES (192,1,'Cão de Aponte Italiano');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Norueguês</text:p>
          </table:table-cell>
          <table:table-cell table:formula="of:=CONCATENATE(&quot;INSERT INTO DB_ESPERANCA_VIVA.RACA VALUES (&quot;;[.A194];&quot;,&quot;;[.B194];&quot;,&quot; ;&quot;'&quot;; ;[.C194]; ;&quot;'&quot;;&quot;);&quot;)" office:value-type="string" office:string-value="INSERT INTO DB_ESPERANCA_VIVA.RACA VALUES (193,1,'Cão de Caça Norueguês');" calcext:value-type="string">
            <text:p>INSERT INTO DB_ESPERANCA_VIVA.RACA VALUES (193,1,'Cão de Caça Norueguês');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Espanhol</text:p>
          </table:table-cell>
          <table:table-cell table:formula="of:=CONCATENATE(&quot;INSERT INTO DB_ESPERANCA_VIVA.RACA VALUES (&quot;;[.A195];&quot;,&quot;;[.B195];&quot;,&quot; ;&quot;'&quot;; ;[.C195]; ;&quot;'&quot;;&quot;);&quot;)" office:value-type="string" office:string-value="INSERT INTO DB_ESPERANCA_VIVA.RACA VALUES (194,1,'Cão de Caça Espanhol');" calcext:value-type="string">
            <text:p>INSERT INTO DB_ESPERANCA_VIVA.RACA VALUES (194,1,'Cão de Caça Espanhol');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ow Chow</text:p>
          </table:table-cell>
          <table:table-cell table:formula="of:=CONCATENATE(&quot;INSERT INTO DB_ESPERANCA_VIVA.RACA VALUES (&quot;;[.A196];&quot;,&quot;;[.B196];&quot;,&quot; ;&quot;'&quot;; ;[.C196]; ;&quot;'&quot;;&quot;);&quot;)" office:value-type="string" office:string-value="INSERT INTO DB_ESPERANCA_VIVA.RACA VALUES (195,1,'Chow Chow');" calcext:value-type="string">
            <text:p>INSERT INTO DB_ESPERANCA_VIVA.RACA VALUES (195,1,'Chow Chow');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n Japonês</text:p>
          </table:table-cell>
          <table:table-cell table:formula="of:=CONCATENATE(&quot;INSERT INTO DB_ESPERANCA_VIVA.RACA VALUES (&quot;;[.A197];&quot;,&quot;;[.B197];&quot;,&quot; ;&quot;'&quot;; ;[.C197]; ;&quot;'&quot;;&quot;);&quot;)" office:value-type="string" office:string-value="INSERT INTO DB_ESPERANCA_VIVA.RACA VALUES (196,1,'Chin Japonês');" calcext:value-type="string">
            <text:p>INSERT INTO DB_ESPERANCA_VIVA.RACA VALUES (196,1,'Chin Japonês');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quinês</text:p>
          </table:table-cell>
          <table:table-cell table:formula="of:=CONCATENATE(&quot;INSERT INTO DB_ESPERANCA_VIVA.RACA VALUES (&quot;;[.A198];&quot;,&quot;;[.B198];&quot;,&quot; ;&quot;'&quot;; ;[.C198]; ;&quot;'&quot;;&quot;);&quot;)" office:value-type="string" office:string-value="INSERT INTO DB_ESPERANCA_VIVA.RACA VALUES (197,1,'Pequinês');" calcext:value-type="string">
            <text:p>INSERT INTO DB_ESPERANCA_VIVA.RACA VALUES (197,1,'Pequinês');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h Tzu</text:p>
          </table:table-cell>
          <table:table-cell table:formula="of:=CONCATENATE(&quot;INSERT INTO DB_ESPERANCA_VIVA.RACA VALUES (&quot;;[.A199];&quot;,&quot;;[.B199];&quot;,&quot; ;&quot;'&quot;; ;[.C199]; ;&quot;'&quot;;&quot;);&quot;)" office:value-type="string" office:string-value="INSERT INTO DB_ESPERANCA_VIVA.RACA VALUES (198,1,'Shih Tzu');" calcext:value-type="string">
            <text:p>INSERT INTO DB_ESPERANCA_VIVA.RACA VALUES (198,1,'Shih Tzu');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Tibetano</text:p>
          </table:table-cell>
          <table:table-cell table:formula="of:=CONCATENATE(&quot;INSERT INTO DB_ESPERANCA_VIVA.RACA VALUES (&quot;;[.A200];&quot;,&quot;;[.B200];&quot;,&quot; ;&quot;'&quot;; ;[.C200]; ;&quot;'&quot;;&quot;);&quot;)" office:value-type="string" office:string-value="INSERT INTO DB_ESPERANCA_VIVA.RACA VALUES (199,1,'Terrier Tibetano');" calcext:value-type="string">
            <text:p>INSERT INTO DB_ESPERANCA_VIVA.RACA VALUES (199,1,'Terrier Tibetano');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Esquimó Canadense</text:p>
          </table:table-cell>
          <table:table-cell table:formula="of:=CONCATENATE(&quot;INSERT INTO DB_ESPERANCA_VIVA.RACA VALUES (&quot;;[.A201];&quot;,&quot;;[.B201];&quot;,&quot; ;&quot;'&quot;; ;[.C201]; ;&quot;'&quot;;&quot;);&quot;)" office:value-type="string" office:string-value="INSERT INTO DB_ESPERANCA_VIVA.RACA VALUES (200,1,'Cão Esquimó Canadense');" calcext:value-type="string">
            <text:p>INSERT INTO DB_ESPERANCA_VIVA.RACA VALUES (200,1,'Cão Esquimó Canadense');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moieda</text:p>
          </table:table-cell>
          <table:table-cell table:formula="of:=CONCATENATE(&quot;INSERT INTO DB_ESPERANCA_VIVA.RACA VALUES (&quot;;[.A202];&quot;,&quot;;[.B202];&quot;,&quot; ;&quot;'&quot;; ;[.C202]; ;&quot;'&quot;;&quot;);&quot;)" office:value-type="string" office:string-value="INSERT INTO DB_ESPERANCA_VIVA.RACA VALUES (201,1,'Samoieda');" calcext:value-type="string">
            <text:p>INSERT INTO DB_ESPERANCA_VIVA.RACA VALUES (201,1,'Samoieda');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Fila da Baviera</text:p>
          </table:table-cell>
          <table:table-cell table:formula="of:=CONCATENATE(&quot;INSERT INTO DB_ESPERANCA_VIVA.RACA VALUES (&quot;;[.A203];&quot;,&quot;;[.B203];&quot;,&quot; ;&quot;'&quot;; ;[.C203]; ;&quot;'&quot;;&quot;);&quot;)" office:value-type="string" office:string-value="INSERT INTO DB_ESPERANCA_VIVA.RACA VALUES (202,1,'Cão de Fila da Baviera');" calcext:value-type="string">
            <text:p>INSERT INTO DB_ESPERANCA_VIVA.RACA VALUES (202,1,'Cão de Fila da Baviera');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Helênico</text:p>
          </table:table-cell>
          <table:table-cell table:formula="of:=CONCATENATE(&quot;INSERT INTO DB_ESPERANCA_VIVA.RACA VALUES (&quot;;[.A204];&quot;,&quot;;[.B204];&quot;,&quot; ;&quot;'&quot;; ;[.C204]; ;&quot;'&quot;;&quot;);&quot;)" office:value-type="string" office:string-value="INSERT INTO DB_ESPERANCA_VIVA.RACA VALUES (203,1,'Cão de Caça Helênico');" calcext:value-type="string">
            <text:p>INSERT INTO DB_ESPERANCA_VIVA.RACA VALUES (203,1,'Cão de Caça Helênico');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chon Frisé</text:p>
          </table:table-cell>
          <table:table-cell table:formula="of:=CONCATENATE(&quot;INSERT INTO DB_ESPERANCA_VIVA.RACA VALUES (&quot;;[.A205];&quot;,&quot;;[.B205];&quot;,&quot; ;&quot;'&quot;; ;[.C205]; ;&quot;'&quot;;&quot;);&quot;)" office:value-type="string" office:string-value="INSERT INTO DB_ESPERANCA_VIVA.RACA VALUES (204,1,'Bichon Frisé');" calcext:value-type="string">
            <text:p>INSERT INTO DB_ESPERANCA_VIVA.RACA VALUES (204,1,'Bichon Frisé');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delpointer</text:p>
          </table:table-cell>
          <table:table-cell table:formula="of:=CONCATENATE(&quot;INSERT INTO DB_ESPERANCA_VIVA.RACA VALUES (&quot;;[.A206];&quot;,&quot;;[.B206];&quot;,&quot; ;&quot;'&quot;; ;[.C206]; ;&quot;'&quot;;&quot;);&quot;)" office:value-type="string" office:string-value="INSERT INTO DB_ESPERANCA_VIVA.RACA VALUES (205,1,'Pudelpointer');" calcext:value-type="string">
            <text:p>INSERT INTO DB_ESPERANCA_VIVA.RACA VALUES (205,1,'Pudelpointer');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Montanha da Baviera</text:p>
          </table:table-cell>
          <table:table-cell table:formula="of:=CONCATENATE(&quot;INSERT INTO DB_ESPERANCA_VIVA.RACA VALUES (&quot;;[.A207];&quot;,&quot;;[.B207];&quot;,&quot; ;&quot;'&quot;; ;[.C207]; ;&quot;'&quot;;&quot;);&quot;)" office:value-type="string" office:string-value="INSERT INTO DB_ESPERANCA_VIVA.RACA VALUES (206,1,'Cão de Montanha da Baviera');" calcext:value-type="string">
            <text:p>INSERT INTO DB_ESPERANCA_VIVA.RACA VALUES (206,1,'Cão de Montanha da Baviera');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ihuahua</text:p>
          </table:table-cell>
          <table:table-cell table:formula="of:=CONCATENATE(&quot;INSERT INTO DB_ESPERANCA_VIVA.RACA VALUES (&quot;;[.A208];&quot;,&quot;;[.B208];&quot;,&quot; ;&quot;'&quot;; ;[.C208]; ;&quot;'&quot;;&quot;);&quot;)" office:value-type="string" office:string-value="INSERT INTO DB_ESPERANCA_VIVA.RACA VALUES (207,1,'Chihuahua');" calcext:value-type="string">
            <text:p>INSERT INTO DB_ESPERANCA_VIVA.RACA VALUES (207,1,'Chihuahua');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Tricolor Francês</text:p>
          </table:table-cell>
          <table:table-cell table:formula="of:=CONCATENATE(&quot;INSERT INTO DB_ESPERANCA_VIVA.RACA VALUES (&quot;;[.A209];&quot;,&quot;;[.B209];&quot;,&quot; ;&quot;'&quot;; ;[.C209]; ;&quot;'&quot;;&quot;);&quot;)" office:value-type="string" office:string-value="INSERT INTO DB_ESPERANCA_VIVA.RACA VALUES (208,1,'Cão Tricolor Francês');" calcext:value-type="string">
            <text:p>INSERT INTO DB_ESPERANCA_VIVA.RACA VALUES (208,1,'Cão Tricolor Francês');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Branco e Preto Francês</text:p>
          </table:table-cell>
          <table:table-cell table:formula="of:=CONCATENATE(&quot;INSERT INTO DB_ESPERANCA_VIVA.RACA VALUES (&quot;;[.A210];&quot;,&quot;;[.B210];&quot;,&quot; ;&quot;'&quot;; ;[.C210]; ;&quot;'&quot;;&quot;);&quot;)" office:value-type="string" office:string-value="INSERT INTO DB_ESPERANCA_VIVA.RACA VALUES (209,1,'Cão Branco e Preto Francês');" calcext:value-type="string">
            <text:p>INSERT INTO DB_ESPERANCA_VIVA.RACA VALUES (209,1,'Cão Branco e Preto Francês');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Água Frísio</text:p>
          </table:table-cell>
          <table:table-cell table:formula="of:=CONCATENATE(&quot;INSERT INTO DB_ESPERANCA_VIVA.RACA VALUES (&quot;;[.A211];&quot;,&quot;;[.B211];&quot;,&quot; ;&quot;'&quot;; ;[.C211]; ;&quot;'&quot;;&quot;);&quot;)" office:value-type="string" office:string-value="INSERT INTO DB_ESPERANCA_VIVA.RACA VALUES (210,1,'Cão de Água Frísio');" calcext:value-type="string">
            <text:p>INSERT INTO DB_ESPERANCA_VIVA.RACA VALUES (210,1,'Cão de Água Frísio');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byhoun</text:p>
          </table:table-cell>
          <table:table-cell table:formula="of:=CONCATENATE(&quot;INSERT INTO DB_ESPERANCA_VIVA.RACA VALUES (&quot;;[.A212];&quot;,&quot;;[.B212];&quot;,&quot; ;&quot;'&quot;; ;[.C212]; ;&quot;'&quot;;&quot;);&quot;)" office:value-type="string" office:string-value="INSERT INTO DB_ESPERANCA_VIVA.RACA VALUES (211,1,'Stabyhoun');" calcext:value-type="string">
            <text:p>INSERT INTO DB_ESPERANCA_VIVA.RACA VALUES (211,1,'Stabyhoun');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Holandês</text:p>
          </table:table-cell>
          <table:table-cell table:formula="of:=CONCATENATE(&quot;INSERT INTO DB_ESPERANCA_VIVA.RACA VALUES (&quot;;[.A213];&quot;,&quot;;[.B213];&quot;,&quot; ;&quot;'&quot;; ;[.C213]; ;&quot;'&quot;;&quot;);&quot;)" office:value-type="string" office:string-value="INSERT INTO DB_ESPERANCA_VIVA.RACA VALUES (212,1,'Pastor Holandês');" calcext:value-type="string">
            <text:p>INSERT INTO DB_ESPERANCA_VIVA.RACA VALUES (212,1,'Pastor Holandês');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Perdiz de Drentsche</text:p>
          </table:table-cell>
          <table:table-cell table:formula="of:=CONCATENATE(&quot;INSERT INTO DB_ESPERANCA_VIVA.RACA VALUES (&quot;;[.A214];&quot;,&quot;;[.B214];&quot;,&quot; ;&quot;'&quot;; ;[.C214]; ;&quot;'&quot;;&quot;);&quot;)" office:value-type="string" office:string-value="INSERT INTO DB_ESPERANCA_VIVA.RACA VALUES (213,1,'Cão de Perdiz de Drentsche');" calcext:value-type="string">
            <text:p>INSERT INTO DB_ESPERANCA_VIVA.RACA VALUES (213,1,'Cão de Perdiz de Drentsche');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a Brasileiro</text:p>
          </table:table-cell>
          <table:table-cell table:formula="of:=CONCATENATE(&quot;INSERT INTO DB_ESPERANCA_VIVA.RACA VALUES (&quot;;[.A215];&quot;,&quot;;[.B215];&quot;,&quot; ;&quot;'&quot;; ;[.C215]; ;&quot;'&quot;;&quot;);&quot;)" office:value-type="string" office:string-value="INSERT INTO DB_ESPERANCA_VIVA.RACA VALUES (214,1,'Fila Brasileiro');" calcext:value-type="string">
            <text:p>INSERT INTO DB_ESPERANCA_VIVA.RACA VALUES (214,1,'Fila Brasileiro');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ndseer (Tipo Continental Europeu)</text:p>
          </table:table-cell>
          <table:table-cell table:formula="of:=CONCATENATE(&quot;INSERT INTO DB_ESPERANCA_VIVA.RACA VALUES (&quot;;[.A216];&quot;,&quot;;[.B216];&quot;,&quot; ;&quot;'&quot;; ;[.C216]; ;&quot;'&quot;;&quot;);&quot;)" office:value-type="string" office:string-value="INSERT INTO DB_ESPERANCA_VIVA.RACA VALUES (215,1,'Landseer (Tipo Continental Europeu)');" calcext:value-type="string">
            <text:p>INSERT INTO DB_ESPERANCA_VIVA.RACA VALUES (215,1,'Landseer (Tipo Continental Europeu)');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hasa Apso</text:p>
          </table:table-cell>
          <table:table-cell table:formula="of:=CONCATENATE(&quot;INSERT INTO DB_ESPERANCA_VIVA.RACA VALUES (&quot;;[.A217];&quot;,&quot;;[.B217];&quot;,&quot; ;&quot;'&quot;; ;[.C217]; ;&quot;'&quot;;&quot;);&quot;)" office:value-type="string" office:string-value="INSERT INTO DB_ESPERANCA_VIVA.RACA VALUES (216,1,'Lhasa Apso');" calcext:value-type="string">
            <text:p>INSERT INTO DB_ESPERANCA_VIVA.RACA VALUES (216,1,'Lhasa Apso');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go Afegão</text:p>
          </table:table-cell>
          <table:table-cell table:formula="of:=CONCATENATE(&quot;INSERT INTO DB_ESPERANCA_VIVA.RACA VALUES (&quot;;[.A218];&quot;,&quot;;[.B218];&quot;,&quot; ;&quot;'&quot;; ;[.C218]; ;&quot;'&quot;;&quot;);&quot;)" office:value-type="string" office:string-value="INSERT INTO DB_ESPERANCA_VIVA.RACA VALUES (217,1,'Galgo Afegão');" calcext:value-type="string">
            <text:p>INSERT INTO DB_ESPERANCA_VIVA.RACA VALUES (217,1,'Galgo Afegão');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Sérvio Tricolor</text:p>
          </table:table-cell>
          <table:table-cell table:formula="of:=CONCATENATE(&quot;INSERT INTO DB_ESPERANCA_VIVA.RACA VALUES (&quot;;[.A219];&quot;,&quot;;[.B219];&quot;,&quot; ;&quot;'&quot;; ;[.C219]; ;&quot;'&quot;;&quot;);&quot;)" office:value-type="string" office:string-value="INSERT INTO DB_ESPERANCA_VIVA.RACA VALUES (218,1,'Cão de Caça Sérvio Tricolor');" calcext:value-type="string">
            <text:p>INSERT INTO DB_ESPERANCA_VIVA.RACA VALUES (218,1,'Cão de Caça Sérvio Tricolor');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im Tibetano</text:p>
          </table:table-cell>
          <table:table-cell table:formula="of:=CONCATENATE(&quot;INSERT INTO DB_ESPERANCA_VIVA.RACA VALUES (&quot;;[.A220];&quot;,&quot;;[.B220];&quot;,&quot; ;&quot;'&quot;; ;[.C220]; ;&quot;'&quot;;&quot;);&quot;)" office:value-type="string" office:string-value="INSERT INTO DB_ESPERANCA_VIVA.RACA VALUES (219,1,'Mastim Tibetano');" calcext:value-type="string">
            <text:p>INSERT INTO DB_ESPERANCA_VIVA.RACA VALUES (219,1,'Mastim Tibetano');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Tibetano</text:p>
          </table:table-cell>
          <table:table-cell table:formula="of:=CONCATENATE(&quot;INSERT INTO DB_ESPERANCA_VIVA.RACA VALUES (&quot;;[.A221];&quot;,&quot;;[.B221];&quot;,&quot; ;&quot;'&quot;; ;[.C221]; ;&quot;'&quot;;&quot;);&quot;)" office:value-type="string" office:string-value="INSERT INTO DB_ESPERANCA_VIVA.RACA VALUES (220,1,'Spaniel Tibetano');" calcext:value-type="string">
            <text:p>INSERT INTO DB_ESPERANCA_VIVA.RACA VALUES (220,1,'Spaniel Tibetano');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sch Stichelhaar</text:p>
          </table:table-cell>
          <table:table-cell table:formula="of:=CONCATENATE(&quot;INSERT INTO DB_ESPERANCA_VIVA.RACA VALUES (&quot;;[.A222];&quot;,&quot;;[.B222];&quot;,&quot; ;&quot;'&quot;; ;[.C222]; ;&quot;'&quot;;&quot;);&quot;)" office:value-type="string" office:string-value="INSERT INTO DB_ESPERANCA_VIVA.RACA VALUES (221,1,'Deutsch Stichelhaar');" calcext:value-type="string">
            <text:p>INSERT INTO DB_ESPERANCA_VIVA.RACA VALUES (221,1,'Deutsch Stichelhaar');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queno Cão Leão</text:p>
          </table:table-cell>
          <table:table-cell table:formula="of:=CONCATENATE(&quot;INSERT INTO DB_ESPERANCA_VIVA.RACA VALUES (&quot;;[.A223];&quot;,&quot;;[.B223];&quot;,&quot; ;&quot;'&quot;; ;[.C223]; ;&quot;'&quot;;&quot;);&quot;)" office:value-type="string" office:string-value="INSERT INTO DB_ESPERANCA_VIVA.RACA VALUES (222,1,'Pequeno Cão Leão');" calcext:value-type="string">
            <text:p>INSERT INTO DB_ESPERANCA_VIVA.RACA VALUES (222,1,'Pequeno Cão Leão');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oloitzcuintle</text:p>
          </table:table-cell>
          <table:table-cell table:formula="of:=CONCATENATE(&quot;INSERT INTO DB_ESPERANCA_VIVA.RACA VALUES (&quot;;[.A224];&quot;,&quot;;[.B224];&quot;,&quot; ;&quot;'&quot;; ;[.C224]; ;&quot;'&quot;;&quot;);&quot;)" office:value-type="string" office:string-value="INSERT INTO DB_ESPERANCA_VIVA.RACA VALUES (223,1,'Xoloitzcuintle');" calcext:value-type="string">
            <text:p>INSERT INTO DB_ESPERANCA_VIVA.RACA VALUES (223,1,'Xoloitzcuintle');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ue Alemão</text:p>
          </table:table-cell>
          <table:table-cell table:formula="of:=CONCATENATE(&quot;INSERT INTO DB_ESPERANCA_VIVA.RACA VALUES (&quot;;[.A225];&quot;,&quot;;[.B225];&quot;,&quot; ;&quot;'&quot;; ;[.C225]; ;&quot;'&quot;;&quot;);&quot;)" office:value-type="string" office:string-value="INSERT INTO DB_ESPERANCA_VIVA.RACA VALUES (224,1,'Dogue Alemão');" calcext:value-type="string">
            <text:p>INSERT INTO DB_ESPERANCA_VIVA.RACA VALUES (224,1,'Dogue Alemão');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Sedoso Australiano</text:p>
          </table:table-cell>
          <table:table-cell table:formula="of:=CONCATENATE(&quot;INSERT INTO DB_ESPERANCA_VIVA.RACA VALUES (&quot;;[.A226];&quot;,&quot;;[.B226];&quot;,&quot; ;&quot;'&quot;; ;[.C226]; ;&quot;'&quot;;&quot;);&quot;)" office:value-type="string" office:string-value="INSERT INTO DB_ESPERANCA_VIVA.RACA VALUES (225,1,'Terrier Sedoso Australiano');" calcext:value-type="string">
            <text:p>INSERT INTO DB_ESPERANCA_VIVA.RACA VALUES (225,1,'Terrier Sedoso Australiano');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hund Norueguês</text:p>
          </table:table-cell>
          <table:table-cell table:formula="of:=CONCATENATE(&quot;INSERT INTO DB_ESPERANCA_VIVA.RACA VALUES (&quot;;[.A227];&quot;,&quot;;[.B227];&quot;,&quot; ;&quot;'&quot;; ;[.C227]; ;&quot;'&quot;;&quot;);&quot;)" office:value-type="string" office:string-value="INSERT INTO DB_ESPERANCA_VIVA.RACA VALUES (226,1,'Buhund Norueguês');" calcext:value-type="string">
            <text:p>INSERT INTO DB_ESPERANCA_VIVA.RACA VALUES (226,1,'Buhund Norueguês');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di</text:p>
          </table:table-cell>
          <table:table-cell table:formula="of:=CONCATENATE(&quot;INSERT INTO DB_ESPERANCA_VIVA.RACA VALUES (&quot;;[.A228];&quot;,&quot;;[.B228];&quot;,&quot; ;&quot;'&quot;; ;[.C228]; ;&quot;'&quot;;&quot;);&quot;)" office:value-type="string" office:string-value="INSERT INTO DB_ESPERANCA_VIVA.RACA VALUES (227,1,'Mudi');" calcext:value-type="string">
            <text:p>INSERT INTO DB_ESPERANCA_VIVA.RACA VALUES (227,1,'Mudi');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o Húngaro de Pêlo Duro</text:p>
          </table:table-cell>
          <table:table-cell table:formula="of:=CONCATENATE(&quot;INSERT INTO DB_ESPERANCA_VIVA.RACA VALUES (&quot;;[.A229];&quot;,&quot;;[.B229];&quot;,&quot; ;&quot;'&quot;; ;[.C229]; ;&quot;'&quot;;&quot;);&quot;)" office:value-type="string" office:string-value="INSERT INTO DB_ESPERANCA_VIVA.RACA VALUES (228,1,'Braco Húngaro de Pêlo Duro');" calcext:value-type="string">
            <text:p>INSERT INTO DB_ESPERANCA_VIVA.RACA VALUES (228,1,'Braco Húngaro de Pêlo Duro');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go Húngaro</text:p>
          </table:table-cell>
          <table:table-cell table:formula="of:=CONCATENATE(&quot;INSERT INTO DB_ESPERANCA_VIVA.RACA VALUES (&quot;;[.A230];&quot;,&quot;;[.B230];&quot;,&quot; ;&quot;'&quot;; ;[.C230]; ;&quot;'&quot;;&quot;);&quot;)" office:value-type="string" office:string-value="INSERT INTO DB_ESPERANCA_VIVA.RACA VALUES (229,1,'Galgo Húngaro');" calcext:value-type="string">
            <text:p>INSERT INTO DB_ESPERANCA_VIVA.RACA VALUES (229,1,'Galgo Húngaro');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Transilvano</text:p>
          </table:table-cell>
          <table:table-cell table:formula="of:=CONCATENATE(&quot;INSERT INTO DB_ESPERANCA_VIVA.RACA VALUES (&quot;;[.A231];&quot;,&quot;;[.B231];&quot;,&quot; ;&quot;'&quot;; ;[.C231]; ;&quot;'&quot;;&quot;);&quot;)" office:value-type="string" office:string-value="INSERT INTO DB_ESPERANCA_VIVA.RACA VALUES (230,1,'Cão de Caça Transilvano');" calcext:value-type="string">
            <text:p>INSERT INTO DB_ESPERANCA_VIVA.RACA VALUES (230,1,'Cão de Caça Transilvano');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khound Norueguês Cinza</text:p>
          </table:table-cell>
          <table:table-cell table:formula="of:=CONCATENATE(&quot;INSERT INTO DB_ESPERANCA_VIVA.RACA VALUES (&quot;;[.A232];&quot;,&quot;;[.B232];&quot;,&quot; ;&quot;'&quot;; ;[.C232]; ;&quot;'&quot;;&quot;);&quot;)" office:value-type="string" office:string-value="INSERT INTO DB_ESPERANCA_VIVA.RACA VALUES (231,1,'Elkhound Norueguês Cinza');" calcext:value-type="string">
            <text:p>INSERT INTO DB_ESPERANCA_VIVA.RACA VALUES (231,1,'Elkhound Norueguês Cinza');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amute do Alasca</text:p>
          </table:table-cell>
          <table:table-cell table:formula="of:=CONCATENATE(&quot;INSERT INTO DB_ESPERANCA_VIVA.RACA VALUES (&quot;;[.A233];&quot;,&quot;;[.B233];&quot;,&quot; ;&quot;'&quot;; ;[.C233]; ;&quot;'&quot;;&quot;);&quot;)" office:value-type="string" office:string-value="INSERT INTO DB_ESPERANCA_VIVA.RACA VALUES (232,1,'Malamute do Alasca');" calcext:value-type="string">
            <text:p>INSERT INTO DB_ESPERANCA_VIVA.RACA VALUES (232,1,'Malamute do Alasca');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Eslovaco</text:p>
          </table:table-cell>
          <table:table-cell table:formula="of:=CONCATENATE(&quot;INSERT INTO DB_ESPERANCA_VIVA.RACA VALUES (&quot;;[.A234];&quot;,&quot;;[.B234];&quot;,&quot; ;&quot;'&quot;; ;[.C234]; ;&quot;'&quot;;&quot;);&quot;)" office:value-type="string" office:string-value="INSERT INTO DB_ESPERANCA_VIVA.RACA VALUES (233,1,'Cão de Caça Eslovaco');" calcext:value-type="string">
            <text:p>INSERT INTO DB_ESPERANCA_VIVA.RACA VALUES (233,1,'Cão de Caça Eslovaco');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de Caça de Pêlo Duro da Boêmia</text:p>
          </table:table-cell>
          <table:table-cell table:formula="of:=CONCATENATE(&quot;INSERT INTO DB_ESPERANCA_VIVA.RACA VALUES (&quot;;[.A235];&quot;,&quot;;[.B235];&quot;,&quot; ;&quot;'&quot;; ;[.C235]; ;&quot;'&quot;;&quot;);&quot;)" office:value-type="string" office:string-value="INSERT INTO DB_ESPERANCA_VIVA.RACA VALUES (234,1,'Griffon de Caça de Pêlo Duro da Boêmia');" calcext:value-type="string">
            <text:p>INSERT INTO DB_ESPERANCA_VIVA.RACA VALUES (234,1,'Griffon de Caça de Pêlo Duro da Boêmia');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Cesky</text:p>
          </table:table-cell>
          <table:table-cell table:formula="of:=CONCATENATE(&quot;INSERT INTO DB_ESPERANCA_VIVA.RACA VALUES (&quot;;[.A236];&quot;,&quot;;[.B236];&quot;,&quot; ;&quot;'&quot;; ;[.C236]; ;&quot;'&quot;;&quot;);&quot;)" office:value-type="string" office:string-value="INSERT INTO DB_ESPERANCA_VIVA.RACA VALUES (235,1,'Terrier Cesky');" calcext:value-type="string">
            <text:p>INSERT INTO DB_ESPERANCA_VIVA.RACA VALUES (235,1,'Terrier Cesky');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Montanha do Atlas (Aidi)</text:p>
          </table:table-cell>
          <table:table-cell table:formula="of:=CONCATENATE(&quot;INSERT INTO DB_ESPERANCA_VIVA.RACA VALUES (&quot;;[.A237];&quot;,&quot;;[.B237];&quot;,&quot; ;&quot;'&quot;; ;[.C237]; ;&quot;'&quot;;&quot;);&quot;)" office:value-type="string" office:string-value="INSERT INTO DB_ESPERANCA_VIVA.RACA VALUES (236,1,'Cão de Montanha do Atlas (Aidi)');" calcext:value-type="string">
            <text:p>INSERT INTO DB_ESPERANCA_VIVA.RACA VALUES (236,1,'Cão de Montanha do Atlas (Aidi)');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o Faraó</text:p>
          </table:table-cell>
          <table:table-cell table:formula="of:=CONCATENATE(&quot;INSERT INTO DB_ESPERANCA_VIVA.RACA VALUES (&quot;;[.A238];&quot;,&quot;;[.B238];&quot;,&quot; ;&quot;'&quot;; ;[.C238]; ;&quot;'&quot;;&quot;);&quot;)" office:value-type="string" office:string-value="INSERT INTO DB_ESPERANCA_VIVA.RACA VALUES (237,1,'Cão do Faraó');" calcext:value-type="string">
            <text:p>INSERT INTO DB_ESPERANCA_VIVA.RACA VALUES (237,1,'Cão do Faraó');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im da Maiorca</text:p>
          </table:table-cell>
          <table:table-cell table:formula="of:=CONCATENATE(&quot;INSERT INTO DB_ESPERANCA_VIVA.RACA VALUES (&quot;;[.A239];&quot;,&quot;;[.B239];&quot;,&quot; ;&quot;'&quot;; ;[.C239]; ;&quot;'&quot;;&quot;);&quot;)" office:value-type="string" office:string-value="INSERT INTO DB_ESPERANCA_VIVA.RACA VALUES (238,1,'Mastim da Maiorca');" calcext:value-type="string">
            <text:p>INSERT INTO DB_ESPERANCA_VIVA.RACA VALUES (238,1,'Mastim da Maiorca');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vanês</text:p>
          </table:table-cell>
          <table:table-cell table:formula="of:=CONCATENATE(&quot;INSERT INTO DB_ESPERANCA_VIVA.RACA VALUES (&quot;;[.A240];&quot;,&quot;;[.B240];&quot;,&quot; ;&quot;'&quot;; ;[.C240]; ;&quot;'&quot;;&quot;);&quot;)" office:value-type="string" office:string-value="INSERT INTO DB_ESPERANCA_VIVA.RACA VALUES (239,1,'Havanês');" calcext:value-type="string">
            <text:p>INSERT INTO DB_ESPERANCA_VIVA.RACA VALUES (239,1,'Havanês');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Polonês de Pêlo Longo</text:p>
          </table:table-cell>
          <table:table-cell table:formula="of:=CONCATENATE(&quot;INSERT INTO DB_ESPERANCA_VIVA.RACA VALUES (&quot;;[.A241];&quot;,&quot;;[.B241];&quot;,&quot; ;&quot;'&quot;; ;[.C241]; ;&quot;'&quot;;&quot;);&quot;)" office:value-type="string" office:string-value="INSERT INTO DB_ESPERANCA_VIVA.RACA VALUES (240,1,'Pastor Polonês de Pêlo Longo');" calcext:value-type="string">
            <text:p>INSERT INTO DB_ESPERANCA_VIVA.RACA VALUES (240,1,'Pastor Polonês de Pêlo Longo');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Pastor de Tatra</text:p>
          </table:table-cell>
          <table:table-cell table:formula="of:=CONCATENATE(&quot;INSERT INTO DB_ESPERANCA_VIVA.RACA VALUES (&quot;;[.A242];&quot;,&quot;;[.B242];&quot;,&quot; ;&quot;'&quot;; ;[.C242]; ;&quot;'&quot;;&quot;);&quot;)" office:value-type="string" office:string-value="INSERT INTO DB_ESPERANCA_VIVA.RACA VALUES (241,1,'Cão Pastor de Tatra');" calcext:value-type="string">
            <text:p>INSERT INTO DB_ESPERANCA_VIVA.RACA VALUES (241,1,'Cão Pastor de Tatra');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g</text:p>
          </table:table-cell>
          <table:table-cell table:formula="of:=CONCATENATE(&quot;INSERT INTO DB_ESPERANCA_VIVA.RACA VALUES (&quot;;[.A243];&quot;,&quot;;[.B243];&quot;,&quot; ;&quot;'&quot;; ;[.C243]; ;&quot;'&quot;;&quot;);&quot;)" office:value-type="string" office:string-value="INSERT INTO DB_ESPERANCA_VIVA.RACA VALUES (242,1,'Pug');" calcext:value-type="string">
            <text:p>INSERT INTO DB_ESPERANCA_VIVA.RACA VALUES (242,1,'Pug');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achsbracke Alpino</text:p>
          </table:table-cell>
          <table:table-cell table:formula="of:=CONCATENATE(&quot;INSERT INTO DB_ESPERANCA_VIVA.RACA VALUES (&quot;;[.A244];&quot;,&quot;;[.B244];&quot;,&quot; ;&quot;'&quot;; ;[.C244]; ;&quot;'&quot;;&quot;);&quot;)" office:value-type="string" office:string-value="INSERT INTO DB_ESPERANCA_VIVA.RACA VALUES (243,1,'Dachsbracke Alpino');" calcext:value-type="string">
            <text:p>INSERT INTO DB_ESPERANCA_VIVA.RACA VALUES (243,1,'Dachsbracke Alpino');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kita</text:p>
          </table:table-cell>
          <table:table-cell table:formula="of:=CONCATENATE(&quot;INSERT INTO DB_ESPERANCA_VIVA.RACA VALUES (&quot;;[.A245];&quot;,&quot;;[.B245];&quot;,&quot; ;&quot;'&quot;; ;[.C245]; ;&quot;'&quot;;&quot;);&quot;)" office:value-type="string" office:string-value="INSERT INTO DB_ESPERANCA_VIVA.RACA VALUES (244,1,'Akita');" calcext:value-type="string">
            <text:p>INSERT INTO DB_ESPERANCA_VIVA.RACA VALUES (244,1,'Akita');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ba</text:p>
          </table:table-cell>
          <table:table-cell table:formula="of:=CONCATENATE(&quot;INSERT INTO DB_ESPERANCA_VIVA.RACA VALUES (&quot;;[.A246];&quot;,&quot;;[.B246];&quot;,&quot; ;&quot;'&quot;; ;[.C246]; ;&quot;'&quot;;&quot;);&quot;)" office:value-type="string" office:string-value="INSERT INTO DB_ESPERANCA_VIVA.RACA VALUES (245,1,'Shiba');" calcext:value-type="string">
            <text:p>INSERT INTO DB_ESPERANCA_VIVA.RACA VALUES (245,1,'Shiba');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Japonês</text:p>
          </table:table-cell>
          <table:table-cell table:formula="of:=CONCATENATE(&quot;INSERT INTO DB_ESPERANCA_VIVA.RACA VALUES (&quot;;[.A247];&quot;,&quot;;[.B247];&quot;,&quot; ;&quot;'&quot;; ;[.C247]; ;&quot;'&quot;;&quot;);&quot;)" office:value-type="string" office:string-value="INSERT INTO DB_ESPERANCA_VIVA.RACA VALUES (246,1,'Terrier Japonês');" calcext:value-type="string">
            <text:p>INSERT INTO DB_ESPERANCA_VIVA.RACA VALUES (246,1,'Terrier Japonês');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osa</text:p>
          </table:table-cell>
          <table:table-cell table:formula="of:=CONCATENATE(&quot;INSERT INTO DB_ESPERANCA_VIVA.RACA VALUES (&quot;;[.A248];&quot;,&quot;;[.B248];&quot;,&quot; ;&quot;'&quot;; ;[.C248]; ;&quot;'&quot;;&quot;);&quot;)" office:value-type="string" office:string-value="INSERT INTO DB_ESPERANCA_VIVA.RACA VALUES (247,1,'Tosa');" calcext:value-type="string">
            <text:p>INSERT INTO DB_ESPERANCA_VIVA.RACA VALUES (247,1,'Tosa');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okkaido</text:p>
          </table:table-cell>
          <table:table-cell table:formula="of:=CONCATENATE(&quot;INSERT INTO DB_ESPERANCA_VIVA.RACA VALUES (&quot;;[.A249];&quot;,&quot;;[.B249];&quot;,&quot; ;&quot;'&quot;; ;[.C249]; ;&quot;'&quot;;&quot;);&quot;)" office:value-type="string" office:string-value="INSERT INTO DB_ESPERANCA_VIVA.RACA VALUES (248,1,'Hokkaido');" calcext:value-type="string">
            <text:p>INSERT INTO DB_ESPERANCA_VIVA.RACA VALUES (248,1,'Hokkaido');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tz Japonês</text:p>
          </table:table-cell>
          <table:table-cell table:formula="of:=CONCATENATE(&quot;INSERT INTO DB_ESPERANCA_VIVA.RACA VALUES (&quot;;[.A250];&quot;,&quot;;[.B250];&quot;,&quot; ;&quot;'&quot;; ;[.C250]; ;&quot;'&quot;;&quot;);&quot;)" office:value-type="string" office:string-value="INSERT INTO DB_ESPERANCA_VIVA.RACA VALUES (249,1,'Spitz Japonês');" calcext:value-type="string">
            <text:p>INSERT INTO DB_ESPERANCA_VIVA.RACA VALUES (249,1,'Spitz Japonês');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iever da Baía de Chesapeake</text:p>
          </table:table-cell>
          <table:table-cell table:formula="of:=CONCATENATE(&quot;INSERT INTO DB_ESPERANCA_VIVA.RACA VALUES (&quot;;[.A251];&quot;,&quot;;[.B251];&quot;,&quot; ;&quot;'&quot;; ;[.C251]; ;&quot;'&quot;;&quot;);&quot;)" office:value-type="string" office:string-value="INSERT INTO DB_ESPERANCA_VIVA.RACA VALUES (250,1,'Retriever da Baía de Chesapeake');" calcext:value-type="string">
            <text:p>INSERT INTO DB_ESPERANCA_VIVA.RACA VALUES (250,1,'Retriever da Baía de Chesapeake');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im</text:p>
          </table:table-cell>
          <table:table-cell table:formula="of:=CONCATENATE(&quot;INSERT INTO DB_ESPERANCA_VIVA.RACA VALUES (&quot;;[.A252];&quot;,&quot;;[.B252];&quot;,&quot; ;&quot;'&quot;; ;[.C252]; ;&quot;'&quot;;&quot;);&quot;)" office:value-type="string" office:string-value="INSERT INTO DB_ESPERANCA_VIVA.RACA VALUES (251,1,'Mastim');" calcext:value-type="string">
            <text:p>INSERT INTO DB_ESPERANCA_VIVA.RACA VALUES (251,1,'Mastim');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undehund Norueguês</text:p>
          </table:table-cell>
          <table:table-cell table:formula="of:=CONCATENATE(&quot;INSERT INTO DB_ESPERANCA_VIVA.RACA VALUES (&quot;;[.A253];&quot;,&quot;;[.B253];&quot;,&quot; ;&quot;'&quot;; ;[.C253]; ;&quot;'&quot;;&quot;);&quot;)" office:value-type="string" office:string-value="INSERT INTO DB_ESPERANCA_VIVA.RACA VALUES (252,1,'Lundehund Norueguês');" calcext:value-type="string">
            <text:p>INSERT INTO DB_ESPERANCA_VIVA.RACA VALUES (252,1,'Lundehund Norueguês');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Hygen</text:p>
          </table:table-cell>
          <table:table-cell table:formula="of:=CONCATENATE(&quot;INSERT INTO DB_ESPERANCA_VIVA.RACA VALUES (&quot;;[.A254];&quot;,&quot;;[.B254];&quot;,&quot; ;&quot;'&quot;; ;[.C254]; ;&quot;'&quot;;&quot;);&quot;)" office:value-type="string" office:string-value="INSERT INTO DB_ESPERANCA_VIVA.RACA VALUES (253,1,'Cão de Caça Hygen');" calcext:value-type="string">
            <text:p>INSERT INTO DB_ESPERANCA_VIVA.RACA VALUES (253,1,'Cão de Caça Hygen');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Halden</text:p>
          </table:table-cell>
          <table:table-cell table:formula="of:=CONCATENATE(&quot;INSERT INTO DB_ESPERANCA_VIVA.RACA VALUES (&quot;;[.A255];&quot;,&quot;;[.B255];&quot;,&quot; ;&quot;'&quot;; ;[.C255]; ;&quot;'&quot;;&quot;);&quot;)" office:value-type="string" office:string-value="INSERT INTO DB_ESPERANCA_VIVA.RACA VALUES (254,1,'Cão de Caça Halden');" calcext:value-type="string">
            <text:p>INSERT INTO DB_ESPERANCA_VIVA.RACA VALUES (254,1,'Cão de Caça Halden');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khound Norueguês Preto</text:p>
          </table:table-cell>
          <table:table-cell table:formula="of:=CONCATENATE(&quot;INSERT INTO DB_ESPERANCA_VIVA.RACA VALUES (&quot;;[.A256];&quot;,&quot;;[.B256];&quot;,&quot; ;&quot;'&quot;; ;[.C256]; ;&quot;'&quot;;&quot;);&quot;)" office:value-type="string" office:string-value="INSERT INTO DB_ESPERANCA_VIVA.RACA VALUES (255,1,'Elkhound Norueguês Preto');" calcext:value-type="string">
            <text:p>INSERT INTO DB_ESPERANCA_VIVA.RACA VALUES (255,1,'Elkhound Norueguês Preto');</text:p>
          </table:table-cell>
        </table:table-row>
        <table:table-row table:style-name="ro2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aluki</text:p>
          </table:table-cell>
          <table:table-cell table:formula="of:=CONCATENATE(&quot;INSERT INTO DB_ESPERANCA_VIVA.RACA VALUES (&quot;;[.A257];&quot;,&quot;;[.B257];&quot;,&quot; ;&quot;'&quot;; ;[.C257]; ;&quot;'&quot;;&quot;);&quot;)" office:value-type="string" office:string-value="INSERT INTO DB_ESPERANCA_VIVA.RACA VALUES (256,1,'Saluki');" calcext:value-type="string">
            <text:p>INSERT INTO DB_ESPERANCA_VIVA.RACA VALUES (256,1,'Saluki');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usky Siberiano</text:p>
          </table:table-cell>
          <table:table-cell table:formula="of:=CONCATENATE(&quot;INSERT INTO DB_ESPERANCA_VIVA.RACA VALUES (&quot;;[.A258];&quot;,&quot;;[.B258];&quot;,&quot; ;&quot;'&quot;; ;[.C258]; ;&quot;'&quot;;&quot;);&quot;)" office:value-type="string" office:string-value="INSERT INTO DB_ESPERANCA_VIVA.RACA VALUES (257,1,'Husky Siberiano');" calcext:value-type="string">
            <text:p>INSERT INTO DB_ESPERANCA_VIVA.RACA VALUES (257,1,'Husky Siberiano');</text:p>
          </table:table-cell>
        </table:table-row>
        <table:table-row table:style-name="ro2">
          <table:table-cell office:value-type="float" office:value="258" calcext:value-type="float">
            <text:p>2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lie Barbudo</text:p>
          </table:table-cell>
          <table:table-cell table:formula="of:=CONCATENATE(&quot;INSERT INTO DB_ESPERANCA_VIVA.RACA VALUES (&quot;;[.A259];&quot;,&quot;;[.B259];&quot;,&quot; ;&quot;'&quot;; ;[.C259]; ;&quot;'&quot;;&quot;);&quot;)" office:value-type="string" office:string-value="INSERT INTO DB_ESPERANCA_VIVA.RACA VALUES (258,1,'Collie Barbudo');" calcext:value-type="string">
            <text:p>INSERT INTO DB_ESPERANCA_VIVA.RACA VALUES (258,1,'Collie Barbudo');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folk Terrier</text:p>
          </table:table-cell>
          <table:table-cell table:formula="of:=CONCATENATE(&quot;INSERT INTO DB_ESPERANCA_VIVA.RACA VALUES (&quot;;[.A260];&quot;,&quot;;[.B260];&quot;,&quot; ;&quot;'&quot;; ;[.C260]; ;&quot;'&quot;;&quot;);&quot;)" office:value-type="string" office:string-value="INSERT INTO DB_ESPERANCA_VIVA.RACA VALUES (259,1,'Norfolk Terrier');" calcext:value-type="string">
            <text:p>INSERT INTO DB_ESPERANCA_VIVA.RACA VALUES (259,1,'Norfolk Terrier');</text:p>
          </table:table-cell>
        </table:table-row>
        <table:table-row table:style-name="ro2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naã</text:p>
          </table:table-cell>
          <table:table-cell table:formula="of:=CONCATENATE(&quot;INSERT INTO DB_ESPERANCA_VIVA.RACA VALUES (&quot;;[.A261];&quot;,&quot;;[.B261];&quot;,&quot; ;&quot;'&quot;; ;[.C261]; ;&quot;'&quot;;&quot;);&quot;)" office:value-type="string" office:string-value="INSERT INTO DB_ESPERANCA_VIVA.RACA VALUES (260,1,'Cão de Canaã');" calcext:value-type="string">
            <text:p>INSERT INTO DB_ESPERANCA_VIVA.RACA VALUES (260,1,'Cão de Canaã');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Groenlandês</text:p>
          </table:table-cell>
          <table:table-cell table:formula="of:=CONCATENATE(&quot;INSERT INTO DB_ESPERANCA_VIVA.RACA VALUES (&quot;;[.A262];&quot;,&quot;;[.B262];&quot;,&quot; ;&quot;'&quot;; ;[.C262]; ;&quot;'&quot;;&quot;);&quot;)" office:value-type="string" office:string-value="INSERT INTO DB_ESPERANCA_VIVA.RACA VALUES (261,1,'Cão Groenlandês');" calcext:value-type="string">
            <text:p>INSERT INTO DB_ESPERANCA_VIVA.RACA VALUES (261,1,'Cão Groenlandês');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tz de Norrbotten</text:p>
          </table:table-cell>
          <table:table-cell table:formula="of:=CONCATENATE(&quot;INSERT INTO DB_ESPERANCA_VIVA.RACA VALUES (&quot;;[.A263];&quot;,&quot;;[.B263];&quot;,&quot; ;&quot;'&quot;; ;[.C263]; ;&quot;'&quot;;&quot;);&quot;)" office:value-type="string" office:string-value="INSERT INTO DB_ESPERANCA_VIVA.RACA VALUES (262,1,'Spitz de Norrbotten');" calcext:value-type="string">
            <text:p>INSERT INTO DB_ESPERANCA_VIVA.RACA VALUES (262,1,'Spitz de Norrbotten');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Croata</text:p>
          </table:table-cell>
          <table:table-cell table:formula="of:=CONCATENATE(&quot;INSERT INTO DB_ESPERANCA_VIVA.RACA VALUES (&quot;;[.A264];&quot;,&quot;;[.B264];&quot;,&quot; ;&quot;'&quot;; ;[.C264]; ;&quot;'&quot;;&quot;);&quot;)" office:value-type="string" office:string-value="INSERT INTO DB_ESPERANCA_VIVA.RACA VALUES (263,1,'Pastor Croata');" calcext:value-type="string">
            <text:p>INSERT INTO DB_ESPERANCA_VIVA.RACA VALUES (263,1,'Pastor Croata');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do Karst</text:p>
          </table:table-cell>
          <table:table-cell table:formula="of:=CONCATENATE(&quot;INSERT INTO DB_ESPERANCA_VIVA.RACA VALUES (&quot;;[.A265];&quot;,&quot;;[.B265];&quot;,&quot; ;&quot;'&quot;; ;[.C265]; ;&quot;'&quot;;&quot;);&quot;)" office:value-type="string" office:string-value="INSERT INTO DB_ESPERANCA_VIVA.RACA VALUES (264,1,'Pastor do Karst');" calcext:value-type="string">
            <text:p>INSERT INTO DB_ESPERANCA_VIVA.RACA VALUES (264,1,'Pastor do Karst');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Montanha Montenegrino</text:p>
          </table:table-cell>
          <table:table-cell table:formula="of:=CONCATENATE(&quot;INSERT INTO DB_ESPERANCA_VIVA.RACA VALUES (&quot;;[.A266];&quot;,&quot;;[.B266];&quot;,&quot; ;&quot;'&quot;; ;[.C266]; ;&quot;'&quot;;&quot;);&quot;)" office:value-type="string" office:string-value="INSERT INTO DB_ESPERANCA_VIVA.RACA VALUES (265,1,'Cão de Montanha Montenegrino');" calcext:value-type="string">
            <text:p>INSERT INTO DB_ESPERANCA_VIVA.RACA VALUES (265,1,'Cão de Montanha Montenegrino');</text:p>
          </table:table-cell>
        </table:table-row>
        <table:table-row table:style-name="ro2">
          <table:table-cell office:value-type="float" office:value="266" calcext:value-type="float">
            <text:p>2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inamarquês-Sueco</text:p>
          </table:table-cell>
          <table:table-cell table:formula="of:=CONCATENATE(&quot;INSERT INTO DB_ESPERANCA_VIVA.RACA VALUES (&quot;;[.A267];&quot;,&quot;;[.B267];&quot;,&quot; ;&quot;'&quot;; ;[.C267]; ;&quot;'&quot;;&quot;);&quot;)" office:value-type="string" office:string-value="INSERT INTO DB_ESPERANCA_VIVA.RACA VALUES (266,1,'Cão de Aponte Dinamarquês-Sueco');" calcext:value-type="string">
            <text:p>INSERT INTO DB_ESPERANCA_VIVA.RACA VALUES (266,1,'Cão de Aponte Dinamarquês-Sueco');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Griffon Vendéen</text:p>
          </table:table-cell>
          <table:table-cell table:formula="of:=CONCATENATE(&quot;INSERT INTO DB_ESPERANCA_VIVA.RACA VALUES (&quot;;[.A268];&quot;,&quot;;[.B268];&quot;,&quot; ;&quot;'&quot;; ;[.C268]; ;&quot;'&quot;;&quot;);&quot;)" office:value-type="string" office:string-value="INSERT INTO DB_ESPERANCA_VIVA.RACA VALUES (267,1,'Grande Griffon Vendéen');" calcext:value-type="string">
            <text:p>INSERT INTO DB_ESPERANCA_VIVA.RACA VALUES (267,1,'Grande Griffon Vendéen');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ton de Tuléar</text:p>
          </table:table-cell>
          <table:table-cell table:formula="of:=CONCATENATE(&quot;INSERT INTO DB_ESPERANCA_VIVA.RACA VALUES (&quot;;[.A269];&quot;,&quot;;[.B269];&quot;,&quot; ;&quot;'&quot;; ;[.C269]; ;&quot;'&quot;;&quot;);&quot;)" office:value-type="string" office:string-value="INSERT INTO DB_ESPERANCA_VIVA.RACA VALUES (268,1,'Coton de Tuléar');" calcext:value-type="string">
            <text:p>INSERT INTO DB_ESPERANCA_VIVA.RACA VALUES (268,1,'Coton de Tuléar');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Lapão</text:p>
          </table:table-cell>
          <table:table-cell table:formula="of:=CONCATENATE(&quot;INSERT INTO DB_ESPERANCA_VIVA.RACA VALUES (&quot;;[.A270];&quot;,&quot;;[.B270];&quot;,&quot; ;&quot;'&quot;; ;[.C270]; ;&quot;'&quot;;&quot;);&quot;)" office:value-type="string" office:string-value="INSERT INTO DB_ESPERANCA_VIVA.RACA VALUES (269,1,'Pastor Lapão');" calcext:value-type="string">
            <text:p>INSERT INTO DB_ESPERANCA_VIVA.RACA VALUES (269,1,'Pastor Lapão');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lgo Espanhol</text:p>
          </table:table-cell>
          <table:table-cell table:formula="of:=CONCATENATE(&quot;INSERT INTO DB_ESPERANCA_VIVA.RACA VALUES (&quot;;[.A271];&quot;,&quot;;[.B271];&quot;,&quot; ;&quot;'&quot;; ;[.C271]; ;&quot;'&quot;;&quot;);&quot;)" office:value-type="string" office:string-value="INSERT INTO DB_ESPERANCA_VIVA.RACA VALUES (270,1,'Galgo Espanhol');" calcext:value-type="string">
            <text:p>INSERT INTO DB_ESPERANCA_VIVA.RACA VALUES (270,1,'Galgo Espanhol');</text:p>
          </table:table-cell>
        </table:table-row>
        <table:table-row table:style-name="ro2">
          <table:table-cell office:value-type="float" office:value="271" calcext:value-type="float">
            <text:p>2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</text:p>
          </table:table-cell>
          <table:table-cell table:formula="of:=CONCATENATE(&quot;INSERT INTO DB_ESPERANCA_VIVA.RACA VALUES (&quot;;[.A272];&quot;,&quot;;[.B272];&quot;,&quot; ;&quot;'&quot;; ;[.C272]; ;&quot;'&quot;;&quot;);&quot;)" office:value-type="string" office:string-value="INSERT INTO DB_ESPERANCA_VIVA.RACA VALUES (271,1,'Terrier');" calcext:value-type="string">
            <text:p>INSERT INTO DB_ESPERANCA_VIVA.RACA VALUES (271,1,'Terrier');</text:p>
          </table:table-cell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Inglês</text:p>
          </table:table-cell>
          <table:table-cell table:formula="of:=CONCATENATE(&quot;INSERT INTO DB_ESPERANCA_VIVA.RACA VALUES (&quot;;[.A273];&quot;,&quot;;[.B273];&quot;,&quot; ;&quot;'&quot;; ;[.C273]; ;&quot;'&quot;;&quot;);&quot;)" office:value-type="string" office:string-value="INSERT INTO DB_ESPERANCA_VIVA.RACA VALUES (272,1,'Cão de Aponte Inglês');" calcext:value-type="string">
            <text:p>INSERT INTO DB_ESPERANCA_VIVA.RACA VALUES (272,1,'Cão de Aponte Inglês');</text:p>
          </table:table-cell>
        </table:table-row>
        <table:table-row table:style-name="ro2">
          <table:table-cell office:value-type="float" office:value="273" calcext:value-type="float">
            <text:p>2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er Inglês</text:p>
          </table:table-cell>
          <table:table-cell table:formula="of:=CONCATENATE(&quot;INSERT INTO DB_ESPERANCA_VIVA.RACA VALUES (&quot;;[.A274];&quot;,&quot;;[.B274];&quot;,&quot; ;&quot;'&quot;; ;[.C274]; ;&quot;'&quot;;&quot;);&quot;)" office:value-type="string" office:string-value="INSERT INTO DB_ESPERANCA_VIVA.RACA VALUES (273,1,'Setter Inglês');" calcext:value-type="string">
            <text:p>INSERT INTO DB_ESPERANCA_VIVA.RACA VALUES (273,1,'Setter Inglês');</text:p>
          </table:table-cell>
        </table:table-row>
        <table:table-row table:style-name="ro2"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erry Blue Terrier</text:p>
          </table:table-cell>
          <table:table-cell table:formula="of:=CONCATENATE(&quot;INSERT INTO DB_ESPERANCA_VIVA.RACA VALUES (&quot;;[.A275];&quot;,&quot;;[.B275];&quot;,&quot; ;&quot;'&quot;; ;[.C275]; ;&quot;'&quot;;&quot;);&quot;)" office:value-type="string" office:string-value="INSERT INTO DB_ESPERANCA_VIVA.RACA VALUES (274,1,'Kerry Blue Terrier');" calcext:value-type="string">
            <text:p>INSERT INTO DB_ESPERANCA_VIVA.RACA VALUES (274,1,'Kerry Blue Terrier');</text:p>
          </table:table-cell>
        </table:table-row>
        <table:table-row table:style-name="ro2">
          <table:table-cell office:value-type="float" office:value="275" calcext:value-type="float">
            <text:p>2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irn Terrier</text:p>
          </table:table-cell>
          <table:table-cell table:formula="of:=CONCATENATE(&quot;INSERT INTO DB_ESPERANCA_VIVA.RACA VALUES (&quot;;[.A276];&quot;,&quot;;[.B276];&quot;,&quot; ;&quot;'&quot;; ;[.C276]; ;&quot;'&quot;;&quot;);&quot;)" office:value-type="string" office:string-value="INSERT INTO DB_ESPERANCA_VIVA.RACA VALUES (275,1,'Cairn Terrier');" calcext:value-type="string">
            <text:p>INSERT INTO DB_ESPERANCA_VIVA.RACA VALUES (275,1,'Cairn Terrier');</text:p>
          </table:table-cell>
        </table:table-row>
        <table:table-row table:style-name="ro2">
          <table:table-cell office:value-type="float" office:value="276" calcext:value-type="float">
            <text:p>2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cker Spaniel Inglês</text:p>
          </table:table-cell>
          <table:table-cell table:formula="of:=CONCATENATE(&quot;INSERT INTO DB_ESPERANCA_VIVA.RACA VALUES (&quot;;[.A277];&quot;,&quot;;[.B277];&quot;,&quot; ;&quot;'&quot;; ;[.C277]; ;&quot;'&quot;;&quot;);&quot;)" office:value-type="string" office:string-value="INSERT INTO DB_ESPERANCA_VIVA.RACA VALUES (276,1,'Cocker Spaniel Inglês');" calcext:value-type="string">
            <text:p>INSERT INTO DB_ESPERANCA_VIVA.RACA VALUES (276,1,'Cocker Spaniel Inglês');</text:p>
          </table:table-cell>
        </table:table-row>
        <table:table-row table:style-name="ro2">
          <table:table-cell office:value-type="float" office:value="277" calcext:value-type="float">
            <text:p>2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er Gordon</text:p>
          </table:table-cell>
          <table:table-cell table:formula="of:=CONCATENATE(&quot;INSERT INTO DB_ESPERANCA_VIVA.RACA VALUES (&quot;;[.A278];&quot;,&quot;;[.B278];&quot;,&quot; ;&quot;'&quot;; ;[.C278]; ;&quot;'&quot;;&quot;);&quot;)" office:value-type="string" office:string-value="INSERT INTO DB_ESPERANCA_VIVA.RACA VALUES (277,1,'Setter Gordon');" calcext:value-type="string">
            <text:p>INSERT INTO DB_ESPERANCA_VIVA.RACA VALUES (277,1,'Setter Gordon');</text:p>
          </table:table-cell>
        </table:table-row>
        <table:table-row table:style-name="ro2">
          <table:table-cell office:value-type="float" office:value="278" calcext:value-type="float">
            <text:p>2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iredale Terrier</text:p>
          </table:table-cell>
          <table:table-cell table:formula="of:=CONCATENATE(&quot;INSERT INTO DB_ESPERANCA_VIVA.RACA VALUES (&quot;;[.A279];&quot;,&quot;;[.B279];&quot;,&quot; ;&quot;'&quot;; ;[.C279]; ;&quot;'&quot;;&quot;);&quot;)" office:value-type="string" office:string-value="INSERT INTO DB_ESPERANCA_VIVA.RACA VALUES (278,1,'Airedale Terrier');" calcext:value-type="string">
            <text:p>INSERT INTO DB_ESPERANCA_VIVA.RACA VALUES (278,1,'Airedale Terrier');</text:p>
          </table:table-cell>
        </table:table-row>
        <table:table-row table:style-name="ro2">
          <table:table-cell office:value-type="float" office:value="279" calcext:value-type="float">
            <text:p>2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Australiano</text:p>
          </table:table-cell>
          <table:table-cell table:formula="of:=CONCATENATE(&quot;INSERT INTO DB_ESPERANCA_VIVA.RACA VALUES (&quot;;[.A280];&quot;,&quot;;[.B280];&quot;,&quot; ;&quot;'&quot;; ;[.C280]; ;&quot;'&quot;;&quot;);&quot;)" office:value-type="string" office:string-value="INSERT INTO DB_ESPERANCA_VIVA.RACA VALUES (279,1,'Terrier Australiano');" calcext:value-type="string">
            <text:p>INSERT INTO DB_ESPERANCA_VIVA.RACA VALUES (279,1,'Terrier Australiano');</text:p>
          </table:table-cell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dlington Terrier</text:p>
          </table:table-cell>
          <table:table-cell table:formula="of:=CONCATENATE(&quot;INSERT INTO DB_ESPERANCA_VIVA.RACA VALUES (&quot;;[.A281];&quot;,&quot;;[.B281];&quot;,&quot; ;&quot;'&quot;; ;[.C281]; ;&quot;'&quot;;&quot;);&quot;)" office:value-type="string" office:string-value="INSERT INTO DB_ESPERANCA_VIVA.RACA VALUES (280,1,'Bedlington Terrier');" calcext:value-type="string">
            <text:p>INSERT INTO DB_ESPERANCA_VIVA.RACA VALUES (280,1,'Bedlington Terrier');</text:p>
          </table:table-cell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rder Terrier</text:p>
          </table:table-cell>
          <table:table-cell table:formula="of:=CONCATENATE(&quot;INSERT INTO DB_ESPERANCA_VIVA.RACA VALUES (&quot;;[.A282];&quot;,&quot;;[.B282];&quot;,&quot; ;&quot;'&quot;; ;[.C282]; ;&quot;'&quot;;&quot;);&quot;)" office:value-type="string" office:string-value="INSERT INTO DB_ESPERANCA_VIVA.RACA VALUES (281,1,'Border Terrier');" calcext:value-type="string">
            <text:p>INSERT INTO DB_ESPERANCA_VIVA.RACA VALUES (281,1,'Border Terrier');</text:p>
          </table:table-cell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l Terrier</text:p>
          </table:table-cell>
          <table:table-cell table:formula="of:=CONCATENATE(&quot;INSERT INTO DB_ESPERANCA_VIVA.RACA VALUES (&quot;;[.A283];&quot;,&quot;;[.B283];&quot;,&quot; ;&quot;'&quot;; ;[.C283]; ;&quot;'&quot;;&quot;);&quot;)" office:value-type="string" office:string-value="INSERT INTO DB_ESPERANCA_VIVA.RACA VALUES (282,1,'Bull Terrier');" calcext:value-type="string">
            <text:p>INSERT INTO DB_ESPERANCA_VIVA.RACA VALUES (282,1,'Bull Terrier');</text:p>
          </table:table-cell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x Terrier (Pelo Liso)</text:p>
          </table:table-cell>
          <table:table-cell table:formula="of:=CONCATENATE(&quot;INSERT INTO DB_ESPERANCA_VIVA.RACA VALUES (&quot;;[.A284];&quot;,&quot;;[.B284];&quot;,&quot; ;&quot;'&quot;; ;[.C284]; ;&quot;'&quot;;&quot;);&quot;)" office:value-type="string" office:string-value="INSERT INTO DB_ESPERANCA_VIVA.RACA VALUES (283,1,'Fox Terrier (Pelo Liso)');" calcext:value-type="string">
            <text:p>INSERT INTO DB_ESPERANCA_VIVA.RACA VALUES (283,1,'Fox Terrier (Pelo Liso)');</text:p>
          </table:table-cell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de Brinquedo Inglês (Preto e Castanho)</text:p>
          </table:table-cell>
          <table:table-cell table:formula="of:=CONCATENATE(&quot;INSERT INTO DB_ESPERANCA_VIVA.RACA VALUES (&quot;;[.A285];&quot;,&quot;;[.B285];&quot;,&quot; ;&quot;'&quot;; ;[.C285]; ;&quot;'&quot;;&quot;);&quot;)" office:value-type="string" office:string-value="INSERT INTO DB_ESPERANCA_VIVA.RACA VALUES (284,1,'Terrier de Brinquedo Inglês (Preto e Castanho)');" calcext:value-type="string">
            <text:p>INSERT INTO DB_ESPERANCA_VIVA.RACA VALUES (284,1,'Terrier de Brinquedo Inglês (Preto e Castanho)');</text:p>
          </table:table-cell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allhund Sueco</text:p>
          </table:table-cell>
          <table:table-cell table:formula="of:=CONCATENATE(&quot;INSERT INTO DB_ESPERANCA_VIVA.RACA VALUES (&quot;;[.A286];&quot;,&quot;;[.B286];&quot;,&quot; ;&quot;'&quot;; ;[.C286]; ;&quot;'&quot;;&quot;);&quot;)" office:value-type="string" office:string-value="INSERT INTO DB_ESPERANCA_VIVA.RACA VALUES (285,1,'Vallhund Sueco');" calcext:value-type="string">
            <text:p>INSERT INTO DB_ESPERANCA_VIVA.RACA VALUES (285,1,'Vallhund Sueco');</text:p>
          </table:table-cell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Belga</text:p>
          </table:table-cell>
          <table:table-cell table:formula="of:=CONCATENATE(&quot;INSERT INTO DB_ESPERANCA_VIVA.RACA VALUES (&quot;;[.A287];&quot;,&quot;;[.B287];&quot;,&quot; ;&quot;'&quot;; ;[.C287]; ;&quot;'&quot;;&quot;);&quot;)" office:value-type="string" office:string-value="INSERT INTO DB_ESPERANCA_VIVA.RACA VALUES (286,1,'Pastor Belga');" calcext:value-type="string">
            <text:p>INSERT INTO DB_ESPERANCA_VIVA.RACA VALUES (286,1,'Pastor Belga');</text:p>
          </table:table-cell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btail (Old English Sheepdog)</text:p>
          </table:table-cell>
          <table:table-cell table:formula="of:=CONCATENATE(&quot;INSERT INTO DB_ESPERANCA_VIVA.RACA VALUES (&quot;;[.A288];&quot;,&quot;;[.B288];&quot;,&quot; ;&quot;'&quot;; ;[.C288]; ;&quot;'&quot;;&quot;);&quot;)" office:value-type="string" office:string-value="INSERT INTO DB_ESPERANCA_VIVA.RACA VALUES (287,1,'Bobtail (Old English Sheepdog)');" calcext:value-type="string">
            <text:p>INSERT INTO DB_ESPERANCA_VIVA.RACA VALUES (287,1,'Bobtail (Old English Sheepdog)');</text:p>
          </table:table-cell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Nivernais</text:p>
          </table:table-cell>
          <table:table-cell table:formula="of:=CONCATENATE(&quot;INSERT INTO DB_ESPERANCA_VIVA.RACA VALUES (&quot;;[.A289];&quot;,&quot;;[.B289];&quot;,&quot; ;&quot;'&quot;; ;[.C289]; ;&quot;'&quot;;&quot;);&quot;)" office:value-type="string" office:string-value="INSERT INTO DB_ESPERANCA_VIVA.RACA VALUES (288,1,'Griffon Nivernais');" calcext:value-type="string">
            <text:p>INSERT INTO DB_ESPERANCA_VIVA.RACA VALUES (288,1,'Griffon Nivernais');</text:p>
          </table:table-cell>
        </table:table-row>
        <table:table-row table:style-name="ro2">
          <table:table-cell office:value-type="float" office:value="289" calcext:value-type="float">
            <text:p>2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quet Griffon Vendéen</text:p>
          </table:table-cell>
          <table:table-cell table:formula="of:=CONCATENATE(&quot;INSERT INTO DB_ESPERANCA_VIVA.RACA VALUES (&quot;;[.A290];&quot;,&quot;;[.B290];&quot;,&quot; ;&quot;'&quot;; ;[.C290]; ;&quot;'&quot;;&quot;);&quot;)" office:value-type="string" office:string-value="INSERT INTO DB_ESPERANCA_VIVA.RACA VALUES (289,1,'Briquet Griffon Vendéen');" calcext:value-type="string">
            <text:p>INSERT INTO DB_ESPERANCA_VIVA.RACA VALUES (289,1,'Briquet Griffon Vendéen');</text:p>
          </table:table-cell>
        </table:table-row>
        <table:table-row table:style-name="ro2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iegeois</text:p>
          </table:table-cell>
          <table:table-cell table:formula="of:=CONCATENATE(&quot;INSERT INTO DB_ESPERANCA_VIVA.RACA VALUES (&quot;;[.A291];&quot;,&quot;;[.B291];&quot;,&quot; ;&quot;'&quot;; ;[.C291]; ;&quot;'&quot;;&quot;);&quot;)" office:value-type="string" office:string-value="INSERT INTO DB_ESPERANCA_VIVA.RACA VALUES (290,1,'Ariegeois');" calcext:value-type="string">
            <text:p>INSERT INTO DB_ESPERANCA_VIVA.RACA VALUES (290,1,'Ariegeois');</text:p>
          </table:table-cell>
        </table:table-row>
        <table:table-row table:style-name="ro2">
          <table:table-cell office:value-type="float" office:value="291" calcext:value-type="float">
            <text:p>2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ascon Saintongeois</text:p>
          </table:table-cell>
          <table:table-cell table:formula="of:=CONCATENATE(&quot;INSERT INTO DB_ESPERANCA_VIVA.RACA VALUES (&quot;;[.A292];&quot;,&quot;;[.B292];&quot;,&quot; ;&quot;'&quot;; ;[.C292]; ;&quot;'&quot;;&quot;);&quot;)" office:value-type="string" office:string-value="INSERT INTO DB_ESPERANCA_VIVA.RACA VALUES (291,1,'Gascon Saintongeois');" calcext:value-type="string">
            <text:p>INSERT INTO DB_ESPERANCA_VIVA.RACA VALUES (291,1,'Gascon Saintongeois');</text:p>
          </table:table-cell>
        </table:table-row>
        <table:table-row table:style-name="ro2"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Azul da Gasconha</text:p>
          </table:table-cell>
          <table:table-cell table:formula="of:=CONCATENATE(&quot;INSERT INTO DB_ESPERANCA_VIVA.RACA VALUES (&quot;;[.A293];&quot;,&quot;;[.B293];&quot;,&quot; ;&quot;'&quot;; ;[.C293]; ;&quot;'&quot;;&quot;);&quot;)" office:value-type="string" office:string-value="INSERT INTO DB_ESPERANCA_VIVA.RACA VALUES (292,1,'Grande Azul da Gasconha');" calcext:value-type="string">
            <text:p>INSERT INTO DB_ESPERANCA_VIVA.RACA VALUES (292,1,'Grande Azul da Gasconha');</text:p>
          </table:table-cell>
        </table:table-row>
        <table:table-row table:style-name="ro2">
          <table:table-cell office:value-type="float" office:value="293" calcext:value-type="float">
            <text:p>2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itevin</text:p>
          </table:table-cell>
          <table:table-cell table:formula="of:=CONCATENATE(&quot;INSERT INTO DB_ESPERANCA_VIVA.RACA VALUES (&quot;;[.A294];&quot;,&quot;;[.B294];&quot;,&quot; ;&quot;'&quot;; ;[.C294]; ;&quot;'&quot;;&quot;);&quot;)" office:value-type="string" office:string-value="INSERT INTO DB_ESPERANCA_VIVA.RACA VALUES (293,1,'Poitevin');" calcext:value-type="string">
            <text:p>INSERT INTO DB_ESPERANCA_VIVA.RACA VALUES (293,1,'Poitevin');</text:p>
          </table:table-cell>
        </table:table-row>
        <table:table-row table:style-name="ro2">
          <table:table-cell office:value-type="float" office:value="294" calcext:value-type="float">
            <text:p>2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illy</text:p>
          </table:table-cell>
          <table:table-cell table:formula="of:=CONCATENATE(&quot;INSERT INTO DB_ESPERANCA_VIVA.RACA VALUES (&quot;;[.A295];&quot;,&quot;;[.B295];&quot;,&quot; ;&quot;'&quot;; ;[.C295]; ;&quot;'&quot;;&quot;);&quot;)" office:value-type="string" office:string-value="INSERT INTO DB_ESPERANCA_VIVA.RACA VALUES (294,1,'Billy');" calcext:value-type="string">
            <text:p>INSERT INTO DB_ESPERANCA_VIVA.RACA VALUES (294,1,'Billy');</text:p>
          </table:table-cell>
        </table:table-row>
        <table:table-row table:style-name="ro2">
          <table:table-cell office:value-type="float" office:value="295" calcext:value-type="float">
            <text:p>2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rtois</text:p>
          </table:table-cell>
          <table:table-cell table:formula="of:=CONCATENATE(&quot;INSERT INTO DB_ESPERANCA_VIVA.RACA VALUES (&quot;;[.A296];&quot;,&quot;;[.B296];&quot;,&quot; ;&quot;'&quot;; ;[.C296]; ;&quot;'&quot;;&quot;);&quot;)" office:value-type="string" office:string-value="INSERT INTO DB_ESPERANCA_VIVA.RACA VALUES (295,1,'Cão de Artois');" calcext:value-type="string">
            <text:p>INSERT INTO DB_ESPERANCA_VIVA.RACA VALUES (295,1,'Cão de Artois');</text:p>
          </table:table-cell>
        </table:table-row>
        <table:table-row table:style-name="ro2">
          <table:table-cell office:value-type="float" office:value="296" calcext:value-type="float">
            <text:p>2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rcelaine</text:p>
          </table:table-cell>
          <table:table-cell table:formula="of:=CONCATENATE(&quot;INSERT INTO DB_ESPERANCA_VIVA.RACA VALUES (&quot;;[.A297];&quot;,&quot;;[.B297];&quot;,&quot; ;&quot;'&quot;; ;[.C297]; ;&quot;'&quot;;&quot;);&quot;)" office:value-type="string" office:string-value="INSERT INTO DB_ESPERANCA_VIVA.RACA VALUES (296,1,'Porcelaine');" calcext:value-type="string">
            <text:p>INSERT INTO DB_ESPERANCA_VIVA.RACA VALUES (296,1,'Porcelaine');</text:p>
          </table:table-cell>
        </table:table-row>
        <table:table-row table:style-name="ro2">
          <table:table-cell office:value-type="float" office:value="297" calcext:value-type="float">
            <text:p>29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queno Azul da Gasconha</text:p>
          </table:table-cell>
          <table:table-cell table:formula="of:=CONCATENATE(&quot;INSERT INTO DB_ESPERANCA_VIVA.RACA VALUES (&quot;;[.A298];&quot;,&quot;;[.B298];&quot;,&quot; ;&quot;'&quot;; ;[.C298]; ;&quot;'&quot;;&quot;);&quot;)" office:value-type="string" office:string-value="INSERT INTO DB_ESPERANCA_VIVA.RACA VALUES (297,1,'Pequeno Azul da Gasconha');" calcext:value-type="string">
            <text:p>INSERT INTO DB_ESPERANCA_VIVA.RACA VALUES (297,1,'Pequeno Azul da Gasconha');</text:p>
          </table:table-cell>
        </table:table-row>
        <table:table-row table:style-name="ro2">
          <table:table-cell office:value-type="float" office:value="298" calcext:value-type="float">
            <text:p>2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Azul da Gasconha</text:p>
          </table:table-cell>
          <table:table-cell table:formula="of:=CONCATENATE(&quot;INSERT INTO DB_ESPERANCA_VIVA.RACA VALUES (&quot;;[.A299];&quot;,&quot;;[.B299];&quot;,&quot; ;&quot;'&quot;; ;[.C299]; ;&quot;'&quot;;&quot;);&quot;)" office:value-type="string" office:string-value="INSERT INTO DB_ESPERANCA_VIVA.RACA VALUES (298,1,'Griffon Azul da Gasconha');" calcext:value-type="string">
            <text:p>INSERT INTO DB_ESPERANCA_VIVA.RACA VALUES (298,1,'Griffon Azul da Gasconha');</text:p>
          </table:table-cell>
        </table:table-row>
        <table:table-row table:style-name="ro2">
          <table:table-cell office:value-type="float" office:value="299" calcext:value-type="float">
            <text:p>2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Basset Griffon Vendéen</text:p>
          </table:table-cell>
          <table:table-cell table:formula="of:=CONCATENATE(&quot;INSERT INTO DB_ESPERANCA_VIVA.RACA VALUES (&quot;;[.A300];&quot;,&quot;;[.B300];&quot;,&quot; ;&quot;'&quot;; ;[.C300]; ;&quot;'&quot;;&quot;);&quot;)" office:value-type="string" office:string-value="INSERT INTO DB_ESPERANCA_VIVA.RACA VALUES (299,1,'Grande Basset Griffon Vendéen');" calcext:value-type="string">
            <text:p>INSERT INTO DB_ESPERANCA_VIVA.RACA VALUES (299,1,'Grande Basset Griffon Vendéen');</text:p>
          </table:table-cell>
        </table:table-row>
        <table:table-row table:style-name="ro2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t Artesiano da Normandia</text:p>
          </table:table-cell>
          <table:table-cell table:formula="of:=CONCATENATE(&quot;INSERT INTO DB_ESPERANCA_VIVA.RACA VALUES (&quot;;[.A301];&quot;,&quot;;[.B301];&quot;,&quot; ;&quot;'&quot;; ;[.C301]; ;&quot;'&quot;;&quot;);&quot;)" office:value-type="string" office:string-value="INSERT INTO DB_ESPERANCA_VIVA.RACA VALUES (300,1,'Basset Artesiano da Normandia');" calcext:value-type="string">
            <text:p>INSERT INTO DB_ESPERANCA_VIVA.RACA VALUES (300,1,'Basset Artesiano da Normandia');</text:p>
          </table:table-cell>
        </table:table-row>
        <table:table-row table:style-name="ro2">
          <table:table-cell office:value-type="float" office:value="301" calcext:value-type="float">
            <text:p>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t Azul da Gasconha</text:p>
          </table:table-cell>
          <table:table-cell table:formula="of:=CONCATENATE(&quot;INSERT INTO DB_ESPERANCA_VIVA.RACA VALUES (&quot;;[.A302];&quot;,&quot;;[.B302];&quot;,&quot; ;&quot;'&quot;; ;[.C302]; ;&quot;'&quot;;&quot;);&quot;)" office:value-type="string" office:string-value="INSERT INTO DB_ESPERANCA_VIVA.RACA VALUES (301,1,'Basset Azul da Gasconha');" calcext:value-type="string">
            <text:p>INSERT INTO DB_ESPERANCA_VIVA.RACA VALUES (301,1,'Basset Azul da Gasconha');</text:p>
          </table:table-cell>
        </table:table-row>
        <table:table-row table:style-name="ro2">
          <table:table-cell office:value-type="float" office:value="302" calcext:value-type="float">
            <text:p>3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set Fauve da Bretanha</text:p>
          </table:table-cell>
          <table:table-cell table:formula="of:=CONCATENATE(&quot;INSERT INTO DB_ESPERANCA_VIVA.RACA VALUES (&quot;;[.A303];&quot;,&quot;;[.B303];&quot;,&quot; ;&quot;'&quot;; ;[.C303]; ;&quot;'&quot;;&quot;);&quot;)" office:value-type="string" office:string-value="INSERT INTO DB_ESPERANCA_VIVA.RACA VALUES (302,1,'Basset Fauve da Bretanha');" calcext:value-type="string">
            <text:p>INSERT INTO DB_ESPERANCA_VIVA.RACA VALUES (302,1,'Basset Fauve da Bretanha');</text:p>
          </table:table-cell>
        </table:table-row>
        <table:table-row table:style-name="ro2">
          <table:table-cell office:value-type="float" office:value="303" calcext:value-type="float">
            <text:p>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Água Português</text:p>
          </table:table-cell>
          <table:table-cell table:formula="of:=CONCATENATE(&quot;INSERT INTO DB_ESPERANCA_VIVA.RACA VALUES (&quot;;[.A304];&quot;,&quot;;[.B304];&quot;,&quot; ;&quot;'&quot;; ;[.C304]; ;&quot;'&quot;;&quot;);&quot;)" office:value-type="string" office:string-value="INSERT INTO DB_ESPERANCA_VIVA.RACA VALUES (303,1,'Cão de Água Português');" calcext:value-type="string">
            <text:p>INSERT INTO DB_ESPERANCA_VIVA.RACA VALUES (303,1,'Cão de Água Português');</text:p>
          </table:table-cell>
        </table:table-row>
        <table:table-row table:style-name="ro2">
          <table:table-cell office:value-type="float" office:value="304" calcext:value-type="float">
            <text:p>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sh Corgi (Cardigan)</text:p>
          </table:table-cell>
          <table:table-cell table:formula="of:=CONCATENATE(&quot;INSERT INTO DB_ESPERANCA_VIVA.RACA VALUES (&quot;;[.A305];&quot;,&quot;;[.B305];&quot;,&quot; ;&quot;'&quot;; ;[.C305]; ;&quot;'&quot;;&quot;);&quot;)" office:value-type="string" office:string-value="INSERT INTO DB_ESPERANCA_VIVA.RACA VALUES (304,1,'Welsh Corgi (Cardigan)');" calcext:value-type="string">
            <text:p>INSERT INTO DB_ESPERANCA_VIVA.RACA VALUES (304,1,'Welsh Corgi (Cardigan)');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sh Corgi (Pembroke)</text:p>
          </table:table-cell>
          <table:table-cell table:formula="of:=CONCATENATE(&quot;INSERT INTO DB_ESPERANCA_VIVA.RACA VALUES (&quot;;[.A306];&quot;,&quot;;[.B306];&quot;,&quot; ;&quot;'&quot;; ;[.C306]; ;&quot;'&quot;;&quot;);&quot;)" office:value-type="string" office:string-value="INSERT INTO DB_ESPERANCA_VIVA.RACA VALUES (305,1,'Welsh Corgi (Pembroke)');" calcext:value-type="string">
            <text:p>INSERT INTO DB_ESPERANCA_VIVA.RACA VALUES (305,1,'Welsh Corgi (Pembroke)');</text:p>
          </table:table-cell>
        </table:table-row>
        <table:table-row table:style-name="ro2">
          <table:table-cell office:value-type="float" office:value="306" calcext:value-type="float">
            <text:p>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de Trigo Macio de Revestimento Irlandês</text:p>
          </table:table-cell>
          <table:table-cell table:formula="of:=CONCATENATE(&quot;INSERT INTO DB_ESPERANCA_VIVA.RACA VALUES (&quot;;[.A307];&quot;,&quot;;[.B307];&quot;,&quot; ;&quot;'&quot;; ;[.C307]; ;&quot;'&quot;;&quot;);&quot;)" office:value-type="string" office:string-value="INSERT INTO DB_ESPERANCA_VIVA.RACA VALUES (306,1,'Terrier de Trigo Macio de Revestimento Irlandês');" calcext:value-type="string">
            <text:p>INSERT INTO DB_ESPERANCA_VIVA.RACA VALUES (306,1,'Terrier de Trigo Macio de Revestimento Irlandês');</text:p>
          </table:table-cell>
        </table:table-row>
        <table:table-row table:style-name="ro2"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Pastor Iugoslavo - Sharplanina</text:p>
          </table:table-cell>
          <table:table-cell table:formula="of:=CONCATENATE(&quot;INSERT INTO DB_ESPERANCA_VIVA.RACA VALUES (&quot;;[.A308];&quot;,&quot;;[.B308];&quot;,&quot; ;&quot;'&quot;; ;[.C308]; ;&quot;'&quot;;&quot;);&quot;)" office:value-type="string" office:string-value="INSERT INTO DB_ESPERANCA_VIVA.RACA VALUES (307,1,'Cão Pastor Iugoslavo - Sharplanina');" calcext:value-type="string">
            <text:p>INSERT INTO DB_ESPERANCA_VIVA.RACA VALUES (307,1,'Cão Pastor Iugoslavo - Sharplanina');</text:p>
          </table:table-cell>
        </table:table-row>
        <table:table-row table:style-name="ro2">
          <table:table-cell office:value-type="float" office:value="308" calcext:value-type="float">
            <text:p>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ämthund</text:p>
          </table:table-cell>
          <table:table-cell table:formula="of:=CONCATENATE(&quot;INSERT INTO DB_ESPERANCA_VIVA.RACA VALUES (&quot;;[.A309];&quot;,&quot;;[.B309];&quot;,&quot; ;&quot;'&quot;; ;[.C309]; ;&quot;'&quot;;&quot;);&quot;)" office:value-type="string" office:string-value="INSERT INTO DB_ESPERANCA_VIVA.RACA VALUES (308,1,'Jämthund');" calcext:value-type="string">
            <text:p>INSERT INTO DB_ESPERANCA_VIVA.RACA VALUES (308,1,'Jämthund');</text:p>
          </table:table-cell>
        </table:table-row>
        <table:table-row table:style-name="ro2">
          <table:table-cell office:value-type="float" office:value="309" calcext:value-type="float">
            <text:p>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senji</text:p>
          </table:table-cell>
          <table:table-cell table:formula="of:=CONCATENATE(&quot;INSERT INTO DB_ESPERANCA_VIVA.RACA VALUES (&quot;;[.A310];&quot;,&quot;;[.B310];&quot;,&quot; ;&quot;'&quot;; ;[.C310]; ;&quot;'&quot;;&quot;);&quot;)" office:value-type="string" office:string-value="INSERT INTO DB_ESPERANCA_VIVA.RACA VALUES (309,1,'Basenji');" calcext:value-type="string">
            <text:p>INSERT INTO DB_ESPERANCA_VIVA.RACA VALUES (309,1,'Basenji');</text:p>
          </table:table-cell>
        </table:table-row>
        <table:table-row table:style-name="ro2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de Beauce</text:p>
          </table:table-cell>
          <table:table-cell table:formula="of:=CONCATENATE(&quot;INSERT INTO DB_ESPERANCA_VIVA.RACA VALUES (&quot;;[.A311];&quot;,&quot;;[.B311];&quot;,&quot; ;&quot;'&quot;; ;[.C311]; ;&quot;'&quot;;&quot;);&quot;)" office:value-type="string" office:string-value="INSERT INTO DB_ESPERANCA_VIVA.RACA VALUES (310,1,'Pastor de Beauce');" calcext:value-type="string">
            <text:p>INSERT INTO DB_ESPERANCA_VIVA.RACA VALUES (310,1,'Pastor de Beauce');</text:p>
          </table:table-cell>
        </table:table-row>
        <table:table-row table:style-name="ro2">
          <table:table-cell office:value-type="float" office:value="311" calcext:value-type="float">
            <text:p>3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iadeiro de Berna</text:p>
          </table:table-cell>
          <table:table-cell table:formula="of:=CONCATENATE(&quot;INSERT INTO DB_ESPERANCA_VIVA.RACA VALUES (&quot;;[.A312];&quot;,&quot;;[.B312];&quot;,&quot; ;&quot;'&quot;; ;[.C312]; ;&quot;'&quot;;&quot;);&quot;)" office:value-type="string" office:string-value="INSERT INTO DB_ESPERANCA_VIVA.RACA VALUES (311,1,'Boiadeiro de Berna');" calcext:value-type="string">
            <text:p>INSERT INTO DB_ESPERANCA_VIVA.RACA VALUES (311,1,'Boiadeiro de Berna');</text:p>
          </table:table-cell>
        </table:table-row>
        <table:table-row table:style-name="ro2">
          <table:table-cell office:value-type="float" office:value="312" calcext:value-type="float">
            <text:p>3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Gado Appenzell</text:p>
          </table:table-cell>
          <table:table-cell table:formula="of:=CONCATENATE(&quot;INSERT INTO DB_ESPERANCA_VIVA.RACA VALUES (&quot;;[.A313];&quot;,&quot;;[.B313];&quot;,&quot; ;&quot;'&quot;; ;[.C313]; ;&quot;'&quot;;&quot;);&quot;)" office:value-type="string" office:string-value="INSERT INTO DB_ESPERANCA_VIVA.RACA VALUES (312,1,'Cão de Gado Appenzell');" calcext:value-type="string">
            <text:p>INSERT INTO DB_ESPERANCA_VIVA.RACA VALUES (312,1,'Cão de Gado Appenzell');</text:p>
          </table:table-cell>
        </table:table-row>
        <table:table-row table:style-name="ro2">
          <table:table-cell office:value-type="float" office:value="313" calcext:value-type="float">
            <text:p>3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Gado Entlebuch</text:p>
          </table:table-cell>
          <table:table-cell table:formula="of:=CONCATENATE(&quot;INSERT INTO DB_ESPERANCA_VIVA.RACA VALUES (&quot;;[.A314];&quot;,&quot;;[.B314];&quot;,&quot; ;&quot;'&quot;; ;[.C314]; ;&quot;'&quot;;&quot;);&quot;)" office:value-type="string" office:string-value="INSERT INTO DB_ESPERANCA_VIVA.RACA VALUES (313,1,'Cão de Gado Entlebuch');" calcext:value-type="string">
            <text:p>INSERT INTO DB_ESPERANCA_VIVA.RACA VALUES (313,1,'Cão de Gado Entlebuch');</text:p>
          </table:table-cell>
        </table:table-row>
        <table:table-row table:style-name="ro2">
          <table:table-cell office:value-type="float" office:value="314" calcext:value-type="float">
            <text:p>3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Urso da Carélia</text:p>
          </table:table-cell>
          <table:table-cell table:formula="of:=CONCATENATE(&quot;INSERT INTO DB_ESPERANCA_VIVA.RACA VALUES (&quot;;[.A315];&quot;,&quot;;[.B315];&quot;,&quot; ;&quot;'&quot;; ;[.C315]; ;&quot;'&quot;;&quot;);&quot;)" office:value-type="string" office:string-value="INSERT INTO DB_ESPERANCA_VIVA.RACA VALUES (314,1,'Cão de Urso da Carélia');" calcext:value-type="string">
            <text:p>INSERT INTO DB_ESPERANCA_VIVA.RACA VALUES (314,1,'Cão de Urso da Carélia');</text:p>
          </table:table-cell>
        </table:table-row>
        <table:table-row table:style-name="ro2">
          <table:table-cell office:value-type="float" office:value="315" calcext:value-type="float">
            <text:p>3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tz Finlandês</text:p>
          </table:table-cell>
          <table:table-cell table:formula="of:=CONCATENATE(&quot;INSERT INTO DB_ESPERANCA_VIVA.RACA VALUES (&quot;;[.A316];&quot;,&quot;;[.B316];&quot;,&quot; ;&quot;'&quot;; ;[.C316]; ;&quot;'&quot;;&quot;);&quot;)" office:value-type="string" office:string-value="INSERT INTO DB_ESPERANCA_VIVA.RACA VALUES (315,1,'Spitz Finlandês');" calcext:value-type="string">
            <text:p>INSERT INTO DB_ESPERANCA_VIVA.RACA VALUES (315,1,'Spitz Finlandês');</text:p>
          </table:table-cell>
        </table:table-row>
        <table:table-row table:style-name="ro2">
          <table:table-cell office:value-type="float" office:value="316" calcext:value-type="float">
            <text:p>3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a Nova</text:p>
          </table:table-cell>
          <table:table-cell table:formula="of:=CONCATENATE(&quot;INSERT INTO DB_ESPERANCA_VIVA.RACA VALUES (&quot;;[.A317];&quot;,&quot;;[.B317];&quot;,&quot; ;&quot;'&quot;; ;[.C317]; ;&quot;'&quot;;&quot;);&quot;)" office:value-type="string" office:string-value="INSERT INTO DB_ESPERANCA_VIVA.RACA VALUES (316,1,'Terra Nova');" calcext:value-type="string">
            <text:p>INSERT INTO DB_ESPERANCA_VIVA.RACA VALUES (316,1,'Terra Nova');</text:p>
          </table:table-cell>
        </table:table-row>
        <table:table-row table:style-name="ro2">
          <table:table-cell office:value-type="float" office:value="317" calcext:value-type="float">
            <text:p>3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Finlandês</text:p>
          </table:table-cell>
          <table:table-cell table:formula="of:=CONCATENATE(&quot;INSERT INTO DB_ESPERANCA_VIVA.RACA VALUES (&quot;;[.A318];&quot;,&quot;;[.B318];&quot;,&quot; ;&quot;'&quot;; ;[.C318]; ;&quot;'&quot;;&quot;);&quot;)" office:value-type="string" office:string-value="INSERT INTO DB_ESPERANCA_VIVA.RACA VALUES (317,1,'Cão de Caça Finlandês');" calcext:value-type="string">
            <text:p>INSERT INTO DB_ESPERANCA_VIVA.RACA VALUES (317,1,'Cão de Caça Finlandês');</text:p>
          </table:table-cell>
        </table:table-row>
        <table:table-row table:style-name="ro2">
          <table:table-cell office:value-type="float" office:value="318" calcext:value-type="float">
            <text:p>3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Polonês</text:p>
          </table:table-cell>
          <table:table-cell table:formula="of:=CONCATENATE(&quot;INSERT INTO DB_ESPERANCA_VIVA.RACA VALUES (&quot;;[.A319];&quot;,&quot;;[.B319];&quot;,&quot; ;&quot;'&quot;; ;[.C319]; ;&quot;'&quot;;&quot;);&quot;)" office:value-type="string" office:string-value="INSERT INTO DB_ESPERANCA_VIVA.RACA VALUES (318,1,'Cão de Caça Polonês');" calcext:value-type="string">
            <text:p>INSERT INTO DB_ESPERANCA_VIVA.RACA VALUES (318,1,'Cão de Caça Polonês');</text:p>
          </table:table-cell>
        </table:table-row>
        <table:table-row table:style-name="ro2">
          <table:table-cell office:value-type="float" office:value="319" calcext:value-type="float">
            <text:p>3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omondor</text:p>
          </table:table-cell>
          <table:table-cell table:formula="of:=CONCATENATE(&quot;INSERT INTO DB_ESPERANCA_VIVA.RACA VALUES (&quot;;[.A320];&quot;,&quot;;[.B320];&quot;,&quot; ;&quot;'&quot;; ;[.C320]; ;&quot;'&quot;;&quot;);&quot;)" office:value-type="string" office:string-value="INSERT INTO DB_ESPERANCA_VIVA.RACA VALUES (319,1,'Komondor');" calcext:value-type="string">
            <text:p>INSERT INTO DB_ESPERANCA_VIVA.RACA VALUES (319,1,'Komondor');</text:p>
          </table:table-cell>
        </table:table-row>
        <table:table-row table:style-name="ro2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vasz</text:p>
          </table:table-cell>
          <table:table-cell table:formula="of:=CONCATENATE(&quot;INSERT INTO DB_ESPERANCA_VIVA.RACA VALUES (&quot;;[.A321];&quot;,&quot;;[.B321];&quot;,&quot; ;&quot;'&quot;; ;[.C321]; ;&quot;'&quot;;&quot;);&quot;)" office:value-type="string" office:string-value="INSERT INTO DB_ESPERANCA_VIVA.RACA VALUES (320,1,'Kuvasz');" calcext:value-type="string">
            <text:p>INSERT INTO DB_ESPERANCA_VIVA.RACA VALUES (320,1,'Kuvasz');</text:p>
          </table:table-cell>
        </table:table-row>
        <table:table-row table:style-name="ro2">
          <table:table-cell office:value-type="float" office:value="321" calcext:value-type="float">
            <text:p>3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li</text:p>
          </table:table-cell>
          <table:table-cell table:formula="of:=CONCATENATE(&quot;INSERT INTO DB_ESPERANCA_VIVA.RACA VALUES (&quot;;[.A322];&quot;,&quot;;[.B322];&quot;,&quot; ;&quot;'&quot;; ;[.C322]; ;&quot;'&quot;;&quot;);&quot;)" office:value-type="string" office:string-value="INSERT INTO DB_ESPERANCA_VIVA.RACA VALUES (321,1,'Puli');" calcext:value-type="string">
            <text:p>INSERT INTO DB_ESPERANCA_VIVA.RACA VALUES (321,1,'Puli');</text:p>
          </table:table-cell>
        </table:table-row>
        <table:table-row table:style-name="ro2">
          <table:table-cell office:value-type="float" office:value="322" calcext:value-type="float">
            <text:p>3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mi</text:p>
          </table:table-cell>
          <table:table-cell table:formula="of:=CONCATENATE(&quot;INSERT INTO DB_ESPERANCA_VIVA.RACA VALUES (&quot;;[.A323];&quot;,&quot;;[.B323];&quot;,&quot; ;&quot;'&quot;; ;[.C323]; ;&quot;'&quot;;&quot;);&quot;)" office:value-type="string" office:string-value="INSERT INTO DB_ESPERANCA_VIVA.RACA VALUES (322,1,'Pumi');" calcext:value-type="string">
            <text:p>INSERT INTO DB_ESPERANCA_VIVA.RACA VALUES (322,1,'Pumi');</text:p>
          </table:table-cell>
        </table:table-row>
        <table:table-row table:style-name="ro2">
          <table:table-cell office:value-type="float" office:value="323" calcext:value-type="float">
            <text:p>3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o Húngaro de Pêlo Curto (Vizsla)</text:p>
          </table:table-cell>
          <table:table-cell table:formula="of:=CONCATENATE(&quot;INSERT INTO DB_ESPERANCA_VIVA.RACA VALUES (&quot;;[.A324];&quot;,&quot;;[.B324];&quot;,&quot; ;&quot;'&quot;; ;[.C324]; ;&quot;'&quot;;&quot;);&quot;)" office:value-type="string" office:string-value="INSERT INTO DB_ESPERANCA_VIVA.RACA VALUES (323,1,'Braco Húngaro de Pêlo Curto (Vizsla)');" calcext:value-type="string">
            <text:p>INSERT INTO DB_ESPERANCA_VIVA.RACA VALUES (323,1,'Braco Húngaro de Pêlo Curto (Vizsla)');</text:p>
          </table:table-cell>
        </table:table-row>
        <table:table-row table:style-name="ro2">
          <table:table-cell office:value-type="float" office:value="324" calcext:value-type="float">
            <text:p>3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Cão de Montanha Suíço</text:p>
          </table:table-cell>
          <table:table-cell table:formula="of:=CONCATENATE(&quot;INSERT INTO DB_ESPERANCA_VIVA.RACA VALUES (&quot;;[.A325];&quot;,&quot;;[.B325];&quot;,&quot; ;&quot;'&quot;; ;[.C325]; ;&quot;'&quot;;&quot;);&quot;)" office:value-type="string" office:string-value="INSERT INTO DB_ESPERANCA_VIVA.RACA VALUES (324,1,'Grande Cão de Montanha Suíço');" calcext:value-type="string">
            <text:p>INSERT INTO DB_ESPERANCA_VIVA.RACA VALUES (324,1,'Grande Cão de Montanha Suíço');</text:p>
          </table:table-cell>
        </table:table-row>
        <table:table-row table:style-name="ro2">
          <table:table-cell office:value-type="float" office:value="325" calcext:value-type="float">
            <text:p>3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Suíço</text:p>
          </table:table-cell>
          <table:table-cell table:formula="of:=CONCATENATE(&quot;INSERT INTO DB_ESPERANCA_VIVA.RACA VALUES (&quot;;[.A326];&quot;,&quot;;[.B326];&quot;,&quot; ;&quot;'&quot;; ;[.C326]; ;&quot;'&quot;;&quot;);&quot;)" office:value-type="string" office:string-value="INSERT INTO DB_ESPERANCA_VIVA.RACA VALUES (325,1,'Cão de Caça Suíço');" calcext:value-type="string">
            <text:p>INSERT INTO DB_ESPERANCA_VIVA.RACA VALUES (325,1,'Cão de Caça Suíço');</text:p>
          </table:table-cell>
        </table:table-row>
        <table:table-row table:style-name="ro2">
          <table:table-cell office:value-type="float" office:value="326" calcext:value-type="float">
            <text:p>3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queno Cão de Caça Suíço</text:p>
          </table:table-cell>
          <table:table-cell table:formula="of:=CONCATENATE(&quot;INSERT INTO DB_ESPERANCA_VIVA.RACA VALUES (&quot;;[.A327];&quot;,&quot;;[.B327];&quot;,&quot; ;&quot;'&quot;; ;[.C327]; ;&quot;'&quot;;&quot;);&quot;)" office:value-type="string" office:string-value="INSERT INTO DB_ESPERANCA_VIVA.RACA VALUES (326,1,'Pequeno Cão de Caça Suíço');" calcext:value-type="string">
            <text:p>INSERT INTO DB_ESPERANCA_VIVA.RACA VALUES (326,1,'Pequeno Cão de Caça Suíço');</text:p>
          </table:table-cell>
        </table:table-row>
        <table:table-row table:style-name="ro2">
          <table:table-cell office:value-type="float" office:value="327" calcext:value-type="float">
            <text:p>3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ão Bernardo</text:p>
          </table:table-cell>
          <table:table-cell table:formula="of:=CONCATENATE(&quot;INSERT INTO DB_ESPERANCA_VIVA.RACA VALUES (&quot;;[.A328];&quot;,&quot;;[.B328];&quot;,&quot; ;&quot;'&quot;; ;[.C328]; ;&quot;'&quot;;&quot;);&quot;)" office:value-type="string" office:string-value="INSERT INTO DB_ESPERANCA_VIVA.RACA VALUES (327,1,'São Bernardo');" calcext:value-type="string">
            <text:p>INSERT INTO DB_ESPERANCA_VIVA.RACA VALUES (327,1,'São Bernardo');</text:p>
          </table:table-cell>
        </table:table-row>
        <table:table-row table:style-name="ro2">
          <table:table-cell office:value-type="float" office:value="328" calcext:value-type="float">
            <text:p>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de Pêlo Duro da Estíria</text:p>
          </table:table-cell>
          <table:table-cell table:formula="of:=CONCATENATE(&quot;INSERT INTO DB_ESPERANCA_VIVA.RACA VALUES (&quot;;[.A329];&quot;,&quot;;[.B329];&quot;,&quot; ;&quot;'&quot;; ;[.C329]; ;&quot;'&quot;;&quot;);&quot;)" office:value-type="string" office:string-value="INSERT INTO DB_ESPERANCA_VIVA.RACA VALUES (328,1,'Cão de Caça de Pêlo Duro da Estíria');" calcext:value-type="string">
            <text:p>INSERT INTO DB_ESPERANCA_VIVA.RACA VALUES (328,1,'Cão de Caça de Pêlo Duro da Estíria');</text:p>
          </table:table-cell>
        </table:table-row>
        <table:table-row table:style-name="ro2">
          <table:table-cell office:value-type="float" office:value="329" calcext:value-type="float">
            <text:p>3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Preto e Castanho da Áustria</text:p>
          </table:table-cell>
          <table:table-cell table:formula="of:=CONCATENATE(&quot;INSERT INTO DB_ESPERANCA_VIVA.RACA VALUES (&quot;;[.A330];&quot;,&quot;;[.B330];&quot;,&quot; ;&quot;'&quot;; ;[.C330]; ;&quot;'&quot;;&quot;);&quot;)" office:value-type="string" office:string-value="INSERT INTO DB_ESPERANCA_VIVA.RACA VALUES (329,1,'Cão de Caça Preto e Castanho da Áustria');" calcext:value-type="string">
            <text:p>INSERT INTO DB_ESPERANCA_VIVA.RACA VALUES (329,1,'Cão de Caça Preto e Castanho da Áustria');</text:p>
          </table:table-cell>
        </table:table-row>
        <table:table-row table:style-name="ro2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inscher Austríaco</text:p>
          </table:table-cell>
          <table:table-cell table:formula="of:=CONCATENATE(&quot;INSERT INTO DB_ESPERANCA_VIVA.RACA VALUES (&quot;;[.A331];&quot;,&quot;;[.B331];&quot;,&quot; ;&quot;'&quot;; ;[.C331]; ;&quot;'&quot;;&quot;);&quot;)" office:value-type="string" office:string-value="INSERT INTO DB_ESPERANCA_VIVA.RACA VALUES (330,1,'Pinscher Austríaco');" calcext:value-type="string">
            <text:p>INSERT INTO DB_ESPERANCA_VIVA.RACA VALUES (330,1,'Pinscher Austríaco');</text:p>
          </table:table-cell>
        </table:table-row>
        <table:table-row table:style-name="ro2">
          <table:table-cell office:value-type="float" office:value="331" calcext:value-type="float">
            <text:p>3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ltês</text:p>
          </table:table-cell>
          <table:table-cell table:formula="of:=CONCATENATE(&quot;INSERT INTO DB_ESPERANCA_VIVA.RACA VALUES (&quot;;[.A332];&quot;,&quot;;[.B332];&quot;,&quot; ;&quot;'&quot;; ;[.C332]; ;&quot;'&quot;;&quot;);&quot;)" office:value-type="string" office:string-value="INSERT INTO DB_ESPERANCA_VIVA.RACA VALUES (331,1,'Maltês');" calcext:value-type="string">
            <text:p>INSERT INTO DB_ESPERANCA_VIVA.RACA VALUES (331,1,'Maltês');</text:p>
          </table:table-cell>
        </table:table-row>
        <table:table-row table:style-name="ro2">
          <table:table-cell office:value-type="float" office:value="332" calcext:value-type="float">
            <text:p>3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Fauve da Bretanha</text:p>
          </table:table-cell>
          <table:table-cell table:formula="of:=CONCATENATE(&quot;INSERT INTO DB_ESPERANCA_VIVA.RACA VALUES (&quot;;[.A333];&quot;,&quot;;[.B333];&quot;,&quot; ;&quot;'&quot;; ;[.C333]; ;&quot;'&quot;;&quot;);&quot;)" office:value-type="string" office:string-value="INSERT INTO DB_ESPERANCA_VIVA.RACA VALUES (332,1,'Griffon Fauve da Bretanha');" calcext:value-type="string">
            <text:p>INSERT INTO DB_ESPERANCA_VIVA.RACA VALUES (332,1,'Griffon Fauve da Bretanha');</text:p>
          </table:table-cell>
        </table:table-row>
        <table:table-row table:style-name="ro2">
          <table:table-cell office:value-type="float" office:value="333" calcext:value-type="float">
            <text:p>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 Basset Griffon Vendéen</text:p>
          </table:table-cell>
          <table:table-cell table:formula="of:=CONCATENATE(&quot;INSERT INTO DB_ESPERANCA_VIVA.RACA VALUES (&quot;;[.A334];&quot;,&quot;;[.B334];&quot;,&quot; ;&quot;'&quot;; ;[.C334]; ;&quot;'&quot;;&quot;);&quot;)" office:value-type="string" office:string-value="INSERT INTO DB_ESPERANCA_VIVA.RACA VALUES (333,1,'Petit Basset Griffon Vendéen');" calcext:value-type="string">
            <text:p>INSERT INTO DB_ESPERANCA_VIVA.RACA VALUES (333,1,'Petit Basset Griffon Vendéen');</text:p>
          </table:table-cell>
        </table:table-row>
        <table:table-row table:style-name="ro2">
          <table:table-cell office:value-type="float" office:value="334" calcext:value-type="float">
            <text:p>3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Caça do Tirol</text:p>
          </table:table-cell>
          <table:table-cell table:formula="of:=CONCATENATE(&quot;INSERT INTO DB_ESPERANCA_VIVA.RACA VALUES (&quot;;[.A335];&quot;,&quot;;[.B335];&quot;,&quot; ;&quot;'&quot;; ;[.C335]; ;&quot;'&quot;;&quot;);&quot;)" office:value-type="string" office:string-value="INSERT INTO DB_ESPERANCA_VIVA.RACA VALUES (334,1,'Cão de Caça do Tirol');" calcext:value-type="string">
            <text:p>INSERT INTO DB_ESPERANCA_VIVA.RACA VALUES (334,1,'Cão de Caça do Tirol');</text:p>
          </table:table-cell>
        </table:table-row>
        <table:table-row table:style-name="ro2">
          <table:table-cell office:value-type="float" office:value="335" calcext:value-type="float">
            <text:p>3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keland Terrier</text:p>
          </table:table-cell>
          <table:table-cell table:formula="of:=CONCATENATE(&quot;INSERT INTO DB_ESPERANCA_VIVA.RACA VALUES (&quot;;[.A336];&quot;,&quot;;[.B336];&quot;,&quot; ;&quot;'&quot;; ;[.C336]; ;&quot;'&quot;;&quot;);&quot;)" office:value-type="string" office:string-value="INSERT INTO DB_ESPERANCA_VIVA.RACA VALUES (335,1,'Lakeland Terrier');" calcext:value-type="string">
            <text:p>INSERT INTO DB_ESPERANCA_VIVA.RACA VALUES (335,1,'Lakeland Terrier');</text:p>
          </table:table-cell>
        </table:table-row>
        <table:table-row table:style-name="ro2"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chester Terrier</text:p>
          </table:table-cell>
          <table:table-cell table:formula="of:=CONCATENATE(&quot;INSERT INTO DB_ESPERANCA_VIVA.RACA VALUES (&quot;;[.A337];&quot;,&quot;;[.B337];&quot;,&quot; ;&quot;'&quot;; ;[.C337]; ;&quot;'&quot;;&quot;);&quot;)" office:value-type="string" office:string-value="INSERT INTO DB_ESPERANCA_VIVA.RACA VALUES (336,1,'Manchester Terrier');" calcext:value-type="string">
            <text:p>INSERT INTO DB_ESPERANCA_VIVA.RACA VALUES (336,1,'Manchester Terrier');</text:p>
          </table:table-cell>
        </table:table-row>
        <table:table-row table:style-name="ro2">
          <table:table-cell office:value-type="float" office:value="337" calcext:value-type="float">
            <text:p>33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wich Terrier</text:p>
          </table:table-cell>
          <table:table-cell table:formula="of:=CONCATENATE(&quot;INSERT INTO DB_ESPERANCA_VIVA.RACA VALUES (&quot;;[.A338];&quot;,&quot;;[.B338];&quot;,&quot; ;&quot;'&quot;; ;[.C338]; ;&quot;'&quot;;&quot;);&quot;)" office:value-type="string" office:string-value="INSERT INTO DB_ESPERANCA_VIVA.RACA VALUES (337,1,'Norwich Terrier');" calcext:value-type="string">
            <text:p>INSERT INTO DB_ESPERANCA_VIVA.RACA VALUES (337,1,'Norwich Terrier');</text:p>
          </table:table-cell>
        </table:table-row>
        <table:table-row table:style-name="ro2">
          <table:table-cell office:value-type="float" office:value="338" calcext:value-type="float">
            <text:p>33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ottish Terrier</text:p>
          </table:table-cell>
          <table:table-cell table:formula="of:=CONCATENATE(&quot;INSERT INTO DB_ESPERANCA_VIVA.RACA VALUES (&quot;;[.A339];&quot;,&quot;;[.B339];&quot;,&quot; ;&quot;'&quot;; ;[.C339]; ;&quot;'&quot;;&quot;);&quot;)" office:value-type="string" office:string-value="INSERT INTO DB_ESPERANCA_VIVA.RACA VALUES (338,1,'Scottish Terrier');" calcext:value-type="string">
            <text:p>INSERT INTO DB_ESPERANCA_VIVA.RACA VALUES (338,1,'Scottish Terrier');</text:p>
          </table:table-cell>
        </table:table-row>
        <table:table-row table:style-name="ro2">
          <table:table-cell office:value-type="float" office:value="339" calcext:value-type="float">
            <text:p>3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alyham Terrier</text:p>
          </table:table-cell>
          <table:table-cell table:formula="of:=CONCATENATE(&quot;INSERT INTO DB_ESPERANCA_VIVA.RACA VALUES (&quot;;[.A340];&quot;,&quot;;[.B340];&quot;,&quot; ;&quot;'&quot;; ;[.C340]; ;&quot;'&quot;;&quot;);&quot;)" office:value-type="string" office:string-value="INSERT INTO DB_ESPERANCA_VIVA.RACA VALUES (339,1,'Sealyham Terrier');" calcext:value-type="string">
            <text:p>INSERT INTO DB_ESPERANCA_VIVA.RACA VALUES (339,1,'Sealyham Terrier');</text:p>
          </table:table-cell>
        </table:table-row>
        <table:table-row table:style-name="ro2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kye Terrier</text:p>
          </table:table-cell>
          <table:table-cell table:formula="of:=CONCATENATE(&quot;INSERT INTO DB_ESPERANCA_VIVA.RACA VALUES (&quot;;[.A341];&quot;,&quot;;[.B341];&quot;,&quot; ;&quot;'&quot;; ;[.C341]; ;&quot;'&quot;;&quot;);&quot;)" office:value-type="string" office:string-value="INSERT INTO DB_ESPERANCA_VIVA.RACA VALUES (340,1,'Skye Terrier');" calcext:value-type="string">
            <text:p>INSERT INTO DB_ESPERANCA_VIVA.RACA VALUES (340,1,'Skye Terrier');</text:p>
          </table:table-cell>
        </table:table-row>
        <table:table-row table:style-name="ro2">
          <table:table-cell office:value-type="float" office:value="341" calcext:value-type="float">
            <text:p>3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ffordshire Bull Terrier</text:p>
          </table:table-cell>
          <table:table-cell table:formula="of:=CONCATENATE(&quot;INSERT INTO DB_ESPERANCA_VIVA.RACA VALUES (&quot;;[.A342];&quot;,&quot;;[.B342];&quot;,&quot; ;&quot;'&quot;; ;[.C342]; ;&quot;'&quot;;&quot;);&quot;)" office:value-type="string" office:string-value="INSERT INTO DB_ESPERANCA_VIVA.RACA VALUES (341,1,'Staffordshire Bull Terrier');" calcext:value-type="string">
            <text:p>INSERT INTO DB_ESPERANCA_VIVA.RACA VALUES (341,1,'Staffordshire Bull Terrier');</text:p>
          </table:table-cell>
        </table:table-row>
        <table:table-row table:style-name="ro2">
          <table:table-cell office:value-type="float" office:value="342" calcext:value-type="float">
            <text:p>3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de Brinquedo Continental</text:p>
          </table:table-cell>
          <table:table-cell table:formula="of:=CONCATENATE(&quot;INSERT INTO DB_ESPERANCA_VIVA.RACA VALUES (&quot;;[.A343];&quot;,&quot;;[.B343];&quot;,&quot; ;&quot;'&quot;; ;[.C343]; ;&quot;'&quot;;&quot;);&quot;)" office:value-type="string" office:string-value="INSERT INTO DB_ESPERANCA_VIVA.RACA VALUES (342,1,'Spaniel de Brinquedo Continental');" calcext:value-type="string">
            <text:p>INSERT INTO DB_ESPERANCA_VIVA.RACA VALUES (342,1,'Spaniel de Brinquedo Continental');</text:p>
          </table:table-cell>
        </table:table-row>
        <table:table-row table:style-name="ro2">
          <table:table-cell office:value-type="float" office:value="343" calcext:value-type="float">
            <text:p>3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lsh Terrier</text:p>
          </table:table-cell>
          <table:table-cell table:formula="of:=CONCATENATE(&quot;INSERT INTO DB_ESPERANCA_VIVA.RACA VALUES (&quot;;[.A344];&quot;,&quot;;[.B344];&quot;,&quot; ;&quot;'&quot;; ;[.C344]; ;&quot;'&quot;;&quot;);&quot;)" office:value-type="string" office:string-value="INSERT INTO DB_ESPERANCA_VIVA.RACA VALUES (343,1,'Welsh Terrier');" calcext:value-type="string">
            <text:p>INSERT INTO DB_ESPERANCA_VIVA.RACA VALUES (343,1,'Welsh Terrier');</text:p>
          </table:table-cell>
        </table:table-row>
        <table:table-row table:style-name="ro2">
          <table:table-cell office:value-type="float" office:value="344" calcext:value-type="float">
            <text:p>3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Bruxelense</text:p>
          </table:table-cell>
          <table:table-cell table:formula="of:=CONCATENATE(&quot;INSERT INTO DB_ESPERANCA_VIVA.RACA VALUES (&quot;;[.A345];&quot;,&quot;;[.B345];&quot;,&quot; ;&quot;'&quot;; ;[.C345]; ;&quot;'&quot;;&quot;);&quot;)" office:value-type="string" office:string-value="INSERT INTO DB_ESPERANCA_VIVA.RACA VALUES (344,1,'Griffon Bruxelense');" calcext:value-type="string">
            <text:p>INSERT INTO DB_ESPERANCA_VIVA.RACA VALUES (344,1,'Griffon Bruxelense');</text:p>
          </table:table-cell>
        </table:table-row>
        <table:table-row table:style-name="ro2">
          <table:table-cell office:value-type="float" office:value="345" calcext:value-type="float">
            <text:p>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Belga</text:p>
          </table:table-cell>
          <table:table-cell table:formula="of:=CONCATENATE(&quot;INSERT INTO DB_ESPERANCA_VIVA.RACA VALUES (&quot;;[.A346];&quot;,&quot;;[.B346];&quot;,&quot; ;&quot;'&quot;; ;[.C346]; ;&quot;'&quot;;&quot;);&quot;)" office:value-type="string" office:string-value="INSERT INTO DB_ESPERANCA_VIVA.RACA VALUES (345,1,'Griffon Belga');" calcext:value-type="string">
            <text:p>INSERT INTO DB_ESPERANCA_VIVA.RACA VALUES (345,1,'Griffon Belga');</text:p>
          </table:table-cell>
        </table:table-row>
        <table:table-row table:style-name="ro2">
          <table:table-cell office:value-type="float" office:value="346" calcext:value-type="float">
            <text:p>3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tit Brabançon</text:p>
          </table:table-cell>
          <table:table-cell table:formula="of:=CONCATENATE(&quot;INSERT INTO DB_ESPERANCA_VIVA.RACA VALUES (&quot;;[.A347];&quot;,&quot;;[.B347];&quot;,&quot; ;&quot;'&quot;; ;[.C347]; ;&quot;'&quot;;&quot;);&quot;)" office:value-type="string" office:string-value="INSERT INTO DB_ESPERANCA_VIVA.RACA VALUES (346,1,'Petit Brabançon');" calcext:value-type="string">
            <text:p>INSERT INTO DB_ESPERANCA_VIVA.RACA VALUES (346,1,'Petit Brabançon');</text:p>
          </table:table-cell>
        </table:table-row>
        <table:table-row table:style-name="ro2">
          <table:table-cell office:value-type="float" office:value="347" calcext:value-type="float">
            <text:p>3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ipperke</text:p>
          </table:table-cell>
          <table:table-cell table:formula="of:=CONCATENATE(&quot;INSERT INTO DB_ESPERANCA_VIVA.RACA VALUES (&quot;;[.A348];&quot;,&quot;;[.B348];&quot;,&quot; ;&quot;'&quot;; ;[.C348]; ;&quot;'&quot;;&quot;);&quot;)" office:value-type="string" office:string-value="INSERT INTO DB_ESPERANCA_VIVA.RACA VALUES (347,1,'Schipperke');" calcext:value-type="string">
            <text:p>INSERT INTO DB_ESPERANCA_VIVA.RACA VALUES (347,1,'Schipperke');</text:p>
          </table:table-cell>
        </table:table-row>
        <table:table-row table:style-name="ro2">
          <table:table-cell office:value-type="float" office:value="348" calcext:value-type="float">
            <text:p>3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Santo Humberto</text:p>
          </table:table-cell>
          <table:table-cell table:formula="of:=CONCATENATE(&quot;INSERT INTO DB_ESPERANCA_VIVA.RACA VALUES (&quot;;[.A349];&quot;,&quot;;[.B349];&quot;,&quot; ;&quot;'&quot;; ;[.C349]; ;&quot;'&quot;;&quot;);&quot;)" office:value-type="string" office:string-value="INSERT INTO DB_ESPERANCA_VIVA.RACA VALUES (348,1,'Cão de Santo Humberto');" calcext:value-type="string">
            <text:p>INSERT INTO DB_ESPERANCA_VIVA.RACA VALUES (348,1,'Cão de Santo Humberto');</text:p>
          </table:table-cell>
        </table:table-row>
        <table:table-row table:style-name="ro2">
          <table:table-cell office:value-type="float" office:value="349" calcext:value-type="float">
            <text:p>3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 Highland White Terrier</text:p>
          </table:table-cell>
          <table:table-cell table:formula="of:=CONCATENATE(&quot;INSERT INTO DB_ESPERANCA_VIVA.RACA VALUES (&quot;;[.A350];&quot;,&quot;;[.B350];&quot;,&quot; ;&quot;'&quot;; ;[.C350]; ;&quot;'&quot;;&quot;);&quot;)" office:value-type="string" office:string-value="INSERT INTO DB_ESPERANCA_VIVA.RACA VALUES (349,1,'West Highland White Terrier');" calcext:value-type="string">
            <text:p>INSERT INTO DB_ESPERANCA_VIVA.RACA VALUES (349,1,'West Highland White Terrier');</text:p>
          </table:table-cell>
        </table:table-row>
        <table:table-row table:style-name="ro2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orkshire Terrier</text:p>
          </table:table-cell>
          <table:table-cell table:formula="of:=CONCATENATE(&quot;INSERT INTO DB_ESPERANCA_VIVA.RACA VALUES (&quot;;[.A351];&quot;,&quot;;[.B351];&quot;,&quot; ;&quot;'&quot;; ;[.C351]; ;&quot;'&quot;;&quot;);&quot;)" office:value-type="string" office:string-value="INSERT INTO DB_ESPERANCA_VIVA.RACA VALUES (350,1,'Yorkshire Terrier');" calcext:value-type="string">
            <text:p>INSERT INTO DB_ESPERANCA_VIVA.RACA VALUES (350,1,'Yorkshire Terrier');</text:p>
          </table:table-cell>
        </table:table-row>
        <table:table-row table:style-name="ro2">
          <table:table-cell office:value-type="float" office:value="351" calcext:value-type="float">
            <text:p>3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Catalão</text:p>
          </table:table-cell>
          <table:table-cell table:formula="of:=CONCATENATE(&quot;INSERT INTO DB_ESPERANCA_VIVA.RACA VALUES (&quot;;[.A352];&quot;,&quot;;[.B352];&quot;,&quot; ;&quot;'&quot;; ;[.C352]; ;&quot;'&quot;;&quot;);&quot;)" office:value-type="string" office:string-value="INSERT INTO DB_ESPERANCA_VIVA.RACA VALUES (351,1,'Pastor Catalão');" calcext:value-type="string">
            <text:p>INSERT INTO DB_ESPERANCA_VIVA.RACA VALUES (351,1,'Pastor Catalão');</text:p>
          </table:table-cell>
        </table:table-row>
        <table:table-row table:style-name="ro2">
          <table:table-cell office:value-type="float" office:value="352" calcext:value-type="float">
            <text:p>35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stor de Shetland</text:p>
          </table:table-cell>
          <table:table-cell table:formula="of:=CONCATENATE(&quot;INSERT INTO DB_ESPERANCA_VIVA.RACA VALUES (&quot;;[.A353];&quot;,&quot;;[.B353];&quot;,&quot; ;&quot;'&quot;; ;[.C353]; ;&quot;'&quot;;&quot;);&quot;)" office:value-type="string" office:string-value="INSERT INTO DB_ESPERANCA_VIVA.RACA VALUES (352,1,'Pastor de Shetland');" calcext:value-type="string">
            <text:p>INSERT INTO DB_ESPERANCA_VIVA.RACA VALUES (352,1,'Pastor de Shetland');</text:p>
          </table:table-cell>
        </table:table-row>
        <table:table-row table:style-name="ro2">
          <table:table-cell office:value-type="float" office:value="353" calcext:value-type="float">
            <text:p>3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engo Ibicenco</text:p>
          </table:table-cell>
          <table:table-cell table:formula="of:=CONCATENATE(&quot;INSERT INTO DB_ESPERANCA_VIVA.RACA VALUES (&quot;;[.A354];&quot;,&quot;;[.B354];&quot;,&quot; ;&quot;'&quot;; ;[.C354]; ;&quot;'&quot;;&quot;);&quot;)" office:value-type="string" office:string-value="INSERT INTO DB_ESPERANCA_VIVA.RACA VALUES (353,1,'Podengo Ibicenco');" calcext:value-type="string">
            <text:p>INSERT INTO DB_ESPERANCA_VIVA.RACA VALUES (353,1,'Podengo Ibicenco');</text:p>
          </table:table-cell>
        </table:table-row>
        <table:table-row table:style-name="ro2">
          <table:table-cell office:value-type="float" office:value="354" calcext:value-type="float">
            <text:p>3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e Burgos</text:p>
          </table:table-cell>
          <table:table-cell table:formula="of:=CONCATENATE(&quot;INSERT INTO DB_ESPERANCA_VIVA.RACA VALUES (&quot;;[.A355];&quot;,&quot;;[.B355];&quot;,&quot; ;&quot;'&quot;; ;[.C355]; ;&quot;'&quot;;&quot;);&quot;)" office:value-type="string" office:string-value="INSERT INTO DB_ESPERANCA_VIVA.RACA VALUES (354,1,'Cão de Aponte de Burgos');" calcext:value-type="string">
            <text:p>INSERT INTO DB_ESPERANCA_VIVA.RACA VALUES (354,1,'Cão de Aponte de Burgos');</text:p>
          </table:table-cell>
        </table:table-row>
        <table:table-row table:style-name="ro2">
          <table:table-cell office:value-type="float" office:value="355" calcext:value-type="float">
            <text:p>3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im Espanhol</text:p>
          </table:table-cell>
          <table:table-cell table:formula="of:=CONCATENATE(&quot;INSERT INTO DB_ESPERANCA_VIVA.RACA VALUES (&quot;;[.A356];&quot;,&quot;;[.B356];&quot;,&quot; ;&quot;'&quot;; ;[.C356]; ;&quot;'&quot;;&quot;);&quot;)" office:value-type="string" office:string-value="INSERT INTO DB_ESPERANCA_VIVA.RACA VALUES (355,1,'Mastim Espanhol');" calcext:value-type="string">
            <text:p>INSERT INTO DB_ESPERANCA_VIVA.RACA VALUES (355,1,'Mastim Espanhol');</text:p>
          </table:table-cell>
        </table:table-row>
        <table:table-row table:style-name="ro2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stim dos Pirenéus</text:p>
          </table:table-cell>
          <table:table-cell table:formula="of:=CONCATENATE(&quot;INSERT INTO DB_ESPERANCA_VIVA.RACA VALUES (&quot;;[.A357];&quot;,&quot;;[.B357];&quot;,&quot; ;&quot;'&quot;; ;[.C357]; ;&quot;'&quot;;&quot;);&quot;)" office:value-type="string" office:string-value="INSERT INTO DB_ESPERANCA_VIVA.RACA VALUES (356,1,'Mastim dos Pirenéus');" calcext:value-type="string">
            <text:p>INSERT INTO DB_ESPERANCA_VIVA.RACA VALUES (356,1,'Mastim dos Pirenéus');</text:p>
          </table:table-cell>
        </table:table-row>
        <table:table-row table:style-name="ro2">
          <table:table-cell office:value-type="float" office:value="357" calcext:value-type="float">
            <text:p>35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Pastor Português</text:p>
          </table:table-cell>
          <table:table-cell table:formula="of:=CONCATENATE(&quot;INSERT INTO DB_ESPERANCA_VIVA.RACA VALUES (&quot;;[.A358];&quot;,&quot;;[.B358];&quot;,&quot; ;&quot;'&quot;; ;[.C358]; ;&quot;'&quot;;&quot;);&quot;)" office:value-type="string" office:string-value="INSERT INTO DB_ESPERANCA_VIVA.RACA VALUES (357,1,'Cão Pastor Português');" calcext:value-type="string">
            <text:p>INSERT INTO DB_ESPERANCA_VIVA.RACA VALUES (357,1,'Cão Pastor Português');</text:p>
          </table:table-cell>
        </table:table-row>
        <table:table-row table:style-name="ro2">
          <table:table-cell office:value-type="float" office:value="358" calcext:value-type="float">
            <text:p>35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dengo Português</text:p>
          </table:table-cell>
          <table:table-cell table:formula="of:=CONCATENATE(&quot;INSERT INTO DB_ESPERANCA_VIVA.RACA VALUES (&quot;;[.A359];&quot;,&quot;;[.B359];&quot;,&quot; ;&quot;'&quot;; ;[.C359]; ;&quot;'&quot;;&quot;);&quot;)" office:value-type="string" office:string-value="INSERT INTO DB_ESPERANCA_VIVA.RACA VALUES (358,1,'Podengo Português');" calcext:value-type="string">
            <text:p>INSERT INTO DB_ESPERANCA_VIVA.RACA VALUES (358,1,'Podengo Português');</text:p>
          </table:table-cell>
        </table:table-row>
        <table:table-row table:style-name="ro2">
          <table:table-cell office:value-type="float" office:value="359" calcext:value-type="float">
            <text:p>35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pagneul Bretão</text:p>
          </table:table-cell>
          <table:table-cell table:formula="of:=CONCATENATE(&quot;INSERT INTO DB_ESPERANCA_VIVA.RACA VALUES (&quot;;[.A360];&quot;,&quot;;[.B360];&quot;,&quot; ;&quot;'&quot;; ;[.C360]; ;&quot;'&quot;;&quot;);&quot;)" office:value-type="string" office:string-value="INSERT INTO DB_ESPERANCA_VIVA.RACA VALUES (359,1,'Epagneul Bretão');" calcext:value-type="string">
            <text:p>INSERT INTO DB_ESPERANCA_VIVA.RACA VALUES (359,1,'Epagneul Bretão');</text:p>
          </table:table-cell>
        </table:table-row>
        <table:table-row table:style-name="ro2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feiro do Alentejo</text:p>
          </table:table-cell>
          <table:table-cell table:formula="of:=CONCATENATE(&quot;INSERT INTO DB_ESPERANCA_VIVA.RACA VALUES (&quot;;[.A361];&quot;,&quot;;[.B361];&quot;,&quot; ;&quot;'&quot;; ;[.C361]; ;&quot;'&quot;;&quot;);&quot;)" office:value-type="string" office:string-value="INSERT INTO DB_ESPERANCA_VIVA.RACA VALUES (360,1,'Rafeiro do Alentejo');" calcext:value-type="string">
            <text:p>INSERT INTO DB_ESPERANCA_VIVA.RACA VALUES (360,1,'Rafeiro do Alentejo');</text:p>
          </table:table-cell>
        </table:table-row>
        <table:table-row table:style-name="ro2">
          <table:table-cell office:value-type="float" office:value="361" calcext:value-type="float">
            <text:p>36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tz Alemão</text:p>
          </table:table-cell>
          <table:table-cell table:formula="of:=CONCATENATE(&quot;INSERT INTO DB_ESPERANCA_VIVA.RACA VALUES (&quot;;[.A362];&quot;,&quot;;[.B362];&quot;,&quot; ;&quot;'&quot;; ;[.C362]; ;&quot;'&quot;;&quot;);&quot;)" office:value-type="string" office:string-value="INSERT INTO DB_ESPERANCA_VIVA.RACA VALUES (361,1,'Spitz Alemão');" calcext:value-type="string">
            <text:p>INSERT INTO DB_ESPERANCA_VIVA.RACA VALUES (361,1,'Spitz Alemão');</text:p>
          </table:table-cell>
        </table:table-row>
        <table:table-row table:style-name="ro2">
          <table:table-cell office:value-type="float" office:value="362" calcext:value-type="float">
            <text:p>36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e Pêlo Duro Alemão</text:p>
          </table:table-cell>
          <table:table-cell table:formula="of:=CONCATENATE(&quot;INSERT INTO DB_ESPERANCA_VIVA.RACA VALUES (&quot;;[.A363];&quot;,&quot;;[.B363];&quot;,&quot; ;&quot;'&quot;; ;[.C363]; ;&quot;'&quot;;&quot;);&quot;)" office:value-type="string" office:string-value="INSERT INTO DB_ESPERANCA_VIVA.RACA VALUES (362,1,'Cão de Aponte de Pêlo Duro Alemão');" calcext:value-type="string">
            <text:p>INSERT INTO DB_ESPERANCA_VIVA.RACA VALUES (362,1,'Cão de Aponte de Pêlo Duro Alemão');</text:p>
          </table:table-cell>
        </table:table-row>
        <table:table-row table:style-name="ro2">
          <table:table-cell office:value-type="float" office:value="363" calcext:value-type="float">
            <text:p>36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maraner</text:p>
          </table:table-cell>
          <table:table-cell table:formula="of:=CONCATENATE(&quot;INSERT INTO DB_ESPERANCA_VIVA.RACA VALUES (&quot;;[.A364];&quot;,&quot;;[.B364];&quot;,&quot; ;&quot;'&quot;; ;[.C364]; ;&quot;'&quot;;&quot;);&quot;)" office:value-type="string" office:string-value="INSERT INTO DB_ESPERANCA_VIVA.RACA VALUES (363,1,'Weimaraner');" calcext:value-type="string">
            <text:p>INSERT INTO DB_ESPERANCA_VIVA.RACA VALUES (363,1,'Weimaraner');</text:p>
          </table:table-cell>
        </table:table-row>
        <table:table-row table:style-name="ro2">
          <table:table-cell office:value-type="float" office:value="364" calcext:value-type="float">
            <text:p>3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stphalian Dachsbracke</text:p>
          </table:table-cell>
          <table:table-cell table:formula="of:=CONCATENATE(&quot;INSERT INTO DB_ESPERANCA_VIVA.RACA VALUES (&quot;;[.A365];&quot;,&quot;;[.B365];&quot;,&quot; ;&quot;'&quot;; ;[.C365]; ;&quot;'&quot;;&quot;);&quot;)" office:value-type="string" office:string-value="INSERT INTO DB_ESPERANCA_VIVA.RACA VALUES (364,1,'Westphalian Dachsbracke');" calcext:value-type="string">
            <text:p>INSERT INTO DB_ESPERANCA_VIVA.RACA VALUES (364,1,'Westphalian Dachsbracke');</text:p>
          </table:table-cell>
        </table:table-row>
        <table:table-row table:style-name="ro2">
          <table:table-cell office:value-type="float" office:value="365" calcext:value-type="float">
            <text:p>3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lldog Francês</text:p>
          </table:table-cell>
          <table:table-cell table:formula="of:=CONCATENATE(&quot;INSERT INTO DB_ESPERANCA_VIVA.RACA VALUES (&quot;;[.A366];&quot;,&quot;;[.B366];&quot;,&quot; ;&quot;'&quot;; ;[.C366]; ;&quot;'&quot;;&quot;);&quot;)" office:value-type="string" office:string-value="INSERT INTO DB_ESPERANCA_VIVA.RACA VALUES (365,1,'Bulldog Francês');" calcext:value-type="string">
            <text:p>INSERT INTO DB_ESPERANCA_VIVA.RACA VALUES (365,1,'Bulldog Francês');</text:p>
          </table:table-cell>
        </table:table-row>
        <table:table-row table:style-name="ro2">
          <table:table-cell office:value-type="float" office:value="366" calcext:value-type="float">
            <text:p>3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equeno Münsterländer</text:p>
          </table:table-cell>
          <table:table-cell table:formula="of:=CONCATENATE(&quot;INSERT INTO DB_ESPERANCA_VIVA.RACA VALUES (&quot;;[.A367];&quot;,&quot;;[.B367];&quot;,&quot; ;&quot;'&quot;; ;[.C367]; ;&quot;'&quot;;&quot;);&quot;)" office:value-type="string" office:string-value="INSERT INTO DB_ESPERANCA_VIVA.RACA VALUES (366,1,'Pequeno Münsterländer');" calcext:value-type="string">
            <text:p>INSERT INTO DB_ESPERANCA_VIVA.RACA VALUES (366,1,'Pequeno Münsterländer');</text:p>
          </table:table-cell>
        </table:table-row>
        <table:table-row table:style-name="ro2">
          <table:table-cell office:value-type="float" office:value="367" calcext:value-type="float">
            <text:p>3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ier de Caça Alemão</text:p>
          </table:table-cell>
          <table:table-cell table:formula="of:=CONCATENATE(&quot;INSERT INTO DB_ESPERANCA_VIVA.RACA VALUES (&quot;;[.A368];&quot;,&quot;;[.B368];&quot;,&quot; ;&quot;'&quot;; ;[.C368]; ;&quot;'&quot;;&quot;);&quot;)" office:value-type="string" office:string-value="INSERT INTO DB_ESPERANCA_VIVA.RACA VALUES (367,1,'Terrier de Caça Alemão');" calcext:value-type="string">
            <text:p>INSERT INTO DB_ESPERANCA_VIVA.RACA VALUES (367,1,'Terrier de Caça Alemão');</text:p>
          </table:table-cell>
        </table:table-row>
        <table:table-row table:style-name="ro2">
          <table:table-cell office:value-type="float" office:value="368" calcext:value-type="float">
            <text:p>3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Alemão</text:p>
          </table:table-cell>
          <table:table-cell table:formula="of:=CONCATENATE(&quot;INSERT INTO DB_ESPERANCA_VIVA.RACA VALUES (&quot;;[.A369];&quot;,&quot;;[.B369];&quot;,&quot; ;&quot;'&quot;; ;[.C369]; ;&quot;'&quot;;&quot;);&quot;)" office:value-type="string" office:string-value="INSERT INTO DB_ESPERANCA_VIVA.RACA VALUES (368,1,'Spaniel Alemão');" calcext:value-type="string">
            <text:p>INSERT INTO DB_ESPERANCA_VIVA.RACA VALUES (368,1,'Spaniel Alemão');</text:p>
          </table:table-cell>
        </table:table-row>
        <table:table-row table:style-name="ro2">
          <table:table-cell office:value-type="float" office:value="369" calcext:value-type="float">
            <text:p>3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Água Francês</text:p>
          </table:table-cell>
          <table:table-cell table:formula="of:=CONCATENATE(&quot;INSERT INTO DB_ESPERANCA_VIVA.RACA VALUES (&quot;;[.A370];&quot;,&quot;;[.B370];&quot;,&quot; ;&quot;'&quot;; ;[.C370]; ;&quot;'&quot;;&quot;);&quot;)" office:value-type="string" office:string-value="INSERT INTO DB_ESPERANCA_VIVA.RACA VALUES (369,1,'Cão de Água Francês');" calcext:value-type="string">
            <text:p>INSERT INTO DB_ESPERANCA_VIVA.RACA VALUES (369,1,'Cão de Água Francês');</text:p>
          </table:table-cell>
        </table:table-row>
        <table:table-row table:style-name="ro2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Azul da Picardia</text:p>
          </table:table-cell>
          <table:table-cell table:formula="of:=CONCATENATE(&quot;INSERT INTO DB_ESPERANCA_VIVA.RACA VALUES (&quot;;[.A371];&quot;,&quot;;[.B371];&quot;,&quot; ;&quot;'&quot;; ;[.C371]; ;&quot;'&quot;;&quot;);&quot;)" office:value-type="string" office:string-value="INSERT INTO DB_ESPERANCA_VIVA.RACA VALUES (370,1,'Spaniel Azul da Picardia');" calcext:value-type="string">
            <text:p>INSERT INTO DB_ESPERANCA_VIVA.RACA VALUES (370,1,'Spaniel Azul da Picardia');</text:p>
          </table:table-cell>
        </table:table-row>
        <table:table-row table:style-name="ro2"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iffon de Caça de Pêlo Duro Korthals</text:p>
          </table:table-cell>
          <table:table-cell table:formula="of:=CONCATENATE(&quot;INSERT INTO DB_ESPERANCA_VIVA.RACA VALUES (&quot;;[.A372];&quot;,&quot;;[.B372];&quot;,&quot; ;&quot;'&quot;; ;[.C372]; ;&quot;'&quot;;&quot;);&quot;)" office:value-type="string" office:string-value="INSERT INTO DB_ESPERANCA_VIVA.RACA VALUES (371,1,'Griffon de Caça de Pêlo Duro Korthals');" calcext:value-type="string">
            <text:p>INSERT INTO DB_ESPERANCA_VIVA.RACA VALUES (371,1,'Griffon de Caça de Pêlo Duro Korthals');</text:p>
          </table:table-cell>
        </table:table-row>
        <table:table-row table:style-name="ro2">
          <table:table-cell office:value-type="float" office:value="372" calcext:value-type="float">
            <text:p>3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da Picardia</text:p>
          </table:table-cell>
          <table:table-cell table:formula="of:=CONCATENATE(&quot;INSERT INTO DB_ESPERANCA_VIVA.RACA VALUES (&quot;;[.A373];&quot;,&quot;;[.B373];&quot;,&quot; ;&quot;'&quot;; ;[.C373]; ;&quot;'&quot;;&quot;);&quot;)" office:value-type="string" office:string-value="INSERT INTO DB_ESPERANCA_VIVA.RACA VALUES (372,1,'Spaniel da Picardia');" calcext:value-type="string">
            <text:p>INSERT INTO DB_ESPERANCA_VIVA.RACA VALUES (372,1,'Spaniel da Picardia');</text:p>
          </table:table-cell>
        </table:table-row>
        <table:table-row table:style-name="ro2">
          <table:table-cell office:value-type="float" office:value="373" calcext:value-type="float">
            <text:p>3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mber Spaniel</text:p>
          </table:table-cell>
          <table:table-cell table:formula="of:=CONCATENATE(&quot;INSERT INTO DB_ESPERANCA_VIVA.RACA VALUES (&quot;;[.A374];&quot;,&quot;;[.B374];&quot;,&quot; ;&quot;'&quot;; ;[.C374]; ;&quot;'&quot;;&quot;);&quot;)" office:value-type="string" office:string-value="INSERT INTO DB_ESPERANCA_VIVA.RACA VALUES (373,1,'Clumber Spaniel');" calcext:value-type="string">
            <text:p>INSERT INTO DB_ESPERANCA_VIVA.RACA VALUES (373,1,'Clumber Spaniel');</text:p>
          </table:table-cell>
        </table:table-row>
        <table:table-row table:style-name="ro2">
          <table:table-cell office:value-type="float" office:value="374" calcext:value-type="float">
            <text:p>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iever de Pêlo Encaracolado</text:p>
          </table:table-cell>
          <table:table-cell table:formula="of:=CONCATENATE(&quot;INSERT INTO DB_ESPERANCA_VIVA.RACA VALUES (&quot;;[.A375];&quot;,&quot;;[.B375];&quot;,&quot; ;&quot;'&quot;; ;[.C375]; ;&quot;'&quot;;&quot;);&quot;)" office:value-type="string" office:string-value="INSERT INTO DB_ESPERANCA_VIVA.RACA VALUES (374,1,'Retriever de Pêlo Encaracolado');" calcext:value-type="string">
            <text:p>INSERT INTO DB_ESPERANCA_VIVA.RACA VALUES (374,1,'Retriever de Pêlo Encaracolado');</text:p>
          </table:table-cell>
        </table:table-row>
        <table:table-row table:style-name="ro2">
          <table:table-cell office:value-type="float" office:value="375" calcext:value-type="float">
            <text:p>3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olden Retriever</text:p>
          </table:table-cell>
          <table:table-cell table:formula="of:=CONCATENATE(&quot;INSERT INTO DB_ESPERANCA_VIVA.RACA VALUES (&quot;;[.A376];&quot;,&quot;;[.B376];&quot;,&quot; ;&quot;'&quot;; ;[.C376]; ;&quot;'&quot;;&quot;);&quot;)" office:value-type="string" office:string-value="INSERT INTO DB_ESPERANCA_VIVA.RACA VALUES (375,1,'Golden Retriever');" calcext:value-type="string">
            <text:p>INSERT INTO DB_ESPERANCA_VIVA.RACA VALUES (375,1,'Golden Retriever');</text:p>
          </table:table-cell>
        </table:table-row>
        <table:table-row table:style-name="ro2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iard</text:p>
          </table:table-cell>
          <table:table-cell table:formula="of:=CONCATENATE(&quot;INSERT INTO DB_ESPERANCA_VIVA.RACA VALUES (&quot;;[.A377];&quot;,&quot;;[.B377];&quot;,&quot; ;&quot;'&quot;; ;[.C377]; ;&quot;'&quot;;&quot;);&quot;)" office:value-type="string" office:string-value="INSERT INTO DB_ESPERANCA_VIVA.RACA VALUES (376,1,'Briard');" calcext:value-type="string">
            <text:p>INSERT INTO DB_ESPERANCA_VIVA.RACA VALUES (376,1,'Briard');</text:p>
          </table:table-cell>
        </table:table-row>
        <table:table-row table:style-name="ro2">
          <table:table-cell office:value-type="float" office:value="377" calcext:value-type="float">
            <text:p>37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aniel de Pont-Audemer</text:p>
          </table:table-cell>
          <table:table-cell table:formula="of:=CONCATENATE(&quot;INSERT INTO DB_ESPERANCA_VIVA.RACA VALUES (&quot;;[.A378];&quot;,&quot;;[.B378];&quot;,&quot; ;&quot;'&quot;; ;[.C378]; ;&quot;'&quot;;&quot;);&quot;)" office:value-type="string" office:string-value="INSERT INTO DB_ESPERANCA_VIVA.RACA VALUES (377,1,'Spaniel de Pont-Audemer');" calcext:value-type="string">
            <text:p>INSERT INTO DB_ESPERANCA_VIVA.RACA VALUES (377,1,'Spaniel de Pont-Audemer');</text:p>
          </table:table-cell>
        </table:table-row>
        <table:table-row table:style-name="ro2">
          <table:table-cell office:value-type="float" office:value="378" calcext:value-type="float">
            <text:p>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ão de Aponte de Saint Germain</text:p>
          </table:table-cell>
          <table:table-cell table:formula="of:=CONCATENATE(&quot;INSERT INTO DB_ESPERANCA_VIVA.RACA VALUES (&quot;;[.A379];&quot;,&quot;;[.B379];&quot;,&quot; ;&quot;'&quot;; ;[.C379]; ;&quot;'&quot;;&quot;);&quot;)" office:value-type="string" office:string-value="INSERT INTO DB_ESPERANCA_VIVA.RACA VALUES (378,1,'Cão de Aponte de Saint Germain');" calcext:value-type="string">
            <text:p>INSERT INTO DB_ESPERANCA_VIVA.RACA VALUES (378,1,'Cão de Aponte de Saint Germain');</text:p>
          </table:table-cell>
        </table:table-row>
        <table:table-row table:style-name="ro2">
          <table:table-cell office:value-type="float" office:value="379" calcext:value-type="float">
            <text:p>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gue de Bordéus</text:p>
          </table:table-cell>
          <table:table-cell table:formula="of:=CONCATENATE(&quot;INSERT INTO DB_ESPERANCA_VIVA.RACA VALUES (&quot;;[.A380];&quot;,&quot;;[.B380];&quot;,&quot; ;&quot;'&quot;; ;[.C380]; ;&quot;'&quot;;&quot;);&quot;)" office:value-type="string" office:string-value="INSERT INTO DB_ESPERANCA_VIVA.RACA VALUES (379,1,'Dogue de Bordéus');" calcext:value-type="string">
            <text:p>INSERT INTO DB_ESPERANCA_VIVA.RACA VALUES (379,1,'Dogue de Bordéus');</text:p>
          </table:table-cell>
        </table:table-row>
        <table:table-row table:style-name="ro2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utsch Langhaar</text:p>
          </table:table-cell>
          <table:table-cell table:formula="of:=CONCATENATE(&quot;INSERT INTO DB_ESPERANCA_VIVA.RACA VALUES (&quot;;[.A381];&quot;,&quot;;[.B381];&quot;,&quot; ;&quot;'&quot;; ;[.C381]; ;&quot;'&quot;;&quot;);&quot;)" office:value-type="string" office:string-value="INSERT INTO DB_ESPERANCA_VIVA.RACA VALUES (380,1,'Deutsch Langhaar');" calcext:value-type="string">
            <text:p>INSERT INTO DB_ESPERANCA_VIVA.RACA VALUES (380,1,'Deutsch Langhaar');</text:p>
          </table:table-cell>
        </table:table-row>
        <table:table-row table:style-name="ro2">
          <table:table-cell office:value-type="float" office:value="381" calcext:value-type="float">
            <text:p>38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nde Münsterländer</text:p>
          </table:table-cell>
          <table:table-cell table:formula="of:=CONCATENATE(&quot;INSERT INTO DB_ESPERANCA_VIVA.RACA VALUES (&quot;;[.A382];&quot;,&quot;;[.B382];&quot;,&quot; ;&quot;'&quot;; ;[.C382]; ;&quot;'&quot;;&quot;);&quot;)" office:value-type="string" office:string-value="INSERT INTO DB_ESPERANCA_VIVA.RACA VALUES (381,1,'Grande Münsterländer');" calcext:value-type="string">
            <text:p>INSERT INTO DB_ESPERANCA_VIVA.RACA VALUES (381,1,'Grande Münsterländer');</text:p>
          </table:table-cell>
        </table:table-row>
        <table:table-row table:style-name="ro2">
          <table:table-cell office:value-type="float" office:value="382" calcext:value-type="float">
            <text:p>3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co Alemão de Pêlo Curto</text:p>
          </table:table-cell>
          <table:table-cell table:formula="of:=CONCATENATE(&quot;INSERT INTO DB_ESPERANCA_VIVA.RACA VALUES (&quot;;[.A383];&quot;,&quot;;[.B383];&quot;,&quot; ;&quot;'&quot;; ;[.C383]; ;&quot;'&quot;;&quot;);&quot;)" office:value-type="string" office:string-value="INSERT INTO DB_ESPERANCA_VIVA.RACA VALUES (382,1,'Braco Alemão de Pêlo Curto');" calcext:value-type="string">
            <text:p>INSERT INTO DB_ESPERANCA_VIVA.RACA VALUES (382,1,'Braco Alemão de Pêlo Curto');</text:p>
          </table:table-cell>
        </table:table-row>
        <table:table-row table:style-name="ro2">
          <table:table-cell office:value-type="float" office:value="383" calcext:value-type="float">
            <text:p>38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ter Irlandês Vermelho</text:p>
          </table:table-cell>
          <table:table-cell table:formula="of:=CONCATENATE(&quot;INSERT INTO DB_ESPERANCA_VIVA.RACA VALUES (&quot;;[.A384];&quot;,&quot;;[.B384];&quot;,&quot; ;&quot;'&quot;; ;[.C384]; ;&quot;'&quot;;&quot;);&quot;)" office:value-type="string" office:string-value="INSERT INTO DB_ESPERANCA_VIVA.RACA VALUES (383,1,'Setter Irlandês Vermelho');" calcext:value-type="string">
            <text:p>INSERT INTO DB_ESPERANCA_VIVA.RACA VALUES (383,1,'Setter Irlandês Vermelho');</text:p>
          </table:table-cell>
        </table:table-row>
        <table:table-row table:style-name="ro2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triever de Pêlo Liso</text:p>
          </table:table-cell>
          <table:table-cell table:formula="of:=CONCATENATE(&quot;INSERT INTO DB_ESPERANCA_VIVA.RACA VALUES (&quot;;[.A385];&quot;,&quot;;[.B385];&quot;,&quot; ;&quot;'&quot;; ;[.C385]; ;&quot;'&quot;;&quot;);&quot;)" office:value-type="string" office:string-value="INSERT INTO DB_ESPERANCA_VIVA.RACA VALUES (384,1,'Retriever de Pêlo Liso');" calcext:value-type="string">
            <text:p>INSERT INTO DB_ESPERANCA_VIVA.RACA VALUES (384,1,'Retriever de Pêlo Liso');</text:p>
          </table:table-cell>
        </table:table-row>
        <table:table-row table:style-name="ro2">
          <table:table-cell office:value-type="float" office:value="385" calcext:value-type="float">
            <text:p>38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abrador Retriever</text:p>
          </table:table-cell>
          <table:table-cell table:formula="of:=CONCATENATE(&quot;INSERT INTO DB_ESPERANCA_VIVA.RACA VALUES (&quot;;[.A386];&quot;,&quot;;[.B386];&quot;,&quot; ;&quot;'&quot;; ;[.C386]; ;&quot;'&quot;;&quot;);&quot;)" office:value-type="string" office:string-value="INSERT INTO DB_ESPERANCA_VIVA.RACA VALUES (385,1,'Labrador Retriever');" calcext:value-type="string">
            <text:p>INSERT INTO DB_ESPERANCA_VIVA.RACA VALUES (385,1,'Labrador Retriever');</text:p>
          </table:table-cell>
        </table:table-row>
        <table:table-row table:style-name="ro2">
          <table:table-cell office:value-type="float" office:value="386" calcext:value-type="float">
            <text:p>3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eld Spaniel</text:p>
          </table:table-cell>
          <table:table-cell table:formula="of:=CONCATENATE(&quot;INSERT INTO DB_ESPERANCA_VIVA.RACA VALUES (&quot;;[.A387];&quot;,&quot;;[.B387];&quot;,&quot; ;&quot;'&quot;; ;[.C387]; ;&quot;'&quot;;&quot;);&quot;)" office:value-type="string" office:string-value="INSERT INTO DB_ESPERANCA_VIVA.RACA VALUES (386,1,'Field Spaniel');" calcext:value-type="string">
            <text:p>INSERT INTO DB_ESPERANCA_VIVA.RACA VALUES (386,1,'Field Spaniel');</text:p>
          </table:table-cell>
        </table:table-row>
        <table:table-row table:style-name="ro2"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h Water Spaniel</text:p>
          </table:table-cell>
          <table:table-cell table:formula="of:=CONCATENATE(&quot;INSERT INTO DB_ESPERANCA_VIVA.RACA VALUES (&quot;;[.A388];&quot;,&quot;;[.B388];&quot;,&quot; ;&quot;'&quot;; ;[.C388]; ;&quot;'&quot;;&quot;);&quot;)" office:value-type="string" office:string-value="INSERT INTO DB_ESPERANCA_VIVA.RACA VALUES (387,1,'Irish Water Spaniel');" calcext:value-type="string">
            <text:p>INSERT INTO DB_ESPERANCA_VIVA.RACA VALUES (387,1,'Irish Water Spaniel');</text:p>
          </table:table-cell>
        </table:table-row>
        <table:table-row table:style-name="ro2">
          <table:table-cell office:value-type="float" office:value="388" calcext:value-type="float">
            <text:p>38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er Spaniel Inglês</text:p>
          </table:table-cell>
          <table:table-cell table:formula="of:=CONCATENATE(&quot;INSERT INTO DB_ESPERANCA_VIVA.RACA VALUES (&quot;;[.A389];&quot;,&quot;;[.B389];&quot;,&quot; ;&quot;'&quot;; ;[.C389]; ;&quot;'&quot;;&quot;);&quot;)" office:value-type="string" office:string-value="INSERT INTO DB_ESPERANCA_VIVA.RACA VALUES (388,1,'Springer Spaniel Inglês');" calcext:value-type="string">
            <text:p>INSERT INTO DB_ESPERANCA_VIVA.RACA VALUES (388,1,'Springer Spaniel Inglês');</text:p>
          </table:table-cell>
        </table:table-row>
        <table:table-row table:style-name="ro2">
          <table:table-cell office:value-type="float" office:value="389" calcext:value-type="float">
            <text:p>3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ringer Spaniel Galês</text:p>
          </table:table-cell>
          <table:table-cell table:formula="of:=CONCATENATE(&quot;INSERT INTO DB_ESPERANCA_VIVA.RACA VALUES (&quot;;[.A390];&quot;,&quot;;[.B390];&quot;,&quot; ;&quot;'&quot;; ;[.C390]; ;&quot;'&quot;;&quot;);&quot;)" office:value-type="string" office:string-value="INSERT INTO DB_ESPERANCA_VIVA.RACA VALUES (389,1,'Springer Spaniel Galês');" calcext:value-type="string">
            <text:p>INSERT INTO DB_ESPERANCA_VIVA.RACA VALUES (389,1,'Springer Spaniel Galês');</text:p>
          </table:table-cell>
        </table:table-row>
        <table:table-row table:style-name="ro2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ssex Spaniel</text:p>
          </table:table-cell>
          <table:table-cell table:formula="of:=CONCATENATE(&quot;INSERT INTO DB_ESPERANCA_VIVA.RACA VALUES (&quot;;[.A391];&quot;,&quot;;[.B391];&quot;,&quot; ;&quot;'&quot;; ;[.C391]; ;&quot;'&quot;;&quot;);&quot;)" office:value-type="string" office:string-value="INSERT INTO DB_ESPERANCA_VIVA.RACA VALUES (390,1,'Sussex Spaniel');" calcext:value-type="string">
            <text:p>INSERT INTO DB_ESPERANCA_VIVA.RACA VALUES (390,1,'Sussex Spaniel');</text:p>
          </table:table-cell>
        </table:table-row>
        <table:table-row table:style-name="ro2">
          <table:table-cell office:value-type="float" office:value="391" calcext:value-type="float">
            <text:p>39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ng Charles Spaniel</text:p>
          </table:table-cell>
          <table:table-cell table:formula="of:=CONCATENATE(&quot;INSERT INTO DB_ESPERANCA_VIVA.RACA VALUES (&quot;;[.A392];&quot;,&quot;;[.B392];&quot;,&quot; ;&quot;'&quot;; ;[.C392]; ;&quot;'&quot;;&quot;);&quot;)" office:value-type="string" office:string-value="INSERT INTO DB_ESPERANCA_VIVA.RACA VALUES (391,1,'King Charles Spaniel');" calcext:value-type="string">
            <text:p>INSERT INTO DB_ESPERANCA_VIVA.RACA VALUES (391,1,'King Charles Spaniel');</text:p>
          </table:table-cell>
        </table:table-row>
        <table:table-row table:style-name="ro2">
          <table:table-cell office:value-type="float" office:value="392" calcext:value-type="float">
            <text:p>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ålandsstövare</text:p>
          </table:table-cell>
          <table:table-cell table:formula="of:=CONCATENATE(&quot;INSERT INTO DB_ESPERANCA_VIVA.RACA VALUES (&quot;;[.A393];&quot;,&quot;;[.B393];&quot;,&quot; ;&quot;'&quot;; ;[.C393]; ;&quot;'&quot;;&quot;);&quot;)" office:value-type="string" office:string-value="INSERT INTO DB_ESPERANCA_VIVA.RACA VALUES (392,1,'Smålandsstövare');" calcext:value-type="string">
            <text:p>INSERT INTO DB_ESPERANCA_VIVA.RACA VALUES (392,1,'Smålandsstövare');</text:p>
          </table:table-cell>
        </table:table-row>
        <table:table-row table:style-name="ro2">
          <table:table-cell office:value-type="float" office:value="393" calcext:value-type="float">
            <text:p>39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bissínio</text:p>
          </table:table-cell>
          <table:table-cell table:formula="of:=CONCATENATE(&quot;INSERT INTO DB_ESPERANCA_VIVA.RACA VALUES (&quot;;[.A394];&quot;,&quot;;[.B394];&quot;,&quot; ;&quot;'&quot;; ;[.C394]; ;&quot;'&quot;;&quot;);&quot;)" office:value-type="string" office:string-value="INSERT INTO DB_ESPERANCA_VIVA.RACA VALUES (393,2,'Abissínio');" calcext:value-type="string">
            <text:p>INSERT INTO DB_ESPERANCA_VIVA.RACA VALUES (393,2,'Abissínio');</text:p>
          </table:table-cell>
        </table:table-row>
        <table:table-row table:style-name="ro2">
          <table:table-cell office:value-type="float" office:value="394" calcext:value-type="float">
            <text:p>39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 Bobtail</text:p>
          </table:table-cell>
          <table:table-cell table:formula="of:=CONCATENATE(&quot;INSERT INTO DB_ESPERANCA_VIVA.RACA VALUES (&quot;;[.A395];&quot;,&quot;;[.B395];&quot;,&quot; ;&quot;'&quot;; ;[.C395]; ;&quot;'&quot;;&quot;);&quot;)" office:value-type="string" office:string-value="INSERT INTO DB_ESPERANCA_VIVA.RACA VALUES (394,2,'American Bobtail');" calcext:value-type="string">
            <text:p>INSERT INTO DB_ESPERANCA_VIVA.RACA VALUES (394,2,'American Bobtail');</text:p>
          </table:table-cell>
        </table:table-row>
        <table:table-row table:style-name="ro2"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 Bobtail de Pelo Curto</text:p>
          </table:table-cell>
          <table:table-cell table:formula="of:=CONCATENATE(&quot;INSERT INTO DB_ESPERANCA_VIVA.RACA VALUES (&quot;;[.A396];&quot;,&quot;;[.B396];&quot;,&quot; ;&quot;'&quot;; ;[.C396]; ;&quot;'&quot;;&quot;);&quot;)" office:value-type="string" office:string-value="INSERT INTO DB_ESPERANCA_VIVA.RACA VALUES (395,2,'American Bobtail de Pelo Curto');" calcext:value-type="string">
            <text:p>INSERT INTO DB_ESPERANCA_VIVA.RACA VALUES (395,2,'American Bobtail de Pelo Curto');</text:p>
          </table:table-cell>
        </table:table-row>
        <table:table-row table:style-name="ro2">
          <table:table-cell office:value-type="float" office:value="396" calcext:value-type="float">
            <text:p>3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 Curl</text:p>
          </table:table-cell>
          <table:table-cell table:formula="of:=CONCATENATE(&quot;INSERT INTO DB_ESPERANCA_VIVA.RACA VALUES (&quot;;[.A397];&quot;,&quot;;[.B397];&quot;,&quot; ;&quot;'&quot;; ;[.C397]; ;&quot;'&quot;;&quot;);&quot;)" office:value-type="string" office:string-value="INSERT INTO DB_ESPERANCA_VIVA.RACA VALUES (396,2,'American Curl');" calcext:value-type="string">
            <text:p>INSERT INTO DB_ESPERANCA_VIVA.RACA VALUES (396,2,'American Curl');</text:p>
          </table:table-cell>
        </table:table-row>
        <table:table-row table:style-name="ro2">
          <table:table-cell office:value-type="float" office:value="397" calcext:value-type="float">
            <text:p>3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 Curl de Pelo Longo</text:p>
          </table:table-cell>
          <table:table-cell table:formula="of:=CONCATENATE(&quot;INSERT INTO DB_ESPERANCA_VIVA.RACA VALUES (&quot;;[.A398];&quot;,&quot;;[.B398];&quot;,&quot; ;&quot;'&quot;; ;[.C398]; ;&quot;'&quot;;&quot;);&quot;)" office:value-type="string" office:string-value="INSERT INTO DB_ESPERANCA_VIVA.RACA VALUES (397,2,'American Curl de Pelo Longo');" calcext:value-type="string">
            <text:p>INSERT INTO DB_ESPERANCA_VIVA.RACA VALUES (397,2,'American Curl de Pelo Longo');</text:p>
          </table:table-cell>
        </table:table-row>
        <table:table-row table:style-name="ro2">
          <table:table-cell office:value-type="float" office:value="398" calcext:value-type="float">
            <text:p>39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 Shorthair</text:p>
          </table:table-cell>
          <table:table-cell table:formula="of:=CONCATENATE(&quot;INSERT INTO DB_ESPERANCA_VIVA.RACA VALUES (&quot;;[.A399];&quot;,&quot;;[.B399];&quot;,&quot; ;&quot;'&quot;; ;[.C399]; ;&quot;'&quot;;&quot;);&quot;)" office:value-type="string" office:string-value="INSERT INTO DB_ESPERANCA_VIVA.RACA VALUES (398,2,'American Shorthair');" calcext:value-type="string">
            <text:p>INSERT INTO DB_ESPERANCA_VIVA.RACA VALUES (398,2,'American Shorthair');</text:p>
          </table:table-cell>
        </table:table-row>
        <table:table-row table:style-name="ro2">
          <table:table-cell office:value-type="float" office:value="399" calcext:value-type="float">
            <text:p>39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merican Wirehair</text:p>
          </table:table-cell>
          <table:table-cell table:formula="of:=CONCATENATE(&quot;INSERT INTO DB_ESPERANCA_VIVA.RACA VALUES (&quot;;[.A400];&quot;,&quot;;[.B400];&quot;,&quot; ;&quot;'&quot;; ;[.C400]; ;&quot;'&quot;;&quot;);&quot;)" office:value-type="string" office:string-value="INSERT INTO DB_ESPERANCA_VIVA.RACA VALUES (399,2,'American Wirehair');" calcext:value-type="string">
            <text:p>INSERT INTO DB_ESPERANCA_VIVA.RACA VALUES (399,2,'American Wirehair');</text:p>
          </table:table-cell>
        </table:table-row>
        <table:table-row table:style-name="ro2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alian Mist</text:p>
          </table:table-cell>
          <table:table-cell table:formula="of:=CONCATENATE(&quot;INSERT INTO DB_ESPERANCA_VIVA.RACA VALUES (&quot;;[.A401];&quot;,&quot;;[.B401];&quot;,&quot; ;&quot;'&quot;; ;[.C401]; ;&quot;'&quot;;&quot;);&quot;)" office:value-type="string" office:string-value="INSERT INTO DB_ESPERANCA_VIVA.RACA VALUES (400,2,'Australian Mist');" calcext:value-type="string">
            <text:p>INSERT INTO DB_ESPERANCA_VIVA.RACA VALUES (400,2,'Australian Mist');</text:p>
          </table:table-cell>
        </table:table-row>
        <table:table-row table:style-name="ro2">
          <table:table-cell office:value-type="float" office:value="401" calcext:value-type="float">
            <text:p>4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inês</text:p>
          </table:table-cell>
          <table:table-cell table:formula="of:=CONCATENATE(&quot;INSERT INTO DB_ESPERANCA_VIVA.RACA VALUES (&quot;;[.A402];&quot;,&quot;;[.B402];&quot;,&quot; ;&quot;'&quot;; ;[.C402]; ;&quot;'&quot;;&quot;);&quot;)" office:value-type="string" office:string-value="INSERT INTO DB_ESPERANCA_VIVA.RACA VALUES (401,2,'Balinês');" calcext:value-type="string">
            <text:p>INSERT INTO DB_ESPERANCA_VIVA.RACA VALUES (401,2,'Balinês');</text:p>
          </table:table-cell>
        </table:table-row>
        <table:table-row table:style-name="ro2"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gal</text:p>
          </table:table-cell>
          <table:table-cell table:formula="of:=CONCATENATE(&quot;INSERT INTO DB_ESPERANCA_VIVA.RACA VALUES (&quot;;[.A403];&quot;,&quot;;[.B403];&quot;,&quot; ;&quot;'&quot;; ;[.C403]; ;&quot;'&quot;;&quot;);&quot;)" office:value-type="string" office:string-value="INSERT INTO DB_ESPERANCA_VIVA.RACA VALUES (402,2,'Bengal');" calcext:value-type="string">
            <text:p>INSERT INTO DB_ESPERANCA_VIVA.RACA VALUES (402,2,'Bengal');</text:p>
          </table:table-cell>
        </table:table-row>
        <table:table-row table:style-name="ro2">
          <table:table-cell office:value-type="float" office:value="403" calcext:value-type="float">
            <text:p>4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ngal de Pelo Longo</text:p>
          </table:table-cell>
          <table:table-cell table:formula="of:=CONCATENATE(&quot;INSERT INTO DB_ESPERANCA_VIVA.RACA VALUES (&quot;;[.A404];&quot;,&quot;;[.B404];&quot;,&quot; ;&quot;'&quot;; ;[.C404]; ;&quot;'&quot;;&quot;);&quot;)" office:value-type="string" office:string-value="INSERT INTO DB_ESPERANCA_VIVA.RACA VALUES (403,2,'Bengal de Pelo Longo');" calcext:value-type="string">
            <text:p>INSERT INTO DB_ESPERANCA_VIVA.RACA VALUES (403,2,'Bengal de Pelo Longo');</text:p>
          </table:table-cell>
        </table:table-row>
        <table:table-row table:style-name="ro2">
          <table:table-cell office:value-type="float" office:value="404" calcext:value-type="float">
            <text:p>4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manês</text:p>
          </table:table-cell>
          <table:table-cell table:formula="of:=CONCATENATE(&quot;INSERT INTO DB_ESPERANCA_VIVA.RACA VALUES (&quot;;[.A405];&quot;,&quot;;[.B405];&quot;,&quot; ;&quot;'&quot;; ;[.C405]; ;&quot;'&quot;;&quot;);&quot;)" office:value-type="string" office:string-value="INSERT INTO DB_ESPERANCA_VIVA.RACA VALUES (404,2,'Birmanês');" calcext:value-type="string">
            <text:p>INSERT INTO DB_ESPERANCA_VIVA.RACA VALUES (404,2,'Birmanês');</text:p>
          </table:table-cell>
        </table:table-row>
        <table:table-row table:style-name="ro2">
          <table:table-cell office:value-type="float" office:value="405" calcext:value-type="float">
            <text:p>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mbay</text:p>
          </table:table-cell>
          <table:table-cell table:formula="of:=CONCATENATE(&quot;INSERT INTO DB_ESPERANCA_VIVA.RACA VALUES (&quot;;[.A406];&quot;,&quot;;[.B406];&quot;,&quot; ;&quot;'&quot;; ;[.C406]; ;&quot;'&quot;;&quot;);&quot;)" office:value-type="string" office:string-value="INSERT INTO DB_ESPERANCA_VIVA.RACA VALUES (405,2,'Bombay');" calcext:value-type="string">
            <text:p>INSERT INTO DB_ESPERANCA_VIVA.RACA VALUES (405,2,'Bombay');</text:p>
          </table:table-cell>
        </table:table-row>
        <table:table-row table:style-name="ro2">
          <table:table-cell office:value-type="float" office:value="406" calcext:value-type="float">
            <text:p>4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tish Longhair</text:p>
          </table:table-cell>
          <table:table-cell table:formula="of:=CONCATENATE(&quot;INSERT INTO DB_ESPERANCA_VIVA.RACA VALUES (&quot;;[.A407];&quot;,&quot;;[.B407];&quot;,&quot; ;&quot;'&quot;; ;[.C407]; ;&quot;'&quot;;&quot;);&quot;)" office:value-type="string" office:string-value="INSERT INTO DB_ESPERANCA_VIVA.RACA VALUES (406,2,'British Longhair');" calcext:value-type="string">
            <text:p>INSERT INTO DB_ESPERANCA_VIVA.RACA VALUES (406,2,'British Longhair');</text:p>
          </table:table-cell>
        </table:table-row>
        <table:table-row table:style-name="ro2">
          <table:table-cell office:value-type="float" office:value="407" calcext:value-type="float">
            <text:p>4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tish Shorthair</text:p>
          </table:table-cell>
          <table:table-cell table:formula="of:=CONCATENATE(&quot;INSERT INTO DB_ESPERANCA_VIVA.RACA VALUES (&quot;;[.A408];&quot;,&quot;;[.B408];&quot;,&quot; ;&quot;'&quot;; ;[.C408]; ;&quot;'&quot;;&quot;);&quot;)" office:value-type="string" office:string-value="INSERT INTO DB_ESPERANCA_VIVA.RACA VALUES (407,2,'British Shorthair');" calcext:value-type="string">
            <text:p>INSERT INTO DB_ESPERANCA_VIVA.RACA VALUES (407,2,'British Shorthair');</text:p>
          </table:table-cell>
        </table:table-row>
        <table:table-row table:style-name="ro2">
          <table:table-cell office:value-type="float" office:value="408" calcext:value-type="float">
            <text:p>4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rmanês</text:p>
          </table:table-cell>
          <table:table-cell table:formula="of:=CONCATENATE(&quot;INSERT INTO DB_ESPERANCA_VIVA.RACA VALUES (&quot;;[.A409];&quot;,&quot;;[.B409];&quot;,&quot; ;&quot;'&quot;; ;[.C409]; ;&quot;'&quot;;&quot;);&quot;)" office:value-type="string" office:string-value="INSERT INTO DB_ESPERANCA_VIVA.RACA VALUES (408,2,'Birmanês');" calcext:value-type="string">
            <text:p>INSERT INTO DB_ESPERANCA_VIVA.RACA VALUES (408,2,'Birmanês');</text:p>
          </table:table-cell>
        </table:table-row>
        <table:table-row table:style-name="ro2">
          <table:table-cell office:value-type="float" office:value="409" calcext:value-type="float">
            <text:p>4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milla</text:p>
          </table:table-cell>
          <table:table-cell table:formula="of:=CONCATENATE(&quot;INSERT INTO DB_ESPERANCA_VIVA.RACA VALUES (&quot;;[.A410];&quot;,&quot;;[.B410];&quot;,&quot; ;&quot;'&quot;; ;[.C410]; ;&quot;'&quot;;&quot;);&quot;)" office:value-type="string" office:string-value="INSERT INTO DB_ESPERANCA_VIVA.RACA VALUES (409,2,'Burmilla');" calcext:value-type="string">
            <text:p>INSERT INTO DB_ESPERANCA_VIVA.RACA VALUES (409,2,'Burmilla');</text:p>
          </table:table-cell>
        </table:table-row>
        <table:table-row table:style-name="ro2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rmilla de Pelo Longo</text:p>
          </table:table-cell>
          <table:table-cell table:formula="of:=CONCATENATE(&quot;INSERT INTO DB_ESPERANCA_VIVA.RACA VALUES (&quot;;[.A411];&quot;,&quot;;[.B411];&quot;,&quot; ;&quot;'&quot;; ;[.C411]; ;&quot;'&quot;;&quot;);&quot;)" office:value-type="string" office:string-value="INSERT INTO DB_ESPERANCA_VIVA.RACA VALUES (410,2,'Burmilla de Pelo Longo');" calcext:value-type="string">
            <text:p>INSERT INTO DB_ESPERANCA_VIVA.RACA VALUES (410,2,'Burmilla de Pelo Longo');</text:p>
          </table:table-cell>
        </table:table-row>
        <table:table-row table:style-name="ro2">
          <table:table-cell office:value-type="float" office:value="411" calcext:value-type="float">
            <text:p>4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treux</text:p>
          </table:table-cell>
          <table:table-cell table:formula="of:=CONCATENATE(&quot;INSERT INTO DB_ESPERANCA_VIVA.RACA VALUES (&quot;;[.A412];&quot;,&quot;;[.B412];&quot;,&quot; ;&quot;'&quot;; ;[.C412]; ;&quot;'&quot;;&quot;);&quot;)" office:value-type="string" office:string-value="INSERT INTO DB_ESPERANCA_VIVA.RACA VALUES (411,2,'Chartreux');" calcext:value-type="string">
            <text:p>INSERT INTO DB_ESPERANCA_VIVA.RACA VALUES (411,2,'Chartreux');</text:p>
          </table:table-cell>
        </table:table-row>
        <table:table-row table:style-name="ro2">
          <table:table-cell office:value-type="float" office:value="412" calcext:value-type="float">
            <text:p>4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usie</text:p>
          </table:table-cell>
          <table:table-cell table:formula="of:=CONCATENATE(&quot;INSERT INTO DB_ESPERANCA_VIVA.RACA VALUES (&quot;;[.A413];&quot;,&quot;;[.B413];&quot;,&quot; ;&quot;'&quot;; ;[.C413]; ;&quot;'&quot;;&quot;);&quot;)" office:value-type="string" office:string-value="INSERT INTO DB_ESPERANCA_VIVA.RACA VALUES (412,2,'Chausie');" calcext:value-type="string">
            <text:p>INSERT INTO DB_ESPERANCA_VIVA.RACA VALUES (412,2,'Chausie');</text:p>
          </table:table-cell>
        </table:table-row>
        <table:table-row table:style-name="ro2">
          <table:table-cell office:value-type="float" office:value="413" calcext:value-type="float">
            <text:p>4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ish Rex</text:p>
          </table:table-cell>
          <table:table-cell table:formula="of:=CONCATENATE(&quot;INSERT INTO DB_ESPERANCA_VIVA.RACA VALUES (&quot;;[.A414];&quot;,&quot;;[.B414];&quot;,&quot; ;&quot;'&quot;; ;[.C414]; ;&quot;'&quot;;&quot;);&quot;)" office:value-type="string" office:string-value="INSERT INTO DB_ESPERANCA_VIVA.RACA VALUES (413,2,'Cornish Rex');" calcext:value-type="string">
            <text:p>INSERT INTO DB_ESPERANCA_VIVA.RACA VALUES (413,2,'Cornish Rex');</text:p>
          </table:table-cell>
        </table:table-row>
        <table:table-row table:style-name="ro2">
          <table:table-cell office:value-type="float" office:value="414" calcext:value-type="float">
            <text:p>4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ymric</text:p>
          </table:table-cell>
          <table:table-cell table:formula="of:=CONCATENATE(&quot;INSERT INTO DB_ESPERANCA_VIVA.RACA VALUES (&quot;;[.A415];&quot;,&quot;;[.B415];&quot;,&quot; ;&quot;'&quot;; ;[.C415]; ;&quot;'&quot;;&quot;);&quot;)" office:value-type="string" office:string-value="INSERT INTO DB_ESPERANCA_VIVA.RACA VALUES (414,2,'Cymric');" calcext:value-type="string">
            <text:p>INSERT INTO DB_ESPERANCA_VIVA.RACA VALUES (414,2,'Cymric');</text:p>
          </table:table-cell>
        </table:table-row>
        <table:table-row table:style-name="ro2">
          <table:table-cell office:value-type="float" office:value="415" calcext:value-type="float">
            <text:p>4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on Rex</text:p>
          </table:table-cell>
          <table:table-cell table:formula="of:=CONCATENATE(&quot;INSERT INTO DB_ESPERANCA_VIVA.RACA VALUES (&quot;;[.A416];&quot;,&quot;;[.B416];&quot;,&quot; ;&quot;'&quot;; ;[.C416]; ;&quot;'&quot;;&quot;);&quot;)" office:value-type="string" office:string-value="INSERT INTO DB_ESPERANCA_VIVA.RACA VALUES (415,2,'Devon Rex');" calcext:value-type="string">
            <text:p>INSERT INTO DB_ESPERANCA_VIVA.RACA VALUES (415,2,'Devon Rex');</text:p>
          </table:table-cell>
        </table:table-row>
        <table:table-row table:style-name="ro2">
          <table:table-cell office:value-type="float" office:value="416" calcext:value-type="float">
            <text:p>4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nskoy</text:p>
          </table:table-cell>
          <table:table-cell table:formula="of:=CONCATENATE(&quot;INSERT INTO DB_ESPERANCA_VIVA.RACA VALUES (&quot;;[.A417];&quot;,&quot;;[.B417];&quot;,&quot; ;&quot;'&quot;; ;[.C417]; ;&quot;'&quot;;&quot;);&quot;)" office:value-type="string" office:string-value="INSERT INTO DB_ESPERANCA_VIVA.RACA VALUES (416,2,'Donskoy');" calcext:value-type="string">
            <text:p>INSERT INTO DB_ESPERANCA_VIVA.RACA VALUES (416,2,'Donskoy');</text:p>
          </table:table-cell>
        </table:table-row>
        <table:table-row table:style-name="ro2">
          <table:table-cell office:value-type="float" office:value="417" calcext:value-type="float">
            <text:p>4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u Egípcio</text:p>
          </table:table-cell>
          <table:table-cell table:formula="of:=CONCATENATE(&quot;INSERT INTO DB_ESPERANCA_VIVA.RACA VALUES (&quot;;[.A418];&quot;,&quot;;[.B418];&quot;,&quot; ;&quot;'&quot;; ;[.C418]; ;&quot;'&quot;;&quot;);&quot;)" office:value-type="string" office:string-value="INSERT INTO DB_ESPERANCA_VIVA.RACA VALUES (417,2,'Mau Egípcio');" calcext:value-type="string">
            <text:p>INSERT INTO DB_ESPERANCA_VIVA.RACA VALUES (417,2,'Mau Egípcio');</text:p>
          </table:table-cell>
        </table:table-row>
        <table:table-row table:style-name="ro2">
          <table:table-cell office:value-type="float" office:value="418" calcext:value-type="float">
            <text:p>4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xótico de Pelo Curto</text:p>
          </table:table-cell>
          <table:table-cell table:formula="of:=CONCATENATE(&quot;INSERT INTO DB_ESPERANCA_VIVA.RACA VALUES (&quot;;[.A419];&quot;,&quot;;[.B419];&quot;,&quot; ;&quot;'&quot;; ;[.C419]; ;&quot;'&quot;;&quot;);&quot;)" office:value-type="string" office:string-value="INSERT INTO DB_ESPERANCA_VIVA.RACA VALUES (418,2,'Exótico de Pelo Curto');" calcext:value-type="string">
            <text:p>INSERT INTO DB_ESPERANCA_VIVA.RACA VALUES (418,2,'Exótico de Pelo Curto');</text:p>
          </table:table-cell>
        </table:table-row>
        <table:table-row table:style-name="ro2">
          <table:table-cell office:value-type="float" office:value="419" calcext:value-type="float">
            <text:p>4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vana</text:p>
          </table:table-cell>
          <table:table-cell table:formula="of:=CONCATENATE(&quot;INSERT INTO DB_ESPERANCA_VIVA.RACA VALUES (&quot;;[.A420];&quot;,&quot;;[.B420];&quot;,&quot; ;&quot;'&quot;; ;[.C420]; ;&quot;'&quot;;&quot;);&quot;)" office:value-type="string" office:string-value="INSERT INTO DB_ESPERANCA_VIVA.RACA VALUES (419,2,'Havana');" calcext:value-type="string">
            <text:p>INSERT INTO DB_ESPERANCA_VIVA.RACA VALUES (419,2,'Havana');</text:p>
          </table:table-cell>
        </table:table-row>
        <table:table-row table:style-name="ro2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malaio</text:p>
          </table:table-cell>
          <table:table-cell table:formula="of:=CONCATENATE(&quot;INSERT INTO DB_ESPERANCA_VIVA.RACA VALUES (&quot;;[.A421];&quot;,&quot;;[.B421];&quot;,&quot; ;&quot;'&quot;; ;[.C421]; ;&quot;'&quot;;&quot;);&quot;)" office:value-type="string" office:string-value="INSERT INTO DB_ESPERANCA_VIVA.RACA VALUES (420,2,'Himalaio');" calcext:value-type="string">
            <text:p>INSERT INTO DB_ESPERANCA_VIVA.RACA VALUES (420,2,'Himalaio');</text:p>
          </table:table-cell>
        </table:table-row>
        <table:table-row table:style-name="ro2">
          <table:table-cell office:value-type="float" office:value="421" calcext:value-type="float">
            <text:p>4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btail Japonês</text:p>
          </table:table-cell>
          <table:table-cell table:formula="of:=CONCATENATE(&quot;INSERT INTO DB_ESPERANCA_VIVA.RACA VALUES (&quot;;[.A422];&quot;,&quot;;[.B422];&quot;,&quot; ;&quot;'&quot;; ;[.C422]; ;&quot;'&quot;;&quot;);&quot;)" office:value-type="string" office:string-value="INSERT INTO DB_ESPERANCA_VIVA.RACA VALUES (421,2,'Bobtail Japonês');" calcext:value-type="string">
            <text:p>INSERT INTO DB_ESPERANCA_VIVA.RACA VALUES (421,2,'Bobtail Japonês');</text:p>
          </table:table-cell>
        </table:table-row>
        <table:table-row table:style-name="ro2">
          <table:table-cell office:value-type="float" office:value="422" calcext:value-type="float">
            <text:p>4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btail Japonês de Pelo Longo</text:p>
          </table:table-cell>
          <table:table-cell table:formula="of:=CONCATENATE(&quot;INSERT INTO DB_ESPERANCA_VIVA.RACA VALUES (&quot;;[.A423];&quot;,&quot;;[.B423];&quot;,&quot; ;&quot;'&quot;; ;[.C423]; ;&quot;'&quot;;&quot;);&quot;)" office:value-type="string" office:string-value="INSERT INTO DB_ESPERANCA_VIVA.RACA VALUES (422,2,'Bobtail Japonês de Pelo Longo');" calcext:value-type="string">
            <text:p>INSERT INTO DB_ESPERANCA_VIVA.RACA VALUES (422,2,'Bobtail Japonês de Pelo Longo');</text:p>
          </table:table-cell>
        </table:table-row>
        <table:table-row table:style-name="ro2">
          <table:table-cell office:value-type="float" office:value="423" calcext:value-type="float">
            <text:p>4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haomanee</text:p>
          </table:table-cell>
          <table:table-cell table:formula="of:=CONCATENATE(&quot;INSERT INTO DB_ESPERANCA_VIVA.RACA VALUES (&quot;;[.A424];&quot;,&quot;;[.B424];&quot;,&quot; ;&quot;'&quot;; ;[.C424]; ;&quot;'&quot;;&quot;);&quot;)" office:value-type="string" office:string-value="INSERT INTO DB_ESPERANCA_VIVA.RACA VALUES (423,2,'Khaomanee');" calcext:value-type="string">
            <text:p>INSERT INTO DB_ESPERANCA_VIVA.RACA VALUES (423,2,'Khaomanee');</text:p>
          </table:table-cell>
        </table:table-row>
        <table:table-row table:style-name="ro2">
          <table:table-cell office:value-type="float" office:value="424" calcext:value-type="float">
            <text:p>4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orat</text:p>
          </table:table-cell>
          <table:table-cell table:formula="of:=CONCATENATE(&quot;INSERT INTO DB_ESPERANCA_VIVA.RACA VALUES (&quot;;[.A425];&quot;,&quot;;[.B425];&quot;,&quot; ;&quot;'&quot;; ;[.C425]; ;&quot;'&quot;;&quot;);&quot;)" office:value-type="string" office:string-value="INSERT INTO DB_ESPERANCA_VIVA.RACA VALUES (424,2,'Korat');" calcext:value-type="string">
            <text:p>INSERT INTO DB_ESPERANCA_VIVA.RACA VALUES (424,2,'Korat');</text:p>
          </table:table-cell>
        </table:table-row>
        <table:table-row table:style-name="ro2">
          <table:table-cell office:value-type="float" office:value="425" calcext:value-type="float">
            <text:p>4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ilian Bobtail</text:p>
          </table:table-cell>
          <table:table-cell table:formula="of:=CONCATENATE(&quot;INSERT INTO DB_ESPERANCA_VIVA.RACA VALUES (&quot;;[.A426];&quot;,&quot;;[.B426];&quot;,&quot; ;&quot;'&quot;; ;[.C426]; ;&quot;'&quot;;&quot;);&quot;)" office:value-type="string" office:string-value="INSERT INTO DB_ESPERANCA_VIVA.RACA VALUES (425,2,'Kurilian Bobtail');" calcext:value-type="string">
            <text:p>INSERT INTO DB_ESPERANCA_VIVA.RACA VALUES (425,2,'Kurilian Bobtail');</text:p>
          </table:table-cell>
        </table:table-row>
        <table:table-row table:style-name="ro2">
          <table:table-cell office:value-type="float" office:value="426" calcext:value-type="float">
            <text:p>42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urilian Bobtail de Pelo Longo</text:p>
          </table:table-cell>
          <table:table-cell table:formula="of:=CONCATENATE(&quot;INSERT INTO DB_ESPERANCA_VIVA.RACA VALUES (&quot;;[.A427];&quot;,&quot;;[.B427];&quot;,&quot; ;&quot;'&quot;; ;[.C427]; ;&quot;'&quot;;&quot;);&quot;)" office:value-type="string" office:string-value="INSERT INTO DB_ESPERANCA_VIVA.RACA VALUES (426,2,'Kurilian Bobtail de Pelo Longo');" calcext:value-type="string">
            <text:p>INSERT INTO DB_ESPERANCA_VIVA.RACA VALUES (426,2,'Kurilian Bobtail de Pelo Longo');</text:p>
          </table:table-cell>
        </table:table-row>
        <table:table-row table:style-name="ro2">
          <table:table-cell office:value-type="float" office:value="427" calcext:value-type="float">
            <text:p>4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erm</text:p>
          </table:table-cell>
          <table:table-cell table:formula="of:=CONCATENATE(&quot;INSERT INTO DB_ESPERANCA_VIVA.RACA VALUES (&quot;;[.A428];&quot;,&quot;;[.B428];&quot;,&quot; ;&quot;'&quot;; ;[.C428]; ;&quot;'&quot;;&quot;);&quot;)" office:value-type="string" office:string-value="INSERT INTO DB_ESPERANCA_VIVA.RACA VALUES (427,2,'LaPerm');" calcext:value-type="string">
            <text:p>INSERT INTO DB_ESPERANCA_VIVA.RACA VALUES (427,2,'LaPerm');</text:p>
          </table:table-cell>
        </table:table-row>
        <table:table-row table:style-name="ro2">
          <table:table-cell office:value-type="float" office:value="428" calcext:value-type="float">
            <text:p>4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aPerm de Pelo Curto</text:p>
          </table:table-cell>
          <table:table-cell table:formula="of:=CONCATENATE(&quot;INSERT INTO DB_ESPERANCA_VIVA.RACA VALUES (&quot;;[.A429];&quot;,&quot;;[.B429];&quot;,&quot; ;&quot;'&quot;; ;[.C429]; ;&quot;'&quot;;&quot;);&quot;)" office:value-type="string" office:string-value="INSERT INTO DB_ESPERANCA_VIVA.RACA VALUES (428,2,'LaPerm de Pelo Curto');" calcext:value-type="string">
            <text:p>INSERT INTO DB_ESPERANCA_VIVA.RACA VALUES (428,2,'LaPerm de Pelo Curto');</text:p>
          </table:table-cell>
        </table:table-row>
        <table:table-row table:style-name="ro2">
          <table:table-cell office:value-type="float" office:value="429" calcext:value-type="float">
            <text:p>4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ykoi</text:p>
          </table:table-cell>
          <table:table-cell table:formula="of:=CONCATENATE(&quot;INSERT INTO DB_ESPERANCA_VIVA.RACA VALUES (&quot;;[.A430];&quot;,&quot;;[.B430];&quot;,&quot; ;&quot;'&quot;; ;[.C430]; ;&quot;'&quot;;&quot;);&quot;)" office:value-type="string" office:string-value="INSERT INTO DB_ESPERANCA_VIVA.RACA VALUES (429,2,'Lykoi');" calcext:value-type="string">
            <text:p>INSERT INTO DB_ESPERANCA_VIVA.RACA VALUES (429,2,'Lykoi');</text:p>
          </table:table-cell>
        </table:table-row>
        <table:table-row table:style-name="ro2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e Coon</text:p>
          </table:table-cell>
          <table:table-cell table:formula="of:=CONCATENATE(&quot;INSERT INTO DB_ESPERANCA_VIVA.RACA VALUES (&quot;;[.A431];&quot;,&quot;;[.B431];&quot;,&quot; ;&quot;'&quot;; ;[.C431]; ;&quot;'&quot;;&quot;);&quot;)" office:value-type="string" office:string-value="INSERT INTO DB_ESPERANCA_VIVA.RACA VALUES (430,2,'Maine Coon');" calcext:value-type="string">
            <text:p>INSERT INTO DB_ESPERANCA_VIVA.RACA VALUES (430,2,'Maine Coon');</text:p>
          </table:table-cell>
        </table:table-row>
        <table:table-row table:style-name="ro2">
          <table:table-cell office:value-type="float" office:value="431" calcext:value-type="float">
            <text:p>4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ine Coon Polidáctilo</text:p>
          </table:table-cell>
          <table:table-cell table:formula="of:=CONCATENATE(&quot;INSERT INTO DB_ESPERANCA_VIVA.RACA VALUES (&quot;;[.A432];&quot;,&quot;;[.B432];&quot;,&quot; ;&quot;'&quot;; ;[.C432]; ;&quot;'&quot;;&quot;);&quot;)" office:value-type="string" office:string-value="INSERT INTO DB_ESPERANCA_VIVA.RACA VALUES (431,2,'Maine Coon Polidáctilo');" calcext:value-type="string">
            <text:p>INSERT INTO DB_ESPERANCA_VIVA.RACA VALUES (431,2,'Maine Coon Polidáctilo');</text:p>
          </table:table-cell>
        </table:table-row>
        <table:table-row table:style-name="ro2">
          <table:table-cell office:value-type="float" office:value="432" calcext:value-type="float">
            <text:p>4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x</text:p>
          </table:table-cell>
          <table:table-cell table:formula="of:=CONCATENATE(&quot;INSERT INTO DB_ESPERANCA_VIVA.RACA VALUES (&quot;;[.A433];&quot;,&quot;;[.B433];&quot;,&quot; ;&quot;'&quot;; ;[.C433]; ;&quot;'&quot;;&quot;);&quot;)" office:value-type="string" office:string-value="INSERT INTO DB_ESPERANCA_VIVA.RACA VALUES (432,2,'Manx');" calcext:value-type="string">
            <text:p>INSERT INTO DB_ESPERANCA_VIVA.RACA VALUES (432,2,'Manx');</text:p>
          </table:table-cell>
        </table:table-row>
        <table:table-row table:style-name="ro2">
          <table:table-cell office:value-type="float" office:value="433" calcext:value-type="float">
            <text:p>4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eto</text:p>
          </table:table-cell>
          <table:table-cell table:formula="of:=CONCATENATE(&quot;INSERT INTO DB_ESPERANCA_VIVA.RACA VALUES (&quot;;[.A434];&quot;,&quot;;[.B434];&quot;,&quot; ;&quot;'&quot;; ;[.C434]; ;&quot;'&quot;;&quot;);&quot;)" office:value-type="string" office:string-value="INSERT INTO DB_ESPERANCA_VIVA.RACA VALUES (433,2,'Minueto');" calcext:value-type="string">
            <text:p>INSERT INTO DB_ESPERANCA_VIVA.RACA VALUES (433,2,'Minueto');</text:p>
          </table:table-cell>
        </table:table-row>
        <table:table-row table:style-name="ro2">
          <table:table-cell office:value-type="float" office:value="434" calcext:value-type="float">
            <text:p>4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inueto de Pelo Longo</text:p>
          </table:table-cell>
          <table:table-cell table:formula="of:=CONCATENATE(&quot;INSERT INTO DB_ESPERANCA_VIVA.RACA VALUES (&quot;;[.A435];&quot;,&quot;;[.B435];&quot;,&quot; ;&quot;'&quot;; ;[.C435]; ;&quot;'&quot;;&quot;);&quot;)" office:value-type="string" office:string-value="INSERT INTO DB_ESPERANCA_VIVA.RACA VALUES (434,2,'Minueto de Pelo Longo');" calcext:value-type="string">
            <text:p>INSERT INTO DB_ESPERANCA_VIVA.RACA VALUES (434,2,'Minueto de Pelo Longo');</text:p>
          </table:table-cell>
        </table:table-row>
        <table:table-row table:style-name="ro2">
          <table:table-cell office:value-type="float" office:value="435" calcext:value-type="float">
            <text:p>4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nchkin</text:p>
          </table:table-cell>
          <table:table-cell table:formula="of:=CONCATENATE(&quot;INSERT INTO DB_ESPERANCA_VIVA.RACA VALUES (&quot;;[.A436];&quot;,&quot;;[.B436];&quot;,&quot; ;&quot;'&quot;; ;[.C436]; ;&quot;'&quot;;&quot;);&quot;)" office:value-type="string" office:string-value="INSERT INTO DB_ESPERANCA_VIVA.RACA VALUES (435,2,'Munchkin');" calcext:value-type="string">
            <text:p>INSERT INTO DB_ESPERANCA_VIVA.RACA VALUES (435,2,'Munchkin');</text:p>
          </table:table-cell>
        </table:table-row>
        <table:table-row table:style-name="ro2">
          <table:table-cell office:value-type="float" office:value="436" calcext:value-type="float">
            <text:p>4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nchkin de Pelo Longo</text:p>
          </table:table-cell>
          <table:table-cell table:formula="of:=CONCATENATE(&quot;INSERT INTO DB_ESPERANCA_VIVA.RACA VALUES (&quot;;[.A437];&quot;,&quot;;[.B437];&quot;,&quot; ;&quot;'&quot;; ;[.C437]; ;&quot;'&quot;;&quot;);&quot;)" office:value-type="string" office:string-value="INSERT INTO DB_ESPERANCA_VIVA.RACA VALUES (436,2,'Munchkin de Pelo Longo');" calcext:value-type="string">
            <text:p>INSERT INTO DB_ESPERANCA_VIVA.RACA VALUES (436,2,'Munchkin de Pelo Longo');</text:p>
          </table:table-cell>
        </table:table-row>
        <table:table-row table:style-name="ro2">
          <table:table-cell office:value-type="float" office:value="437" calcext:value-type="float">
            <text:p>4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belung</text:p>
          </table:table-cell>
          <table:table-cell table:formula="of:=CONCATENATE(&quot;INSERT INTO DB_ESPERANCA_VIVA.RACA VALUES (&quot;;[.A438];&quot;,&quot;;[.B438];&quot;,&quot; ;&quot;'&quot;; ;[.C438]; ;&quot;'&quot;;&quot;);&quot;)" office:value-type="string" office:string-value="INSERT INTO DB_ESPERANCA_VIVA.RACA VALUES (437,2,'Nebelung');" calcext:value-type="string">
            <text:p>INSERT INTO DB_ESPERANCA_VIVA.RACA VALUES (437,2,'Nebelung');</text:p>
          </table:table-cell>
        </table:table-row>
        <table:table-row table:style-name="ro2">
          <table:table-cell office:value-type="float" office:value="438" calcext:value-type="float">
            <text:p>43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oresta Norueguesa</text:p>
          </table:table-cell>
          <table:table-cell table:formula="of:=CONCATENATE(&quot;INSERT INTO DB_ESPERANCA_VIVA.RACA VALUES (&quot;;[.A439];&quot;,&quot;;[.B439];&quot;,&quot; ;&quot;'&quot;; ;[.C439]; ;&quot;'&quot;;&quot;);&quot;)" office:value-type="string" office:string-value="INSERT INTO DB_ESPERANCA_VIVA.RACA VALUES (438,2,'Floresta Norueguesa');" calcext:value-type="string">
            <text:p>INSERT INTO DB_ESPERANCA_VIVA.RACA VALUES (438,2,'Floresta Norueguesa');</text:p>
          </table:table-cell>
        </table:table-row>
        <table:table-row table:style-name="ro2">
          <table:table-cell office:value-type="float" office:value="439" calcext:value-type="float">
            <text:p>4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cicat</text:p>
          </table:table-cell>
          <table:table-cell table:formula="of:=CONCATENATE(&quot;INSERT INTO DB_ESPERANCA_VIVA.RACA VALUES (&quot;;[.A440];&quot;,&quot;;[.B440];&quot;,&quot; ;&quot;'&quot;; ;[.C440]; ;&quot;'&quot;;&quot;);&quot;)" office:value-type="string" office:string-value="INSERT INTO DB_ESPERANCA_VIVA.RACA VALUES (439,2,'Ocicat');" calcext:value-type="string">
            <text:p>INSERT INTO DB_ESPERANCA_VIVA.RACA VALUES (439,2,'Ocicat');</text:p>
          </table:table-cell>
        </table:table-row>
        <table:table-row table:style-name="ro2">
          <table:table-cell office:value-type="float" office:value="440" calcext:value-type="float">
            <text:p>44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ental de Pelo Longo</text:p>
          </table:table-cell>
          <table:table-cell table:formula="of:=CONCATENATE(&quot;INSERT INTO DB_ESPERANCA_VIVA.RACA VALUES (&quot;;[.A441];&quot;,&quot;;[.B441];&quot;,&quot; ;&quot;'&quot;; ;[.C441]; ;&quot;'&quot;;&quot;);&quot;)" office:value-type="string" office:string-value="INSERT INTO DB_ESPERANCA_VIVA.RACA VALUES (440,2,'Oriental de Pelo Longo');" calcext:value-type="string">
            <text:p>INSERT INTO DB_ESPERANCA_VIVA.RACA VALUES (440,2,'Oriental de Pelo Longo');</text:p>
          </table:table-cell>
        </table:table-row>
        <table:table-row table:style-name="ro2">
          <table:table-cell office:value-type="float" office:value="441" calcext:value-type="float">
            <text:p>4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iental de Pelo Curto</text:p>
          </table:table-cell>
          <table:table-cell table:formula="of:=CONCATENATE(&quot;INSERT INTO DB_ESPERANCA_VIVA.RACA VALUES (&quot;;[.A442];&quot;,&quot;;[.B442];&quot;,&quot; ;&quot;'&quot;; ;[.C442]; ;&quot;'&quot;;&quot;);&quot;)" office:value-type="string" office:string-value="INSERT INTO DB_ESPERANCA_VIVA.RACA VALUES (441,2,'Oriental de Pelo Curto');" calcext:value-type="string">
            <text:p>INSERT INTO DB_ESPERANCA_VIVA.RACA VALUES (441,2,'Oriental de Pelo Curto');</text:p>
          </table:table-cell>
        </table:table-row>
        <table:table-row table:style-name="ro2">
          <table:table-cell office:value-type="float" office:value="442" calcext:value-type="float">
            <text:p>4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sa</text:p>
          </table:table-cell>
          <table:table-cell table:formula="of:=CONCATENATE(&quot;INSERT INTO DB_ESPERANCA_VIVA.RACA VALUES (&quot;;[.A443];&quot;,&quot;;[.B443];&quot;,&quot; ;&quot;'&quot;; ;[.C443]; ;&quot;'&quot;;&quot;);&quot;)" office:value-type="string" office:string-value="INSERT INTO DB_ESPERANCA_VIVA.RACA VALUES (442,2,'Persa');" calcext:value-type="string">
            <text:p>INSERT INTO DB_ESPERANCA_VIVA.RACA VALUES (442,2,'Persa');</text:p>
          </table:table-cell>
        </table:table-row>
        <table:table-row table:style-name="ro2">
          <table:table-cell office:value-type="float" office:value="443" calcext:value-type="float">
            <text:p>4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terbald</text:p>
          </table:table-cell>
          <table:table-cell table:formula="of:=CONCATENATE(&quot;INSERT INTO DB_ESPERANCA_VIVA.RACA VALUES (&quot;;[.A444];&quot;,&quot;;[.B444];&quot;,&quot; ;&quot;'&quot;; ;[.C444]; ;&quot;'&quot;;&quot;);&quot;)" office:value-type="string" office:string-value="INSERT INTO DB_ESPERANCA_VIVA.RACA VALUES (443,2,'Peterbald');" calcext:value-type="string">
            <text:p>INSERT INTO DB_ESPERANCA_VIVA.RACA VALUES (443,2,'Peterbald');</text:p>
          </table:table-cell>
        </table:table-row>
        <table:table-row table:style-name="ro2">
          <table:table-cell office:value-type="float" office:value="444" calcext:value-type="float">
            <text:p>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xiebob</text:p>
          </table:table-cell>
          <table:table-cell table:formula="of:=CONCATENATE(&quot;INSERT INTO DB_ESPERANCA_VIVA.RACA VALUES (&quot;;[.A445];&quot;,&quot;;[.B445];&quot;,&quot; ;&quot;'&quot;; ;[.C445]; ;&quot;'&quot;;&quot;);&quot;)" office:value-type="string" office:string-value="INSERT INTO DB_ESPERANCA_VIVA.RACA VALUES (444,2,'Pixiebob');" calcext:value-type="string">
            <text:p>INSERT INTO DB_ESPERANCA_VIVA.RACA VALUES (444,2,'Pixiebob');</text:p>
          </table:table-cell>
        </table:table-row>
        <table:table-row table:style-name="ro2">
          <table:table-cell office:value-type="float" office:value="445" calcext:value-type="float">
            <text:p>4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ixiebob de Pelo Longo</text:p>
          </table:table-cell>
          <table:table-cell table:formula="of:=CONCATENATE(&quot;INSERT INTO DB_ESPERANCA_VIVA.RACA VALUES (&quot;;[.A446];&quot;,&quot;;[.B446];&quot;,&quot; ;&quot;'&quot;; ;[.C446]; ;&quot;'&quot;;&quot;);&quot;)" office:value-type="string" office:string-value="INSERT INTO DB_ESPERANCA_VIVA.RACA VALUES (445,2,'Pixiebob de Pelo Longo');" calcext:value-type="string">
            <text:p>INSERT INTO DB_ESPERANCA_VIVA.RACA VALUES (445,2,'Pixiebob de Pelo Longo');</text:p>
          </table:table-cell>
        </table:table-row>
        <table:table-row table:style-name="ro2">
          <table:table-cell office:value-type="float" office:value="446" calcext:value-type="float">
            <text:p>44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gdoll</text:p>
          </table:table-cell>
          <table:table-cell table:formula="of:=CONCATENATE(&quot;INSERT INTO DB_ESPERANCA_VIVA.RACA VALUES (&quot;;[.A447];&quot;,&quot;;[.B447];&quot;,&quot; ;&quot;'&quot;; ;[.C447]; ;&quot;'&quot;;&quot;);&quot;)" office:value-type="string" office:string-value="INSERT INTO DB_ESPERANCA_VIVA.RACA VALUES (446,2,'Ragdoll');" calcext:value-type="string">
            <text:p>INSERT INTO DB_ESPERANCA_VIVA.RACA VALUES (446,2,'Ragdoll');</text:p>
          </table:table-cell>
        </table:table-row>
        <table:table-row table:style-name="ro2">
          <table:table-cell office:value-type="float" office:value="447" calcext:value-type="float">
            <text:p>4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zul Russo</text:p>
          </table:table-cell>
          <table:table-cell table:formula="of:=CONCATENATE(&quot;INSERT INTO DB_ESPERANCA_VIVA.RACA VALUES (&quot;;[.A448];&quot;,&quot;;[.B448];&quot;,&quot; ;&quot;'&quot;; ;[.C448]; ;&quot;'&quot;;&quot;);&quot;)" office:value-type="string" office:string-value="INSERT INTO DB_ESPERANCA_VIVA.RACA VALUES (447,2,'Azul Russo');" calcext:value-type="string">
            <text:p>INSERT INTO DB_ESPERANCA_VIVA.RACA VALUES (447,2,'Azul Russo');</text:p>
          </table:table-cell>
        </table:table-row>
        <table:table-row table:style-name="ro2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vannah</text:p>
          </table:table-cell>
          <table:table-cell table:formula="of:=CONCATENATE(&quot;INSERT INTO DB_ESPERANCA_VIVA.RACA VALUES (&quot;;[.A449];&quot;,&quot;;[.B449];&quot;,&quot; ;&quot;'&quot;; ;[.C449]; ;&quot;'&quot;;&quot;);&quot;)" office:value-type="string" office:string-value="INSERT INTO DB_ESPERANCA_VIVA.RACA VALUES (448,2,'Savannah');" calcext:value-type="string">
            <text:p>INSERT INTO DB_ESPERANCA_VIVA.RACA VALUES (448,2,'Savannah');</text:p>
          </table:table-cell>
        </table:table-row>
        <table:table-row table:style-name="ro2">
          <table:table-cell office:value-type="float" office:value="449" calcext:value-type="float">
            <text:p>4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tish Fold</text:p>
          </table:table-cell>
          <table:table-cell table:formula="of:=CONCATENATE(&quot;INSERT INTO DB_ESPERANCA_VIVA.RACA VALUES (&quot;;[.A450];&quot;,&quot;;[.B450];&quot;,&quot; ;&quot;'&quot;; ;[.C450]; ;&quot;'&quot;;&quot;);&quot;)" office:value-type="string" office:string-value="INSERT INTO DB_ESPERANCA_VIVA.RACA VALUES (449,2,'Scottish Fold');" calcext:value-type="string">
            <text:p>INSERT INTO DB_ESPERANCA_VIVA.RACA VALUES (449,2,'Scottish Fold');</text:p>
          </table:table-cell>
        </table:table-row>
        <table:table-row table:style-name="ro2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tish Fold de Pelo Longo</text:p>
          </table:table-cell>
          <table:table-cell table:formula="of:=CONCATENATE(&quot;INSERT INTO DB_ESPERANCA_VIVA.RACA VALUES (&quot;;[.A451];&quot;,&quot;;[.B451];&quot;,&quot; ;&quot;'&quot;; ;[.C451]; ;&quot;'&quot;;&quot;);&quot;)" office:value-type="string" office:string-value="INSERT INTO DB_ESPERANCA_VIVA.RACA VALUES (450,2,'Scottish Fold de Pelo Longo');" calcext:value-type="string">
            <text:p>INSERT INTO DB_ESPERANCA_VIVA.RACA VALUES (450,2,'Scottish Fold de Pelo Longo');</text:p>
          </table:table-cell>
        </table:table-row>
        <table:table-row table:style-name="ro2">
          <table:table-cell office:value-type="float" office:value="451" calcext:value-type="float">
            <text:p>45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tish Straight</text:p>
          </table:table-cell>
          <table:table-cell table:formula="of:=CONCATENATE(&quot;INSERT INTO DB_ESPERANCA_VIVA.RACA VALUES (&quot;;[.A452];&quot;,&quot;;[.B452];&quot;,&quot; ;&quot;'&quot;; ;[.C452]; ;&quot;'&quot;;&quot;);&quot;)" office:value-type="string" office:string-value="INSERT INTO DB_ESPERANCA_VIVA.RACA VALUES (451,2,'Scottish Straight');" calcext:value-type="string">
            <text:p>INSERT INTO DB_ESPERANCA_VIVA.RACA VALUES (451,2,'Scottish Straight');</text:p>
          </table:table-cell>
        </table:table-row>
        <table:table-row table:style-name="ro2">
          <table:table-cell office:value-type="float" office:value="452" calcext:value-type="float">
            <text:p>4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cottish Straight de Pelo Longo</text:p>
          </table:table-cell>
          <table:table-cell table:formula="of:=CONCATENATE(&quot;INSERT INTO DB_ESPERANCA_VIVA.RACA VALUES (&quot;;[.A453];&quot;,&quot;;[.B453];&quot;,&quot; ;&quot;'&quot;; ;[.C453]; ;&quot;'&quot;;&quot;);&quot;)" office:value-type="string" office:string-value="INSERT INTO DB_ESPERANCA_VIVA.RACA VALUES (452,2,'Scottish Straight de Pelo Longo');" calcext:value-type="string">
            <text:p>INSERT INTO DB_ESPERANCA_VIVA.RACA VALUES (452,2,'Scottish Straight de Pelo Longo');</text:p>
          </table:table-cell>
        </table:table-row>
        <table:table-row table:style-name="ro2">
          <table:table-cell office:value-type="float" office:value="453" calcext:value-type="float">
            <text:p>4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kirk Rex</text:p>
          </table:table-cell>
          <table:table-cell table:formula="of:=CONCATENATE(&quot;INSERT INTO DB_ESPERANCA_VIVA.RACA VALUES (&quot;;[.A454];&quot;,&quot;;[.B454];&quot;,&quot; ;&quot;'&quot;; ;[.C454]; ;&quot;'&quot;;&quot;);&quot;)" office:value-type="string" office:string-value="INSERT INTO DB_ESPERANCA_VIVA.RACA VALUES (453,2,'Selkirk Rex');" calcext:value-type="string">
            <text:p>INSERT INTO DB_ESPERANCA_VIVA.RACA VALUES (453,2,'Selkirk Rex');</text:p>
          </table:table-cell>
        </table:table-row>
        <table:table-row table:style-name="ro2">
          <table:table-cell office:value-type="float" office:value="454" calcext:value-type="float">
            <text:p>4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kirk Rex de Pelo Longo</text:p>
          </table:table-cell>
          <table:table-cell table:formula="of:=CONCATENATE(&quot;INSERT INTO DB_ESPERANCA_VIVA.RACA VALUES (&quot;;[.A455];&quot;,&quot;;[.B455];&quot;,&quot; ;&quot;'&quot;; ;[.C455]; ;&quot;'&quot;;&quot;);&quot;)" office:value-type="string" office:string-value="INSERT INTO DB_ESPERANCA_VIVA.RACA VALUES (454,2,'Selkirk Rex de Pelo Longo');" calcext:value-type="string">
            <text:p>INSERT INTO DB_ESPERANCA_VIVA.RACA VALUES (454,2,'Selkirk Rex de Pelo Longo');</text:p>
          </table:table-cell>
        </table:table-row>
        <table:table-row table:style-name="ro2">
          <table:table-cell office:value-type="float" office:value="455" calcext:value-type="float">
            <text:p>4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amês</text:p>
          </table:table-cell>
          <table:table-cell table:formula="of:=CONCATENATE(&quot;INSERT INTO DB_ESPERANCA_VIVA.RACA VALUES (&quot;;[.A456];&quot;,&quot;;[.B456];&quot;,&quot; ;&quot;'&quot;; ;[.C456]; ;&quot;'&quot;;&quot;);&quot;)" office:value-type="string" office:string-value="INSERT INTO DB_ESPERANCA_VIVA.RACA VALUES (455,2,'Siamês');" calcext:value-type="string">
            <text:p>INSERT INTO DB_ESPERANCA_VIVA.RACA VALUES (455,2,'Siamês');</text:p>
          </table:table-cell>
        </table:table-row>
        <table:table-row table:style-name="ro2">
          <table:table-cell office:value-type="float" office:value="456" calcext:value-type="float">
            <text:p>45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beriano</text:p>
          </table:table-cell>
          <table:table-cell table:formula="of:=CONCATENATE(&quot;INSERT INTO DB_ESPERANCA_VIVA.RACA VALUES (&quot;;[.A457];&quot;,&quot;;[.B457];&quot;,&quot; ;&quot;'&quot;; ;[.C457]; ;&quot;'&quot;;&quot;);&quot;)" office:value-type="string" office:string-value="INSERT INTO DB_ESPERANCA_VIVA.RACA VALUES (456,2,'Siberiano');" calcext:value-type="string">
            <text:p>INSERT INTO DB_ESPERANCA_VIVA.RACA VALUES (456,2,'Siberiano');</text:p>
          </table:table-cell>
        </table:table-row>
        <table:table-row table:style-name="ro2">
          <table:table-cell office:value-type="float" office:value="457" calcext:value-type="float">
            <text:p>4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ingapura</text:p>
          </table:table-cell>
          <table:table-cell table:formula="of:=CONCATENATE(&quot;INSERT INTO DB_ESPERANCA_VIVA.RACA VALUES (&quot;;[.A458];&quot;,&quot;;[.B458];&quot;,&quot; ;&quot;'&quot;; ;[.C458]; ;&quot;'&quot;;&quot;);&quot;)" office:value-type="string" office:string-value="INSERT INTO DB_ESPERANCA_VIVA.RACA VALUES (457,2,'Singapura');" calcext:value-type="string">
            <text:p>INSERT INTO DB_ESPERANCA_VIVA.RACA VALUES (457,2,'Singapura');</text:p>
          </table:table-cell>
        </table:table-row>
        <table:table-row table:style-name="ro2">
          <table:table-cell office:value-type="float" office:value="458" calcext:value-type="float">
            <text:p>4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nowshoe</text:p>
          </table:table-cell>
          <table:table-cell table:formula="of:=CONCATENATE(&quot;INSERT INTO DB_ESPERANCA_VIVA.RACA VALUES (&quot;;[.A459];&quot;,&quot;;[.B459];&quot;,&quot; ;&quot;'&quot;; ;[.C459]; ;&quot;'&quot;;&quot;);&quot;)" office:value-type="string" office:string-value="INSERT INTO DB_ESPERANCA_VIVA.RACA VALUES (458,2,'Snowshoe');" calcext:value-type="string">
            <text:p>INSERT INTO DB_ESPERANCA_VIVA.RACA VALUES (458,2,'Snowshoe');</text:p>
          </table:table-cell>
        </table:table-row>
        <table:table-row table:style-name="ro2">
          <table:table-cell office:value-type="float" office:value="459" calcext:value-type="float">
            <text:p>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mali</text:p>
          </table:table-cell>
          <table:table-cell table:formula="of:=CONCATENATE(&quot;INSERT INTO DB_ESPERANCA_VIVA.RACA VALUES (&quot;;[.A460];&quot;,&quot;;[.B460];&quot;,&quot; ;&quot;'&quot;; ;[.C460]; ;&quot;'&quot;;&quot;);&quot;)" office:value-type="string" office:string-value="INSERT INTO DB_ESPERANCA_VIVA.RACA VALUES (459,2,'Somali');" calcext:value-type="string">
            <text:p>INSERT INTO DB_ESPERANCA_VIVA.RACA VALUES (459,2,'Somali');</text:p>
          </table:table-cell>
        </table:table-row>
        <table:table-row table:style-name="ro2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hynx</text:p>
          </table:table-cell>
          <table:table-cell table:formula="of:=CONCATENATE(&quot;INSERT INTO DB_ESPERANCA_VIVA.RACA VALUES (&quot;;[.A461];&quot;,&quot;;[.B461];&quot;,&quot; ;&quot;'&quot;; ;[.C461]; ;&quot;'&quot;;&quot;);&quot;)" office:value-type="string" office:string-value="INSERT INTO DB_ESPERANCA_VIVA.RACA VALUES (460,2,'Sphynx');" calcext:value-type="string">
            <text:p>INSERT INTO DB_ESPERANCA_VIVA.RACA VALUES (460,2,'Sphynx');</text:p>
          </table:table-cell>
        </table:table-row>
        <table:table-row table:style-name="ro2"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ai</text:p>
          </table:table-cell>
          <table:table-cell table:formula="of:=CONCATENATE(&quot;INSERT INTO DB_ESPERANCA_VIVA.RACA VALUES (&quot;;[.A462];&quot;,&quot;;[.B462];&quot;,&quot; ;&quot;'&quot;; ;[.C462]; ;&quot;'&quot;;&quot;);&quot;)" office:value-type="string" office:string-value="INSERT INTO DB_ESPERANCA_VIVA.RACA VALUES (461,2,'Thai');" calcext:value-type="string">
            <text:p>INSERT INTO DB_ESPERANCA_VIVA.RACA VALUES (461,2,'Thai');</text:p>
          </table:table-cell>
        </table:table-row>
        <table:table-row table:style-name="ro2">
          <table:table-cell office:value-type="float" office:value="462" calcext:value-type="float">
            <text:p>4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nquinês</text:p>
          </table:table-cell>
          <table:table-cell table:formula="of:=CONCATENATE(&quot;INSERT INTO DB_ESPERANCA_VIVA.RACA VALUES (&quot;;[.A463];&quot;,&quot;;[.B463];&quot;,&quot; ;&quot;'&quot;; ;[.C463]; ;&quot;'&quot;;&quot;);&quot;)" office:value-type="string" office:string-value="INSERT INTO DB_ESPERANCA_VIVA.RACA VALUES (462,2,'Tonquinês');" calcext:value-type="string">
            <text:p>INSERT INTO DB_ESPERANCA_VIVA.RACA VALUES (462,2,'Tonquinês');</text:p>
          </table:table-cell>
        </table:table-row>
        <table:table-row table:style-name="ro2">
          <table:table-cell office:value-type="float" office:value="463" calcext:value-type="float">
            <text:p>4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oyger</text:p>
          </table:table-cell>
          <table:table-cell table:formula="of:=CONCATENATE(&quot;INSERT INTO DB_ESPERANCA_VIVA.RACA VALUES (&quot;;[.A464];&quot;,&quot;;[.B464];&quot;,&quot; ;&quot;'&quot;; ;[.C464]; ;&quot;'&quot;;&quot;);&quot;)" office:value-type="string" office:string-value="INSERT INTO DB_ESPERANCA_VIVA.RACA VALUES (463,2,'Toyger');" calcext:value-type="string">
            <text:p>INSERT INTO DB_ESPERANCA_VIVA.RACA VALUES (463,2,'Toyger');</text:p>
          </table:table-cell>
        </table:table-row>
        <table:table-row table:style-name="ro2">
          <table:table-cell office:value-type="float" office:value="464" calcext:value-type="float">
            <text:p>4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ngorá Turco</text:p>
          </table:table-cell>
          <table:table-cell table:formula="of:=CONCATENATE(&quot;INSERT INTO DB_ESPERANCA_VIVA.RACA VALUES (&quot;;[.A465];&quot;,&quot;;[.B465];&quot;,&quot; ;&quot;'&quot;; ;[.C465]; ;&quot;'&quot;;&quot;);&quot;)" office:value-type="string" office:string-value="INSERT INTO DB_ESPERANCA_VIVA.RACA VALUES (464,2,'Angorá Turco');" calcext:value-type="string">
            <text:p>INSERT INTO DB_ESPERANCA_VIVA.RACA VALUES (464,2,'Angorá Turco');</text:p>
          </table:table-cell>
        </table:table-row>
        <table:table-row table:style-name="ro2">
          <table:table-cell office:value-type="float" office:value="465" calcext:value-type="float">
            <text:p>46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an Turco</text:p>
          </table:table-cell>
          <table:table-cell table:formula="of:=CONCATENATE(&quot;INSERT INTO DB_ESPERANCA_VIVA.RACA VALUES (&quot;;[.A466];&quot;,&quot;;[.B466];&quot;,&quot; ;&quot;'&quot;; ;[.C466]; ;&quot;'&quot;;&quot;);&quot;)" office:value-type="string" office:string-value="INSERT INTO DB_ESPERANCA_VIVA.RACA VALUES (465,2,'Van Turco');" calcext:value-type="string">
            <text:p>INSERT INTO DB_ESPERANCA_VIVA.RACA VALUES (465,2,'Van Turco');</text:p>
          </table:table-cell>
        </table:table-row>
        <table:table-row table:style-name="ro2">
          <table:table-cell office:value-type="float" office:value="466" calcext:value-type="float">
            <text:p>46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Cabeça de Leão</text:p>
          </table:table-cell>
          <table:table-cell table:formula="of:=CONCATENATE(&quot;INSERT INTO DB_ESPERANCA_VIVA.RACA VALUES (&quot;;[.A467];&quot;,&quot;;[.B467];&quot;,&quot; ;&quot;'&quot;; ;[.C467]; ;&quot;'&quot;;&quot;);&quot;)" office:value-type="string" office:string-value="INSERT INTO DB_ESPERANCA_VIVA.RACA VALUES (466,3,'Coelho Cabeça de Leão');" calcext:value-type="string">
            <text:p>INSERT INTO DB_ESPERANCA_VIVA.RACA VALUES (466,3,'Coelho Cabeça de Leão');</text:p>
          </table:table-cell>
        </table:table-row>
        <table:table-row table:style-name="ro2">
          <table:table-cell office:value-type="float" office:value="467" calcext:value-type="float">
            <text:p>4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gante Flamengo</text:p>
          </table:table-cell>
          <table:table-cell table:formula="of:=CONCATENATE(&quot;INSERT INTO DB_ESPERANCA_VIVA.RACA VALUES (&quot;;[.A468];&quot;,&quot;;[.B468];&quot;,&quot; ;&quot;'&quot;; ;[.C468]; ;&quot;'&quot;;&quot;);&quot;)" office:value-type="string" office:string-value="INSERT INTO DB_ESPERANCA_VIVA.RACA VALUES (467,3,'Gigante Flamengo');" calcext:value-type="string">
            <text:p>INSERT INTO DB_ESPERANCA_VIVA.RACA VALUES (467,3,'Gigante Flamengo');</text:p>
          </table:table-cell>
        </table:table-row>
        <table:table-row table:style-name="ro2">
          <table:table-cell office:value-type="float" office:value="468" calcext:value-type="float">
            <text:p>46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gante Continental</text:p>
          </table:table-cell>
          <table:table-cell table:formula="of:=CONCATENATE(&quot;INSERT INTO DB_ESPERANCA_VIVA.RACA VALUES (&quot;;[.A469];&quot;,&quot;;[.B469];&quot;,&quot; ;&quot;'&quot;; ;[.C469]; ;&quot;'&quot;;&quot;);&quot;)" office:value-type="string" office:string-value="INSERT INTO DB_ESPERANCA_VIVA.RACA VALUES (468,3,'Gigante Continental');" calcext:value-type="string">
            <text:p>INSERT INTO DB_ESPERANCA_VIVA.RACA VALUES (468,3,'Gigante Continental');</text:p>
          </table:table-cell>
        </table:table-row>
        <table:table-row table:style-name="ro2">
          <table:table-cell office:value-type="float" office:value="469" calcext:value-type="float">
            <text:p>46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Holandês</text:p>
          </table:table-cell>
          <table:table-cell table:formula="of:=CONCATENATE(&quot;INSERT INTO DB_ESPERANCA_VIVA.RACA VALUES (&quot;;[.A470];&quot;,&quot;;[.B470];&quot;,&quot; ;&quot;'&quot;; ;[.C470]; ;&quot;'&quot;;&quot;);&quot;)" office:value-type="string" office:string-value="INSERT INTO DB_ESPERANCA_VIVA.RACA VALUES (469,3,'Coelho Holandês');" calcext:value-type="string">
            <text:p>INSERT INTO DB_ESPERANCA_VIVA.RACA VALUES (469,3,'Coelho Holandês');</text:p>
          </table:table-cell>
        </table:table-row>
        <table:table-row table:style-name="ro2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Lop Inglês</text:p>
          </table:table-cell>
          <table:table-cell table:formula="of:=CONCATENATE(&quot;INSERT INTO DB_ESPERANCA_VIVA.RACA VALUES (&quot;;[.A471];&quot;,&quot;;[.B471];&quot;,&quot; ;&quot;'&quot;; ;[.C471]; ;&quot;'&quot;;&quot;);&quot;)" office:value-type="string" office:string-value="INSERT INTO DB_ESPERANCA_VIVA.RACA VALUES (470,3,'Coelho Lop Inglês');" calcext:value-type="string">
            <text:p>INSERT INTO DB_ESPERANCA_VIVA.RACA VALUES (470,3,'Coelho Lop Inglês');</text:p>
          </table:table-cell>
        </table:table-row>
        <table:table-row table:style-name="ro2"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Lop Francês</text:p>
          </table:table-cell>
          <table:table-cell table:formula="of:=CONCATENATE(&quot;INSERT INTO DB_ESPERANCA_VIVA.RACA VALUES (&quot;;[.A472];&quot;,&quot;;[.B472];&quot;,&quot; ;&quot;'&quot;; ;[.C472]; ;&quot;'&quot;;&quot;);&quot;)" office:value-type="string" office:string-value="INSERT INTO DB_ESPERANCA_VIVA.RACA VALUES (471,3,'Coelho Lop Francês');" calcext:value-type="string">
            <text:p>INSERT INTO DB_ESPERANCA_VIVA.RACA VALUES (471,3,'Coelho Lop Francês');</text:p>
          </table:table-cell>
        </table:table-row>
        <table:table-row table:style-name="ro2">
          <table:table-cell office:value-type="float" office:value="472" calcext:value-type="float">
            <text:p>4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Lop Holland</text:p>
          </table:table-cell>
          <table:table-cell table:formula="of:=CONCATENATE(&quot;INSERT INTO DB_ESPERANCA_VIVA.RACA VALUES (&quot;;[.A473];&quot;,&quot;;[.B473];&quot;,&quot; ;&quot;'&quot;; ;[.C473]; ;&quot;'&quot;;&quot;);&quot;)" office:value-type="string" office:string-value="INSERT INTO DB_ESPERANCA_VIVA.RACA VALUES (472,3,'Coelho Lop Holland');" calcext:value-type="string">
            <text:p>INSERT INTO DB_ESPERANCA_VIVA.RACA VALUES (472,3,'Coelho Lop Holland');</text:p>
          </table:table-cell>
        </table:table-row>
        <table:table-row table:style-name="ro2">
          <table:table-cell office:value-type="float" office:value="473" calcext:value-type="float">
            <text:p>47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ini Rex</text:p>
          </table:table-cell>
          <table:table-cell table:formula="of:=CONCATENATE(&quot;INSERT INTO DB_ESPERANCA_VIVA.RACA VALUES (&quot;;[.A474];&quot;,&quot;;[.B474];&quot;,&quot; ;&quot;'&quot;; ;[.C474]; ;&quot;'&quot;;&quot;);&quot;)" office:value-type="string" office:string-value="INSERT INTO DB_ESPERANCA_VIVA.RACA VALUES (473,3,'Mini Rex');" calcext:value-type="string">
            <text:p>INSERT INTO DB_ESPERANCA_VIVA.RACA VALUES (473,3,'Mini Rex');</text:p>
          </table:table-cell>
        </table:table-row>
        <table:table-row table:style-name="ro2">
          <table:table-cell office:value-type="float" office:value="474" calcext:value-type="float">
            <text:p>4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ão Neerlandês</text:p>
          </table:table-cell>
          <table:table-cell table:formula="of:=CONCATENATE(&quot;INSERT INTO DB_ESPERANCA_VIVA.RACA VALUES (&quot;;[.A475];&quot;,&quot;;[.B475];&quot;,&quot; ;&quot;'&quot;; ;[.C475]; ;&quot;'&quot;;&quot;);&quot;)" office:value-type="string" office:string-value="INSERT INTO DB_ESPERANCA_VIVA.RACA VALUES (474,3,'Anão Neerlandês');" calcext:value-type="string">
            <text:p>INSERT INTO DB_ESPERANCA_VIVA.RACA VALUES (474,3,'Anão Neerlandês');</text:p>
          </table:table-cell>
        </table:table-row>
        <table:table-row table:style-name="ro2">
          <table:table-cell office:value-type="float" office:value="475" calcext:value-type="float">
            <text:p>4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Polonês</text:p>
          </table:table-cell>
          <table:table-cell table:formula="of:=CONCATENATE(&quot;INSERT INTO DB_ESPERANCA_VIVA.RACA VALUES (&quot;;[.A476];&quot;,&quot;;[.B476];&quot;,&quot; ;&quot;'&quot;; ;[.C476]; ;&quot;'&quot;;&quot;);&quot;)" office:value-type="string" office:string-value="INSERT INTO DB_ESPERANCA_VIVA.RACA VALUES (475,3,'Coelho Polonês');" calcext:value-type="string">
            <text:p>INSERT INTO DB_ESPERANCA_VIVA.RACA VALUES (475,3,'Coelho Polonês');</text:p>
          </table:table-cell>
        </table:table-row>
        <table:table-row table:style-name="ro2">
          <table:table-cell office:value-type="float" office:value="476" calcext:value-type="float">
            <text:p>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Americano</text:p>
          </table:table-cell>
          <table:table-cell table:formula="of:=CONCATENATE(&quot;INSERT INTO DB_ESPERANCA_VIVA.RACA VALUES (&quot;;[.A477];&quot;,&quot;;[.B477];&quot;,&quot; ;&quot;'&quot;; ;[.C477]; ;&quot;'&quot;;&quot;);&quot;)" office:value-type="string" office:string-value="INSERT INTO DB_ESPERANCA_VIVA.RACA VALUES (476,3,'Coelho Americano');" calcext:value-type="string">
            <text:p>INSERT INTO DB_ESPERANCA_VIVA.RACA VALUES (476,3,'Coelho Americano');</text:p>
          </table:table-cell>
        </table:table-row>
        <table:table-row table:style-name="ro2">
          <table:table-cell office:value-type="float" office:value="477" calcext:value-type="float">
            <text:p>4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American Fuzzy Lop</text:p>
          </table:table-cell>
          <table:table-cell table:formula="of:=CONCATENATE(&quot;INSERT INTO DB_ESPERANCA_VIVA.RACA VALUES (&quot;;[.A478];&quot;,&quot;;[.B478];&quot;,&quot; ;&quot;'&quot;; ;[.C478]; ;&quot;'&quot;;&quot;);&quot;)" office:value-type="string" office:string-value="INSERT INTO DB_ESPERANCA_VIVA.RACA VALUES (477,3,'Coelho American Fuzzy Lop');" calcext:value-type="string">
            <text:p>INSERT INTO DB_ESPERANCA_VIVA.RACA VALUES (477,3,'Coelho American Fuzzy Lop');</text:p>
          </table:table-cell>
        </table:table-row>
        <table:table-row table:style-name="ro2">
          <table:table-cell office:value-type="float" office:value="478" calcext:value-type="float">
            <text:p>4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American Sable</text:p>
          </table:table-cell>
          <table:table-cell table:formula="of:=CONCATENATE(&quot;INSERT INTO DB_ESPERANCA_VIVA.RACA VALUES (&quot;;[.A479];&quot;,&quot;;[.B479];&quot;,&quot; ;&quot;'&quot;; ;[.C479]; ;&quot;'&quot;;&quot;);&quot;)" office:value-type="string" office:string-value="INSERT INTO DB_ESPERANCA_VIVA.RACA VALUES (478,3,'Coelho American Sable');" calcext:value-type="string">
            <text:p>INSERT INTO DB_ESPERANCA_VIVA.RACA VALUES (478,3,'Coelho American Sable');</text:p>
          </table:table-cell>
        </table:table-row>
        <table:table-row table:style-name="ro2">
          <table:table-cell office:value-type="float" office:value="479" calcext:value-type="float">
            <text:p>4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e Brun</text:p>
          </table:table-cell>
          <table:table-cell table:formula="of:=CONCATENATE(&quot;INSERT INTO DB_ESPERANCA_VIVA.RACA VALUES (&quot;;[.A480];&quot;,&quot;;[.B480];&quot;,&quot; ;&quot;'&quot;; ;[.C480]; ;&quot;'&quot;;&quot;);&quot;)" office:value-type="string" office:string-value="INSERT INTO DB_ESPERANCA_VIVA.RACA VALUES (479,3,'Argente Brun');" calcext:value-type="string">
            <text:p>INSERT INTO DB_ESPERANCA_VIVA.RACA VALUES (479,3,'Argente Brun');</text:p>
          </table:table-cell>
        </table:table-row>
        <table:table-row table:style-name="ro2">
          <table:table-cell office:value-type="float" office:value="480" calcext:value-type="float">
            <text:p>4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e Crème</text:p>
          </table:table-cell>
          <table:table-cell table:formula="of:=CONCATENATE(&quot;INSERT INTO DB_ESPERANCA_VIVA.RACA VALUES (&quot;;[.A481];&quot;,&quot;;[.B481];&quot;,&quot; ;&quot;'&quot;; ;[.C481]; ;&quot;'&quot;;&quot;);&quot;)" office:value-type="string" office:string-value="INSERT INTO DB_ESPERANCA_VIVA.RACA VALUES (480,3,'Argente Crème');" calcext:value-type="string">
            <text:p>INSERT INTO DB_ESPERANCA_VIVA.RACA VALUES (480,3,'Argente Crème');</text:p>
          </table:table-cell>
        </table:table-row>
        <table:table-row table:style-name="ro2">
          <table:table-cell office:value-type="float" office:value="481" calcext:value-type="float">
            <text:p>48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gente de Champagne</text:p>
          </table:table-cell>
          <table:table-cell table:formula="of:=CONCATENATE(&quot;INSERT INTO DB_ESPERANCA_VIVA.RACA VALUES (&quot;;[.A482];&quot;,&quot;;[.B482];&quot;,&quot; ;&quot;'&quot;; ;[.C482]; ;&quot;'&quot;;&quot;);&quot;)" office:value-type="string" office:string-value="INSERT INTO DB_ESPERANCA_VIVA.RACA VALUES (481,3,'Argente de Champagne');" calcext:value-type="string">
            <text:p>INSERT INTO DB_ESPERANCA_VIVA.RACA VALUES (481,3,'Argente de Champagne');</text:p>
          </table:table-cell>
        </table:table-row>
        <table:table-row table:style-name="ro2">
          <table:table-cell office:value-type="float" office:value="482" calcext:value-type="float">
            <text:p>4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bre Belga</text:p>
          </table:table-cell>
          <table:table-cell table:formula="of:=CONCATENATE(&quot;INSERT INTO DB_ESPERANCA_VIVA.RACA VALUES (&quot;;[.A483];&quot;,&quot;;[.B483];&quot;,&quot; ;&quot;'&quot;; ;[.C483]; ;&quot;'&quot;;&quot;);&quot;)" office:value-type="string" office:string-value="INSERT INTO DB_ESPERANCA_VIVA.RACA VALUES (482,3,'Lebre Belga');" calcext:value-type="string">
            <text:p>INSERT INTO DB_ESPERANCA_VIVA.RACA VALUES (482,3,'Lebre Belga');</text:p>
          </table:table-cell>
        </table:table-row>
        <table:table-row table:style-name="ro2">
          <table:table-cell office:value-type="float" office:value="483" calcext:value-type="float">
            <text:p>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everen</text:p>
          </table:table-cell>
          <table:table-cell table:formula="of:=CONCATENATE(&quot;INSERT INTO DB_ESPERANCA_VIVA.RACA VALUES (&quot;;[.A484];&quot;,&quot;;[.B484];&quot;,&quot; ;&quot;'&quot;; ;[.C484]; ;&quot;'&quot;;&quot;);&quot;)" office:value-type="string" office:string-value="INSERT INTO DB_ESPERANCA_VIVA.RACA VALUES (483,3,'Beveren');" calcext:value-type="string">
            <text:p>INSERT INTO DB_ESPERANCA_VIVA.RACA VALUES (483,3,'Beveren');</text:p>
          </table:table-cell>
        </table:table-row>
        <table:table-row table:style-name="ro2">
          <table:table-cell office:value-type="float" office:value="484" calcext:value-type="float">
            <text:p>48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nc de Hotot</text:p>
          </table:table-cell>
          <table:table-cell table:formula="of:=CONCATENATE(&quot;INSERT INTO DB_ESPERANCA_VIVA.RACA VALUES (&quot;;[.A485];&quot;,&quot;;[.B485];&quot;,&quot; ;&quot;'&quot;; ;[.C485]; ;&quot;'&quot;;&quot;);&quot;)" office:value-type="string" office:string-value="INSERT INTO DB_ESPERANCA_VIVA.RACA VALUES (484,3,'Blanc de Hotot');" calcext:value-type="string">
            <text:p>INSERT INTO DB_ESPERANCA_VIVA.RACA VALUES (484,3,'Blanc de Hotot');</text:p>
          </table:table-cell>
        </table:table-row>
        <table:table-row table:style-name="ro2">
          <table:table-cell office:value-type="float" office:value="485" calcext:value-type="float">
            <text:p>4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tannia Petite</text:p>
          </table:table-cell>
          <table:table-cell table:formula="of:=CONCATENATE(&quot;INSERT INTO DB_ESPERANCA_VIVA.RACA VALUES (&quot;;[.A486];&quot;,&quot;;[.B486];&quot;,&quot; ;&quot;'&quot;; ;[.C486]; ;&quot;'&quot;;&quot;);&quot;)" office:value-type="string" office:string-value="INSERT INTO DB_ESPERANCA_VIVA.RACA VALUES (485,3,'Britannia Petite');" calcext:value-type="string">
            <text:p>INSERT INTO DB_ESPERANCA_VIVA.RACA VALUES (485,3,'Britannia Petite');</text:p>
          </table:table-cell>
        </table:table-row>
        <table:table-row table:style-name="ro2">
          <table:table-cell office:value-type="float" office:value="486" calcext:value-type="float">
            <text:p>48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liforniano</text:p>
          </table:table-cell>
          <table:table-cell table:formula="of:=CONCATENATE(&quot;INSERT INTO DB_ESPERANCA_VIVA.RACA VALUES (&quot;;[.A487];&quot;,&quot;;[.B487];&quot;,&quot; ;&quot;'&quot;; ;[.C487]; ;&quot;'&quot;;&quot;);&quot;)" office:value-type="string" office:string-value="INSERT INTO DB_ESPERANCA_VIVA.RACA VALUES (486,3,'Californiano');" calcext:value-type="string">
            <text:p>INSERT INTO DB_ESPERANCA_VIVA.RACA VALUES (486,3,'Californiano');</text:p>
          </table:table-cell>
        </table:table-row>
        <table:table-row table:style-name="ro2">
          <table:table-cell office:value-type="float" office:value="487" calcext:value-type="float">
            <text:p>4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Gigante Marcado</text:p>
          </table:table-cell>
          <table:table-cell table:formula="of:=CONCATENATE(&quot;INSERT INTO DB_ESPERANCA_VIVA.RACA VALUES (&quot;;[.A488];&quot;,&quot;;[.B488];&quot;,&quot; ;&quot;'&quot;; ;[.C488]; ;&quot;'&quot;;&quot;);&quot;)" office:value-type="string" office:string-value="INSERT INTO DB_ESPERANCA_VIVA.RACA VALUES (487,3,'Coelho Gigante Marcado');" calcext:value-type="string">
            <text:p>INSERT INTO DB_ESPERANCA_VIVA.RACA VALUES (487,3,'Coelho Gigante Marcado');</text:p>
          </table:table-cell>
        </table:table-row>
        <table:table-row table:style-name="ro2">
          <table:table-cell office:value-type="float" office:value="488" calcext:value-type="float">
            <text:p>4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nchila (Padrão)</text:p>
          </table:table-cell>
          <table:table-cell table:formula="of:=CONCATENATE(&quot;INSERT INTO DB_ESPERANCA_VIVA.RACA VALUES (&quot;;[.A489];&quot;,&quot;;[.B489];&quot;,&quot; ;&quot;'&quot;; ;[.C489]; ;&quot;'&quot;;&quot;);&quot;)" office:value-type="string" office:string-value="INSERT INTO DB_ESPERANCA_VIVA.RACA VALUES (488,3,'Chinchila (Padrão)');" calcext:value-type="string">
            <text:p>INSERT INTO DB_ESPERANCA_VIVA.RACA VALUES (488,3,'Chinchila (Padrão)');</text:p>
          </table:table-cell>
        </table:table-row>
        <table:table-row table:style-name="ro2">
          <table:table-cell office:value-type="float" office:value="489" calcext:value-type="float">
            <text:p>48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nchila (Americano)</text:p>
          </table:table-cell>
          <table:table-cell table:formula="of:=CONCATENATE(&quot;INSERT INTO DB_ESPERANCA_VIVA.RACA VALUES (&quot;;[.A490];&quot;,&quot;;[.B490];&quot;,&quot; ;&quot;'&quot;; ;[.C490]; ;&quot;'&quot;;&quot;);&quot;)" office:value-type="string" office:string-value="INSERT INTO DB_ESPERANCA_VIVA.RACA VALUES (489,3,'Chinchila (Americano)');" calcext:value-type="string">
            <text:p>INSERT INTO DB_ESPERANCA_VIVA.RACA VALUES (489,3,'Chinchila (Americano)');</text:p>
          </table:table-cell>
        </table:table-row>
        <table:table-row table:style-name="ro2">
          <table:table-cell office:value-type="float" office:value="490" calcext:value-type="float">
            <text:p>4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inchila (Gigante)</text:p>
          </table:table-cell>
          <table:table-cell table:formula="of:=CONCATENATE(&quot;INSERT INTO DB_ESPERANCA_VIVA.RACA VALUES (&quot;;[.A491];&quot;,&quot;;[.B491];&quot;,&quot; ;&quot;'&quot;; ;[.C491]; ;&quot;'&quot;;&quot;);&quot;)" office:value-type="string" office:string-value="INSERT INTO DB_ESPERANCA_VIVA.RACA VALUES (490,3,'Chinchila (Gigante)');" calcext:value-type="string">
            <text:p>INSERT INTO DB_ESPERANCA_VIVA.RACA VALUES (490,3,'Chinchila (Gigante)');</text:p>
          </table:table-cell>
        </table:table-row>
        <table:table-row table:style-name="ro2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nela</text:p>
          </table:table-cell>
          <table:table-cell table:formula="of:=CONCATENATE(&quot;INSERT INTO DB_ESPERANCA_VIVA.RACA VALUES (&quot;;[.A492];&quot;,&quot;;[.B492];&quot;,&quot; ;&quot;'&quot;; ;[.C492]; ;&quot;'&quot;;&quot;);&quot;)" office:value-type="string" office:string-value="INSERT INTO DB_ESPERANCA_VIVA.RACA VALUES (491,3,'Canela');" calcext:value-type="string">
            <text:p>INSERT INTO DB_ESPERANCA_VIVA.RACA VALUES (491,3,'Canela');</text:p>
          </table:table-cell>
        </table:table-row>
        <table:table-row table:style-name="ro2">
          <table:table-cell office:value-type="float" office:value="492" calcext:value-type="float">
            <text:p>4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tot Anão</text:p>
          </table:table-cell>
          <table:table-cell table:formula="of:=CONCATENATE(&quot;INSERT INTO DB_ESPERANCA_VIVA.RACA VALUES (&quot;;[.A493];&quot;,&quot;;[.B493];&quot;,&quot; ;&quot;'&quot;; ;[.C493]; ;&quot;'&quot;;&quot;);&quot;)" office:value-type="string" office:string-value="INSERT INTO DB_ESPERANCA_VIVA.RACA VALUES (492,3,'Hotot Anão');" calcext:value-type="string">
            <text:p>INSERT INTO DB_ESPERANCA_VIVA.RACA VALUES (492,3,'Hotot Anão');</text:p>
          </table:table-cell>
        </table:table-row>
        <table:table-row table:style-name="ro2">
          <table:table-cell office:value-type="float" office:value="493" calcext:value-type="float">
            <text:p>4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op Anão (Mini Lop nos EUA)</text:p>
          </table:table-cell>
          <table:table-cell table:formula="of:=CONCATENATE(&quot;INSERT INTO DB_ESPERANCA_VIVA.RACA VALUES (&quot;;[.A494];&quot;,&quot;;[.B494];&quot;,&quot; ;&quot;'&quot;; ;[.C494]; ;&quot;'&quot;;&quot;);&quot;)" office:value-type="string" office:string-value="INSERT INTO DB_ESPERANCA_VIVA.RACA VALUES (493,3,'Lop Anão (Mini Lop nos EUA)');" calcext:value-type="string">
            <text:p>INSERT INTO DB_ESPERANCA_VIVA.RACA VALUES (493,3,'Lop Anão (Mini Lop nos EUA)');</text:p>
          </table:table-cell>
        </table:table-row>
        <table:table-row table:style-name="ro2">
          <table:table-cell office:value-type="float" office:value="494" calcext:value-type="float">
            <text:p>4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orá Inglês</text:p>
          </table:table-cell>
          <table:table-cell table:formula="of:=CONCATENATE(&quot;INSERT INTO DB_ESPERANCA_VIVA.RACA VALUES (&quot;;[.A495];&quot;,&quot;;[.B495];&quot;,&quot; ;&quot;'&quot;; ;[.C495]; ;&quot;'&quot;;&quot;);&quot;)" office:value-type="string" office:string-value="INSERT INTO DB_ESPERANCA_VIVA.RACA VALUES (494,3,'Angorá Inglês');" calcext:value-type="string">
            <text:p>INSERT INTO DB_ESPERANCA_VIVA.RACA VALUES (494,3,'Angorá Inglês');</text:p>
          </table:table-cell>
        </table:table-row>
        <table:table-row table:style-name="ro2">
          <table:table-cell office:value-type="float" office:value="495" calcext:value-type="float">
            <text:p>4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Inglês Marcado</text:p>
          </table:table-cell>
          <table:table-cell table:formula="of:=CONCATENATE(&quot;INSERT INTO DB_ESPERANCA_VIVA.RACA VALUES (&quot;;[.A496];&quot;,&quot;;[.B496];&quot;,&quot; ;&quot;'&quot;; ;[.C496]; ;&quot;'&quot;;&quot;);&quot;)" office:value-type="string" office:string-value="INSERT INTO DB_ESPERANCA_VIVA.RACA VALUES (495,3,'Coelho Inglês Marcado');" calcext:value-type="string">
            <text:p>INSERT INTO DB_ESPERANCA_VIVA.RACA VALUES (495,3,'Coelho Inglês Marcado');</text:p>
          </table:table-cell>
        </table:table-row>
        <table:table-row table:style-name="ro2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Florida White</text:p>
          </table:table-cell>
          <table:table-cell table:formula="of:=CONCATENATE(&quot;INSERT INTO DB_ESPERANCA_VIVA.RACA VALUES (&quot;;[.A497];&quot;,&quot;;[.B497];&quot;,&quot; ;&quot;'&quot;; ;[.C497]; ;&quot;'&quot;;&quot;);&quot;)" office:value-type="string" office:string-value="INSERT INTO DB_ESPERANCA_VIVA.RACA VALUES (496,3,'Coelho Florida White');" calcext:value-type="string">
            <text:p>INSERT INTO DB_ESPERANCA_VIVA.RACA VALUES (496,3,'Coelho Florida White');</text:p>
          </table:table-cell>
        </table:table-row>
        <table:table-row table:style-name="ro2">
          <table:table-cell office:value-type="float" office:value="497" calcext:value-type="float">
            <text:p>4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orá Francês</text:p>
          </table:table-cell>
          <table:table-cell table:formula="of:=CONCATENATE(&quot;INSERT INTO DB_ESPERANCA_VIVA.RACA VALUES (&quot;;[.A498];&quot;,&quot;;[.B498];&quot;,&quot; ;&quot;'&quot;; ;[.C498]; ;&quot;'&quot;;&quot;);&quot;)" office:value-type="string" office:string-value="INSERT INTO DB_ESPERANCA_VIVA.RACA VALUES (497,3,'Angorá Francês');" calcext:value-type="string">
            <text:p>INSERT INTO DB_ESPERANCA_VIVA.RACA VALUES (497,3,'Angorá Francês');</text:p>
          </table:table-cell>
        </table:table-row>
        <table:table-row table:style-name="ro2">
          <table:table-cell office:value-type="float" office:value="498" calcext:value-type="float">
            <text:p>49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orá Gigante</text:p>
          </table:table-cell>
          <table:table-cell table:formula="of:=CONCATENATE(&quot;INSERT INTO DB_ESPERANCA_VIVA.RACA VALUES (&quot;;[.A499];&quot;,&quot;;[.B499];&quot;,&quot; ;&quot;'&quot;; ;[.C499]; ;&quot;'&quot;;&quot;);&quot;)" office:value-type="string" office:string-value="INSERT INTO DB_ESPERANCA_VIVA.RACA VALUES (498,3,'Angorá Gigante');" calcext:value-type="string">
            <text:p>INSERT INTO DB_ESPERANCA_VIVA.RACA VALUES (498,3,'Angorá Gigante');</text:p>
          </table:table-cell>
        </table:table-row>
        <table:table-row table:style-name="ro2">
          <table:table-cell office:value-type="float" office:value="499" calcext:value-type="float">
            <text:p>49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igante Papillon</text:p>
          </table:table-cell>
          <table:table-cell table:formula="of:=CONCATENATE(&quot;INSERT INTO DB_ESPERANCA_VIVA.RACA VALUES (&quot;;[.A500];&quot;,&quot;;[.B500];&quot;,&quot; ;&quot;'&quot;; ;[.C500]; ;&quot;'&quot;;&quot;);&quot;)" office:value-type="string" office:string-value="INSERT INTO DB_ESPERANCA_VIVA.RACA VALUES (499,3,'Gigante Papillon');" calcext:value-type="string">
            <text:p>INSERT INTO DB_ESPERANCA_VIVA.RACA VALUES (499,3,'Gigante Papillon');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lequim</text:p>
          </table:table-cell>
          <table:table-cell table:formula="of:=CONCATENATE(&quot;INSERT INTO DB_ESPERANCA_VIVA.RACA VALUES (&quot;;[.A501];&quot;,&quot;;[.B501];&quot;,&quot; ;&quot;'&quot;; ;[.C501]; ;&quot;'&quot;;&quot;);&quot;)" office:value-type="string" office:string-value="INSERT INTO DB_ESPERANCA_VIVA.RACA VALUES (500,3,'Arlequim');" calcext:value-type="string">
            <text:p>INSERT INTO DB_ESPERANCA_VIVA.RACA VALUES (500,3,'Arlequim');</text:p>
          </table:table-cell>
        </table:table-row>
        <table:table-row table:style-name="ro2">
          <table:table-cell office:value-type="float" office:value="501" calcext:value-type="float">
            <text:p>5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vana</text:p>
          </table:table-cell>
          <table:table-cell table:formula="of:=CONCATENATE(&quot;INSERT INTO DB_ESPERANCA_VIVA.RACA VALUES (&quot;;[.A502];&quot;,&quot;;[.B502];&quot;,&quot; ;&quot;'&quot;; ;[.C502]; ;&quot;'&quot;;&quot;);&quot;)" office:value-type="string" office:string-value="INSERT INTO DB_ESPERANCA_VIVA.RACA VALUES (501,3,'Havana');" calcext:value-type="string">
            <text:p>INSERT INTO DB_ESPERANCA_VIVA.RACA VALUES (501,3,'Havana');</text:p>
          </table:table-cell>
        </table:table-row>
        <table:table-row table:style-name="ro2">
          <table:table-cell office:value-type="float" office:value="502" calcext:value-type="float">
            <text:p>5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malaio</text:p>
          </table:table-cell>
          <table:table-cell table:formula="of:=CONCATENATE(&quot;INSERT INTO DB_ESPERANCA_VIVA.RACA VALUES (&quot;;[.A503];&quot;,&quot;;[.B503];&quot;,&quot; ;&quot;'&quot;; ;[.C503]; ;&quot;'&quot;;&quot;);&quot;)" office:value-type="string" office:string-value="INSERT INTO DB_ESPERANCA_VIVA.RACA VALUES (502,3,'Himalaio');" calcext:value-type="string">
            <text:p>INSERT INTO DB_ESPERANCA_VIVA.RACA VALUES (502,3,'Himalaio');</text:p>
          </table:table-cell>
        </table:table-row>
        <table:table-row table:style-name="ro2">
          <table:table-cell office:value-type="float" office:value="503" calcext:value-type="float">
            <text:p>5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sey Wooly</text:p>
          </table:table-cell>
          <table:table-cell table:formula="of:=CONCATENATE(&quot;INSERT INTO DB_ESPERANCA_VIVA.RACA VALUES (&quot;;[.A504];&quot;,&quot;;[.B504];&quot;,&quot; ;&quot;'&quot;; ;[.C504]; ;&quot;'&quot;;&quot;);&quot;)" office:value-type="string" office:string-value="INSERT INTO DB_ESPERANCA_VIVA.RACA VALUES (503,3,'Jersey Wooly');" calcext:value-type="string">
            <text:p>INSERT INTO DB_ESPERANCA_VIVA.RACA VALUES (503,3,'Jersey Wooly');</text:p>
          </table:table-cell>
        </table:table-row>
        <table:table-row table:style-name="ro2">
          <table:table-cell office:value-type="float" office:value="504" calcext:value-type="float">
            <text:p>5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ilás</text:p>
          </table:table-cell>
          <table:table-cell table:formula="of:=CONCATENATE(&quot;INSERT INTO DB_ESPERANCA_VIVA.RACA VALUES (&quot;;[.A505];&quot;,&quot;;[.B505];&quot;,&quot; ;&quot;'&quot;; ;[.C505]; ;&quot;'&quot;;&quot;);&quot;)" office:value-type="string" office:string-value="INSERT INTO DB_ESPERANCA_VIVA.RACA VALUES (504,3,'Lilás');" calcext:value-type="string">
            <text:p>INSERT INTO DB_ESPERANCA_VIVA.RACA VALUES (504,3,'Lilás');</text:p>
          </table:table-cell>
        </table:table-row>
        <table:table-row table:style-name="ro2">
          <table:table-cell office:value-type="float" office:value="505" calcext:value-type="float">
            <text:p>5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elho Nova Zelândia</text:p>
          </table:table-cell>
          <table:table-cell table:formula="of:=CONCATENATE(&quot;INSERT INTO DB_ESPERANCA_VIVA.RACA VALUES (&quot;;[.A506];&quot;,&quot;;[.B506];&quot;,&quot; ;&quot;'&quot;; ;[.C506]; ;&quot;'&quot;;&quot;);&quot;)" office:value-type="string" office:string-value="INSERT INTO DB_ESPERANCA_VIVA.RACA VALUES (505,3,'Coelho Nova Zelândia');" calcext:value-type="string">
            <text:p>INSERT INTO DB_ESPERANCA_VIVA.RACA VALUES (505,3,'Coelho Nova Zelândia');</text:p>
          </table:table-cell>
        </table:table-row>
        <table:table-row table:style-name="ro2">
          <table:table-cell office:value-type="float" office:value="506" calcext:value-type="float">
            <text:p>5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lomino</text:p>
          </table:table-cell>
          <table:table-cell table:formula="of:=CONCATENATE(&quot;INSERT INTO DB_ESPERANCA_VIVA.RACA VALUES (&quot;;[.A507];&quot;,&quot;;[.B507];&quot;,&quot; ;&quot;'&quot;; ;[.C507]; ;&quot;'&quot;;&quot;);&quot;)" office:value-type="string" office:string-value="INSERT INTO DB_ESPERANCA_VIVA.RACA VALUES (506,3,'Palomino');" calcext:value-type="string">
            <text:p>INSERT INTO DB_ESPERANCA_VIVA.RACA VALUES (506,3,'Palomino');</text:p>
          </table:table-cell>
        </table:table-row>
        <table:table-row table:style-name="ro2">
          <table:table-cell office:value-type="float" office:value="507" calcext:value-type="float">
            <text:p>5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x (Padrão)</text:p>
          </table:table-cell>
          <table:table-cell table:formula="of:=CONCATENATE(&quot;INSERT INTO DB_ESPERANCA_VIVA.RACA VALUES (&quot;;[.A508];&quot;,&quot;;[.B508];&quot;,&quot; ;&quot;'&quot;; ;[.C508]; ;&quot;'&quot;;&quot;);&quot;)" office:value-type="string" office:string-value="INSERT INTO DB_ESPERANCA_VIVA.RACA VALUES (507,3,'Rex (Padrão)');" calcext:value-type="string">
            <text:p>INSERT INTO DB_ESPERANCA_VIVA.RACA VALUES (507,3,'Rex (Padrão)');</text:p>
          </table:table-cell>
        </table:table-row>
        <table:table-row table:style-name="ro2">
          <table:table-cell office:value-type="float" office:value="508" calcext:value-type="float">
            <text:p>5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hinelander</text:p>
          </table:table-cell>
          <table:table-cell table:formula="of:=CONCATENATE(&quot;INSERT INTO DB_ESPERANCA_VIVA.RACA VALUES (&quot;;[.A509];&quot;,&quot;;[.B509];&quot;,&quot; ;&quot;'&quot;; ;[.C509]; ;&quot;'&quot;;&quot;);&quot;)" office:value-type="string" office:string-value="INSERT INTO DB_ESPERANCA_VIVA.RACA VALUES (508,3,'Rhinelander');" calcext:value-type="string">
            <text:p>INSERT INTO DB_ESPERANCA_VIVA.RACA VALUES (508,3,'Rhinelander');</text:p>
          </table:table-cell>
        </table:table-row>
        <table:table-row table:style-name="ro2">
          <table:table-cell office:value-type="float" office:value="509" calcext:value-type="float">
            <text:p>5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etim</text:p>
          </table:table-cell>
          <table:table-cell table:formula="of:=CONCATENATE(&quot;INSERT INTO DB_ESPERANCA_VIVA.RACA VALUES (&quot;;[.A510];&quot;,&quot;;[.B510];&quot;,&quot; ;&quot;'&quot;; ;[.C510]; ;&quot;'&quot;;&quot;);&quot;)" office:value-type="string" office:string-value="INSERT INTO DB_ESPERANCA_VIVA.RACA VALUES (509,3,'Cetim');" calcext:value-type="string">
            <text:p>INSERT INTO DB_ESPERANCA_VIVA.RACA VALUES (509,3,'Cetim');</text:p>
          </table:table-cell>
        </table:table-row>
        <table:table-row table:style-name="ro2">
          <table:table-cell office:value-type="float" office:value="510" calcext:value-type="float">
            <text:p>5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ngorá Cetim</text:p>
          </table:table-cell>
          <table:table-cell table:formula="of:=CONCATENATE(&quot;INSERT INTO DB_ESPERANCA_VIVA.RACA VALUES (&quot;;[.A511];&quot;,&quot;;[.B511];&quot;,&quot; ;&quot;'&quot;; ;[.C511]; ;&quot;'&quot;;&quot;);&quot;)" office:value-type="string" office:string-value="INSERT INTO DB_ESPERANCA_VIVA.RACA VALUES (510,3,'Angorá Cetim');" calcext:value-type="string">
            <text:p>INSERT INTO DB_ESPERANCA_VIVA.RACA VALUES (510,3,'Angorá Cetim');</text:p>
          </table:table-cell>
        </table:table-row>
        <table:table-row table:style-name="ro2">
          <table:table-cell office:value-type="float" office:value="511" calcext:value-type="float">
            <text:p>5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ata</text:p>
          </table:table-cell>
          <table:table-cell table:formula="of:=CONCATENATE(&quot;INSERT INTO DB_ESPERANCA_VIVA.RACA VALUES (&quot;;[.A512];&quot;,&quot;;[.B512];&quot;,&quot; ;&quot;'&quot;; ;[.C512]; ;&quot;'&quot;;&quot;);&quot;)" office:value-type="string" office:string-value="INSERT INTO DB_ESPERANCA_VIVA.RACA VALUES (511,3,'Prata');" calcext:value-type="string">
            <text:p>INSERT INTO DB_ESPERANCA_VIVA.RACA VALUES (511,3,'Prata');</text:p>
          </table:table-cell>
        </table:table-row>
        <table:table-row table:style-name="ro2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posa Prateada</text:p>
          </table:table-cell>
          <table:table-cell table:formula="of:=CONCATENATE(&quot;INSERT INTO DB_ESPERANCA_VIVA.RACA VALUES (&quot;;[.A513];&quot;,&quot;;[.B513];&quot;,&quot; ;&quot;'&quot;; ;[.C513]; ;&quot;'&quot;;&quot;);&quot;)" office:value-type="string" office:string-value="INSERT INTO DB_ESPERANCA_VIVA.RACA VALUES (512,3,'Raposa Prateada');" calcext:value-type="string">
            <text:p>INSERT INTO DB_ESPERANCA_VIVA.RACA VALUES (512,3,'Raposa Prateada');</text:p>
          </table:table-cell>
        </table:table-row>
        <table:table-row table:style-name="ro2">
          <table:table-cell office:value-type="float" office:value="513" calcext:value-type="float">
            <text:p>5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rten Prateado</text:p>
          </table:table-cell>
          <table:table-cell table:formula="of:=CONCATENATE(&quot;INSERT INTO DB_ESPERANCA_VIVA.RACA VALUES (&quot;;[.A514];&quot;,&quot;;[.B514];&quot;,&quot; ;&quot;'&quot;; ;[.C514]; ;&quot;'&quot;;&quot;);&quot;)" office:value-type="string" office:string-value="INSERT INTO DB_ESPERANCA_VIVA.RACA VALUES (513,3,'Marten Prateado');" calcext:value-type="string">
            <text:p>INSERT INTO DB_ESPERANCA_VIVA.RACA VALUES (513,3,'Marten Prateado');</text:p>
          </table:table-cell>
        </table:table-row>
        <table:table-row table:style-name="ro2">
          <table:table-cell office:value-type="float" office:value="514" calcext:value-type="float">
            <text:p>5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n</text:p>
          </table:table-cell>
          <table:table-cell table:formula="of:=CONCATENATE(&quot;INSERT INTO DB_ESPERANCA_VIVA.RACA VALUES (&quot;;[.A515];&quot;,&quot;;[.B515];&quot;,&quot; ;&quot;'&quot;; ;[.C515]; ;&quot;'&quot;;&quot;);&quot;)" office:value-type="string" office:string-value="INSERT INTO DB_ESPERANCA_VIVA.RACA VALUES (514,3,'Tan');" calcext:value-type="string">
            <text:p>INSERT INTO DB_ESPERANCA_VIVA.RACA VALUES (514,3,'Tan');</text:p>
          </table:table-cell>
        </table:table-row>
        <table:table-row table:style-name="ro2">
          <table:table-cell office:value-type="float" office:value="515" calcext:value-type="float">
            <text:p>5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rianta</text:p>
          </table:table-cell>
          <table:table-cell table:formula="of:=CONCATENATE(&quot;INSERT INTO DB_ESPERANCA_VIVA.RACA VALUES (&quot;;[.A516];&quot;,&quot;;[.B516];&quot;,&quot; ;&quot;'&quot;; ;[.C516]; ;&quot;'&quot;;&quot;);&quot;)" office:value-type="string" office:string-value="INSERT INTO DB_ESPERANCA_VIVA.RACA VALUES (515,3,'Thrianta');" calcext:value-type="string">
            <text:p>INSERT INTO DB_ESPERANCA_VIVA.RACA VALUES (515,3,'Thrianta');</text:p>
          </table:table-cell>
        </table:table-row>
        <table:table-row table:style-name="ro2">
          <table:table-cell office:value-type="float" office:value="516" calcext:value-type="float">
            <text:p>5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elveteen Lop</text:p>
          </table:table-cell>
          <table:table-cell table:formula="of:=CONCATENATE(&quot;INSERT INTO DB_ESPERANCA_VIVA.RACA VALUES (&quot;;[.A517];&quot;,&quot;;[.B517];&quot;,&quot; ;&quot;'&quot;; ;[.C517]; ;&quot;'&quot;;&quot;);&quot;)" office:value-type="string" office:string-value="INSERT INTO DB_ESPERANCA_VIVA.RACA VALUES (516,3,'Velveteen Lop');" calcext:value-type="string">
            <text:p>INSERT INTO DB_ESPERANCA_VIVA.RACA VALUES (516,3,'Velveteen Lop');</text:p>
          </table:table-cell>
        </table:table-row>
      </table:table>
      <table:named-expressions/>
      <table:database-ranges>
        <table:database-range table:name="__Anonymous_Sheet_DB__0" table:target-range-address="Sheet1.A1:Sheet1.C5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/>
    </number:time-style>
    <number:number-style style:name="N12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R$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number number:decimal-places="2" number:min-decimal-places="2" number:min-integer-digits="1" number:grouping="true"/>
      <number:text> </number:text>
    </number:number-style>
    <number:number-style style:name="N136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9P0"/>
    </number:number-style>
    <number:date-style style:name="N140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4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2">
      <number:hours/>
      <number:text>:</number:text>
      <number:minutes number:style="long"/>
      <number:text> </number:text>
      <number:am-pm/>
    </number:time-style>
    <number:date-style style:name="N143">
      <number:month number:textual="true"/>
      <number:text>/</number:text>
      <number:year/>
    </number:date-style>
    <number:date-style style:name="N144">
      <number:day/>
      <number:text>/</number:text>
      <number:month number:textual="true"/>
    </number:date-style>
    <number:date-style style:name="N145">
      <number:day/>
      <number:text>/</number:text>
      <number:month number:textual="true"/>
      <number:text>/</number:text>
      <number:year/>
    </number:date-style>
    <number:date-style style:name="N146">
      <number:day/>
      <number:text>/</number:text>
      <number:month/>
      <number:text>/</number:text>
      <number:year number:style="long"/>
    </number:date-style>
    <number:number-style style:name="N14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8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4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1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5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5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03T14:25:22.951335377</meta:creation-date>
    <dc:date>2024-10-04T23:44:57.064000000</dc:date>
    <meta:editing-duration>PT15M42S</meta:editing-duration>
    <meta:editing-cycles>3</meta:editing-cycles>
    <meta:generator>LibreOffice/24.8.1.2$Windows_X86_64 LibreOffice_project/87fa9aec1a63e70835390b81c40bb8993f1d4ff6</meta:generator>
    <meta:document-statistic meta:table-count="1" meta:cell-count="2067" meta:object-count="0"/>
  </office:meta>
</office:document-meta>
</file>